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NimbusRomNo9L-Regu" svg:font-family="NimbusRomNo9L-Regu"/>
    <style:font-face style:name="StarSymbol" svg:font-family="StarSymbol"/>
    <style:font-face style:name="Tahoma1" svg:font-family="Tahoma"/>
    <style:font-face style:name="Times" svg:font-family="Times"/>
    <style:font-face style:name="Verdana"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font-name="Verdana" fo:font-size="10pt" fo:language="en" fo:country="US"/>
    </style:style>
    <style:style style:name="P9" style:family="paragraph" style:parent-style-name="Standard">
      <style:paragraph-properties fo:text-align="start" style:justify-single-word="false" style:text-autospace="none"/>
      <style:text-properties style:font-name="NimbusRomNo9L-Regu" fo:font-size="12pt" style:font-name-asian="NimbusRomNo9L-Regu" style:font-size-asian="12pt" style:font-name-complex="NimbusRomNo9L-Regu" style:font-size-complex="12pt"/>
    </style:style>
    <style:style style:name="P10" style:family="paragraph" style:parent-style-name="Standard">
      <style:text-properties fo:color="#888888"/>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start" style:justify-single-word="false"/>
      <style:text-properties fo:font-weight="bold" style:font-weight-asian="bold" style:font-weight-complex="bold"/>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Standard">
      <style:paragraph-properties fo:break-before="page"/>
    </style:style>
    <style:style style:name="P16" style:family="paragraph" style:parent-style-name="Quotations">
      <style:paragraph-properties fo:margin-left="0cm" fo:margin-right="1cm" fo:text-indent="0cm" style:auto-text-indent="false"/>
    </style:style>
    <style:style style:name="P17" style:family="paragraph" style:parent-style-name="Quotations">
      <style:paragraph-properties fo:margin-left="0cm" fo:margin-right="1cm" fo:text-indent="0cm" style:auto-text-indent="false"/>
      <style:text-properties fo:font-weight="bold" style:font-weight-asian="bold" style:font-weight-complex="bold"/>
    </style:style>
    <style:style style:name="P18" style:family="paragraph" style:parent-style-name="Preformatted_20_Text">
      <style:paragraph-properties fo:text-align="start" style:justify-single-word="false"/>
      <style:text-properties fo:font-weight="normal" style:font-weight-asian="normal" style:font-weight-complex="normal"/>
    </style:style>
    <style:style style:name="P19" style:family="paragraph" style:parent-style-name="Preformatted_20_Text">
      <style:paragraph-properties fo:text-align="start" style:justify-single-word="false"/>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paragraph-properties fo:margin-top="0cm" fo:margin-bottom="0.499cm" loext:contextual-spacing="false"/>
      <style:text-properties fo:font-weight="bold" style:font-weight-asian="bold" style:font-weight-complex="bold"/>
    </style:style>
    <style:style style:name="P22" style:family="paragraph" style:parent-style-name="List_20_Heading">
      <style:paragraph-properties fo:margin-top="0cm" fo:margin-bottom="0.499cm" loext:contextual-spacing="false"/>
    </style:style>
    <style:style style:name="P23" style:family="paragraph" style:parent-style-name="List_20_Contents">
      <style:paragraph-properties fo:margin-top="0cm" fo:margin-bottom="0.499cm" loext:contextual-spacing="false"/>
    </style:style>
    <style:style style:name="P24" style:family="paragraph" style:parent-style-name="Preformatted_20_Text">
      <style:paragraph-properties fo:margin-left="1cm" fo:margin-right="0cm" fo:text-indent="0cm" style:auto-text-indent="false"/>
    </style:style>
    <style:style style:name="P25" style:family="paragraph" style:parent-style-name="Preformatted_20_Text">
      <style:paragraph-properties fo:margin-left="1cm" fo:margin-right="0cm" fo:margin-top="0cm" fo:margin-bottom="0.499cm" loext:contextual-spacing="false" fo:text-indent="0cm" style:auto-text-indent="false"/>
    </style:style>
    <style:style style:name="P26" style:family="paragraph" style:parent-style-name="Text_20_body">
      <style:paragraph-properties fo:margin-left="0cm" fo:margin-right="0cm" fo:margin-top="0cm" fo:margin-bottom="0cm" loext:contextual-spacing="false" fo:text-indent="0cm" style:auto-text-indent="false"/>
    </style:style>
    <style:style style:name="P27" style:family="paragraph" style:parent-style-name="Text_20_body">
      <style:paragraph-properties fo:margin-left="0cm" fo:margin-right="0cm" fo:margin-top="0cm" fo:margin-bottom="0cm" loext:contextual-spacing="false" fo:text-indent="0cm" style:auto-text-indent="false"/>
      <style:text-properties style:font-name="Verdana" fo:font-size="10pt"/>
    </style:style>
    <style:style style:name="P28" style:family="paragraph" style:parent-style-name="Text_20_body">
      <style:paragraph-properties fo:margin-left="0cm" fo:margin-right="0cm" fo:margin-top="0cm" fo:margin-bottom="0cm" loext:contextual-spacing="false" fo:text-indent="0cm" style:auto-text-indent="false"/>
      <style:text-properties style:font-name="Verdana" fo:font-size="10pt" fo:font-weight="bold"/>
    </style:style>
    <style:style style:name="P29" style:family="paragraph" style:parent-style-name="Text_20_body">
      <style:paragraph-properties fo:margin-left="0cm" fo:margin-right="0cm" fo:margin-top="0cm" fo:margin-bottom="0cm" loext:contextual-spacing="false" fo:text-indent="0cm" style:auto-text-indent="false"/>
      <style:text-properties style:font-name="Verdana" fo:font-size="10pt" fo:language="en" fo:country="US"/>
    </style:style>
    <style:style style:name="P3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weight="normal" style:font-weight-asian="normal" style:font-weight-complex="normal"/>
    </style:style>
    <style:style style:name="P31" style:family="paragraph" style:parent-style-name="Text_20_body">
      <style:paragraph-properties fo:margin-left="1.249cm" fo:margin-right="0cm" fo:margin-top="0cm" fo:margin-bottom="0cm" loext:contextual-spacing="false" fo:text-indent="0cm" style:auto-text-indent="false"/>
    </style:style>
    <style:style style:name="P32" style:family="paragraph" style:parent-style-name="Text_20_body">
      <style:paragraph-properties fo:margin-top="0cm" fo:margin-bottom="0cm" loext:contextual-spacing="false"/>
    </style:style>
    <style:style style:name="P33" style:family="paragraph" style:parent-style-name="Standard" style:list-style-name="L1">
      <style:paragraph-properties fo:text-align="start" style:justify-single-word="false"/>
      <style:text-properties fo:font-weight="normal" style:font-weight-asian="normal" style:font-weight-complex="normal"/>
    </style:style>
    <style:style style:name="P34" style:family="paragraph" style:parent-style-name="Standard" style:list-style-name="L2"/>
    <style:style style:name="P35" style:family="paragraph" style:parent-style-name="Heading_20_2">
      <style:paragraph-properties fo:break-before="page"/>
    </style:style>
    <style:style style:name="P36" style:family="paragraph" style:parent-style-name="Text_20_body" style:list-style-name="L3"/>
    <style:style style:name="P37" style:family="paragraph" style:parent-style-name="Text_20_body" style:list-style-name="L2">
      <style:paragraph-properties fo:margin-left="-1.251cm" fo:margin-right="0cm" fo:text-indent="0cm" style:auto-text-indent="false"/>
      <style:text-properties fo:font-weight="bold" style:font-weight-asian="bold" style:font-weight-complex="bold"/>
    </style:style>
    <style:style style:name="P38" style:family="paragraph" style:parent-style-name="Heading_20_3">
      <style:text-properties fo:font-weight="bold" style:font-weight-asian="bold" style:font-weight-complex="bold"/>
    </style:style>
    <style:style style:name="P39" style:family="paragraph" style:parent-style-name="Heading_20_3">
      <style:text-properties fo:font-style="italic"/>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fo:font-style="italic"/>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name="Verdana" fo:font-size="10pt"/>
    </style:style>
    <style:style style:name="T7" style:family="text">
      <style:text-properties style:font-name="Verdana" fo:font-size="10pt" fo:language="en" fo:country="US"/>
    </style:style>
    <style:style style:name="T8" style:family="text">
      <style:text-properties fo:color="#000080" style:font-name="Times New Roman" style:text-underline-style="solid" style:text-underline-width="auto" style:text-underline-color="font-color" fo:font-weight="normal" style:font-weight-asian="normal" style:font-weight-complex="normal"/>
    </style:style>
    <style:style style:name="T9" style:family="text">
      <style:text-properties style:font-name="Times New Roman"/>
    </style:style>
    <style:style style:name="T10" style:family="text">
      <style:text-properties fo:color="#008000"/>
    </style:style>
    <style:style style:name="T11" style:family="text">
      <style:text-properties fo:color="#008000" fo:font-style="italic"/>
    </style:style>
    <style:style style:name="T12" style:family="text">
      <style:text-properties fo:color="#008000" fo:font-style="italic" fo:font-weight="bold"/>
    </style:style>
    <style:style style:name="T13" style:family="text">
      <style:text-properties fo:color="#0000ff"/>
    </style:style>
    <style:style style:name="T14" style:family="text">
      <style:text-properties fo:color="#ff0000" fo:font-style="italic"/>
    </style:style>
    <style:style style:name="T15" style:family="text">
      <style:text-properties fo:language="pt" fo:country="BR"/>
    </style:style>
    <style:style style:name="T16" style:family="text">
      <style:text-properties fo:color="#888888"/>
    </style:style>
    <style:style style:name="T17" style:family="text">
      <style:text-properties fo:color="#888888" fo:font-weight="bold"/>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utorial sobre Stored Procedures no PostgreSQL</text:p>
      <text:p text:style-name="P3">(Usando funções em Pl/PgSQL)</text:p>
      <text:p text:style-name="P3"/>
      <text:p text:style-name="P6"/>
      <text:p text:style-name="P6">No PostgreSQL todos os procedimentos armazenados (stored procedures) são funções, apenas elas usam linguagens de programação procedurais como PL/pgSQL, java, php, ruby, tcl, phyton, perl, etc.</text:p>
      <text:p text:style-name="P6"/>
      <text:p text:style-name="P11">A linguagem <text:span text:style-name="ACRONYM">SQL</text:span> é a que o PostgreSQL (e a maioria dos SGBDs relacionais) utiliza como linguagem de comandos. É portável e fácil de ser aprendida. Entretanto, todas as declarações <text:span text:style-name="ACRONYM">SQL</text:span> devem ser executadas individualmente pelo servidor de banco de dados.</text:p>
      <text:p text:style-name="P11">Isto significa que o aplicativo cliente deve enviar o comando para o servidor de banco de dados, aguardar que seja processado, receber os resultados, realizar algum processamento, e enviar o próximo comando para o servidor. Tudo isto envolve comunicação entre processos e pode, também, envolver tráfego na rede se o cliente não estiver na mesma máquina onde se encontra o servidor de banco de dados.</text:p>
      <text:p text:style-name="P13">Executar vários comandos de uma vez:</text:p>
      <text:p text:style-name="Text_20_body">Usando a linguagem PL/pgSQL pode ser agrupado um bloco de processamento e uma série de comandos <text:span text:style-name="T1">dentro</text:span> do servidor de banco de dados, juntando o poder da linguagem procedural com a facilidade de uso da linguagem SQL, e economizando muito tempo, porque não há necessidade da sobrecarga de comunicação entre o cliente e o servidor. Isto pode aumentar o desempenho consideravelmente.</text:p>
      <text:p text:style-name="P4">Vantagens no uso da linguagem procedural PL/pgSQL:</text:p>
      <text:list xml:id="list3305239982891344863" text:style-name="L1">
        <text:list-item>
          <text:p text:style-name="P33">Com ela podemos criar funções e triggers procedurais;</text:p>
        </text:list-item>
        <text:list-item>
          <text:p text:style-name="P33">Adicionar estruturas de controle para a linguagem SQL;</text:p>
        </text:list-item>
        <text:list-item>
          <text:p text:style-name="P33">Executar cálculos complexos;</text:p>
        </text:list-item>
        <text:list-item>
          <text:p text:style-name="P33">Herdar todos os tipos definidos pelo usuário, funções e operadores</text:p>
        </text:list-item>
        <text:list-item>
          <text:p text:style-name="P33">Pode ser definida para ser confiável para o servidor</text:p>
        </text:list-item>
        <text:list-item>
          <text:p text:style-name="P33">É fácil de usar</text:p>
        </text:list-item>
      </text:list>
      <text:p text:style-name="P6"/>
      <text:p text:style-name="P6">Nas funções em PL/pgSQL também podemos usar todos os tipos de dados, funções e operadores do SQL.</text:p>
      <text:p text:style-name="P6"/>
      <text:p text:style-name="P4">Argumentos Suportados e Tipos de Dados de Retorno</text:p>
      <text:p text:style-name="P6"/>
      <text:p text:style-name="P6">Funções escritas em PL/pgSQL podem aceitar como argumento qualquer tipo de dados escalar ou array suportado pelo servidor e podem retornar como resultado qualquer desses tipos.</text:p>
      <text:p text:style-name="P6"/>
      <text:p text:style-name="P6">Também podem aceitar ou retornar qualquer tipo composto (tipo row) especificado pelo nome.</text:p>
      <text:p text:style-name="P6"/>
      <text:p text:style-name="P6">Também podemos declarar uma função em PL/pgSQL retornando record, que permite que o resultado seja um registro cujos campos sejam determinados especificando-se na consulta.</text:p>
      <text:p text:style-name="P6"/>
      <text:p text:style-name="P6">Funções em PL/pgSQL também podem ser <text:s/>declaradas para aceitar e retornar os tipos polimórficos</text:p>
      <text:p text:style-name="P6"><text:span text:style-name="Teletype">anyelement</text:span>, <text:span text:style-name="Teletype">anyarray</text:span>, <text:span text:style-name="Teletype">anynonarray</text:span> e <text:span text:style-name="Teletype">anyenum</text:span>.</text:p>
      <text:p text:style-name="P6"/>
      <text:p text:style-name="P6"><text:soft-page-break/>Também podem retornar um conjunto (uma tabela) de qualquer tipo de dados que pode retornar como uma instância simples. A função gera sua saída executando RETURN NEXT para cada elemento desejado do conjunto resultante ou usando RETURN QUERY para a saída resultante da avaliação da consulta.</text:p>
      <text:p text:style-name="P6"/>
      <text:p text:style-name="P6">Uma função em PL/pgSQL também, finalmente, pode pode ser declarada para retornar void, caso o retorno não tenha valor útil.</text:p>
      <text:p text:style-name="P6"/>
      <text:p text:style-name="P6">As funções em PL/pgSQL também podem ser declaradas com parâmetros de saída no lugar de uma especificação explícita do tipo de retorno. Isso não adiciona nenhuma capacidade fundamental para a linguagem, mas isso é conveniente, especialmente para retornar múltiplos valores.</text:p>
      <text:p text:style-name="P6"/>
      <text:p text:style-name="P6"/>
      <text:p text:style-name="P4">A PL/pgSQL é uma linguagem estruturada em blocos.</text:p>
      <text:p text:style-name="P6">O texto completo da definição de uma função precisa ser um bloco. Um bloco é definido como:</text:p>
      <text:p text:style-name="P6"/>
      <text:p text:style-name="P18">[ &lt;&lt;<text:span text:style-name="Teletype"><text:span text:style-name="T1">rótulo</text:span></text:span>&gt;&gt; ]</text:p>
      <text:p text:style-name="Preformatted_20_Text">[ DECLARE</text:p>
      <text:p text:style-name="Preformatted_20_Text"><text:s text:c="4"/><text:span text:style-name="Teletype"><text:span text:style-name="T1">declaração de variáveis</text:span></text:span> ];</text:p>
      <text:p text:style-name="Preformatted_20_Text">BEGIN</text:p>
      <text:p text:style-name="Preformatted_20_Text"><text:s text:c="4"/>Instruções<text:span text:style-name="Teletype"><text:span text:style-name="T1">;</text:span></text:span></text:p>
      <text:p text:style-name="P20">END [ <text:span text:style-name="Teletype"><text:span text:style-name="T1">rótulo</text:span></text:span> ];</text:p>
      <text:p text:style-name="P21">Delimitador de blocos</text:p>
      <text:p text:style-name="P6">Cada DECLARE e cada BEGIN precisam terminar com ponto e vírgula.</text:p>
      <text:p text:style-name="P6">O rótulo só é necessário se pretendemos usá-lo em um comando EXIT ou para qualificar os nomes das variáveis declaradas.</text:p>
      <text:p text:style-name="P6"/>
      <text:p text:style-name="P6">Todas as palavras-chaves são case-insensitivas.</text:p>
      <text:p text:style-name="P6"/>
      <text:p text:style-name="P6">A função <text:span text:style-name="T5">sempre</text:span> tem que retornar um valor.</text:p>
      <text:p text:style-name="P6">Podemos retornar qualquer tipo de dados normal como boolean, text, varchar, integer, double, date, time, void, etc. </text:p>
      <text:p text:style-name="P6"/>
      <text:p text:style-name="P4">Comentários:</text:p>
      <text:p text:style-name="P6"/>
      <text:p text:style-name="P6">-- Comentário para uma linha</text:p>
      <text:p text:style-name="P6">/* Comentário para</text:p>
      <text:p text:style-name="P6">múltiplas</text:p>
      <text:p text:style-name="P6">linhas</text:p>
      <text:p text:style-name="P6">*/</text:p>
      <text:p text:style-name="P6"/>
      <text:p text:style-name="P4">Exemplo Simples:</text:p>
      <text:p text:style-name="P7">CREATE or replace FUNCTION f_ola_mundo() RETURNS varchar AS $$</text:p>
      <text:p text:style-name="P7">DECLARE</text:p>
      <text:p text:style-name="P7"><text:s text:c="4"/>ola varchar := 'Olá';</text:p>
      <text:p text:style-name="P7">BEGIN</text:p>
      <text:p text:style-name="P7"><text:s text:c="4"/>PERFORM ola;</text:p>
      <text:p text:style-name="P7"><text:soft-page-break/><text:s text:c="4"/>RETURN ola;</text:p>
      <text:p text:style-name="P7">END;</text:p>
      <text:p text:style-name="P7">$$ LANGUAGE PLpgSQL;</text:p>
      <text:p text:style-name="P7"/>
      <text:p text:style-name="P4"/>
      <text:p text:style-name="P4">Executando:</text:p>
      <text:p text:style-name="P7">select f_ola_mundo()</text:p>
      <text:p text:style-name="P6"/>
      <text:p text:style-name="P6"/>
      <text:p text:style-name="P6"><text:span text:style-name="T5">Obs</text:span>.: Uma única função pode ter até 16 parametros.</text:p>
      <text:p text:style-name="P6"/>
      <text:p text:style-name="P8">Create function numero(num1 text) returns integer as</text:p>
      <text:p text:style-name="P27">$$</text:p>
      <text:p text:style-name="P27">Declare</text:p>
      <text:p text:style-name="P26">         <text:span text:style-name="T6">resultado integer;</text:span></text:p>
      <text:p text:style-name="P27">Begin</text:p>
      <text:p text:style-name="P26">         <text:span text:style-name="T6">resultado := num1;</text:span></text:p>
      <text:p text:style-name="P26">         <text:span text:style-name="T7">return resultado;</text:span></text:p>
      <text:p text:style-name="P29">End;</text:p>
      <text:p text:style-name="P29">$$ language 'plpgsql';</text:p>
      <text:p text:style-name="P30"/>
      <text:p text:style-name="P29">Create function texto(texto1 text, texto2 text) returns char as</text:p>
      <text:p text:style-name="P27">$$</text:p>
      <text:p text:style-name="P27">Declare</text:p>
      <text:p text:style-name="P26">         <text:span text:style-name="T6">resultado text;</text:span></text:p>
      <text:p text:style-name="P27">Begin</text:p>
      <text:p text:style-name="P26">         <text:span text:style-name="T6">resultado := texto1 || texto2; --- || é o caracter para concatenação.</text:span></text:p>
      <text:p text:style-name="P26">         <text:span text:style-name="T7">return resultado;</text:span></text:p>
      <text:p text:style-name="P29">End;</text:p>
      <text:p text:style-name="P29">$$ language 'plpgsql';</text:p>
      <text:p text:style-name="P30"/>
      <text:p text:style-name="Standard">Função que recebe uma string e retorna seu comprimento:</text:p>
      <text:p text:style-name="Standard"/>
      <text:p text:style-name="Standard">create function calc_comprim(text) returns int4 as</text:p>
      <text:p text:style-name="Standard">'</text:p>
      <text:p text:style-name="Standard"><text:tab/>declare </text:p>
      <text:p text:style-name="Standard"><text:tab/><text:tab/><text:tab/>textoentrada alias for $1;</text:p>
      <text:p text:style-name="Standard"><text:tab/><text:tab/><text:tab/>resultado int4;</text:p>
      <text:p text:style-name="Standard"><text:tab/>begin</text:p>
      <text:p text:style-name="Standard"><text:tab/><text:tab/><text:tab/>resultado := (select length(textoentrada));</text:p>
      <text:p text:style-name="Standard"><text:tab/><text:tab/><text:tab/>return resultado;</text:p>
      <text:p text:style-name="Standard"><text:tab/>end;</text:p>
      <text:p text:style-name="Standard">'</text:p>
      <text:p text:style-name="Standard">language 'plpgsql';</text:p>
      <text:p text:style-name="Standard"/>
      <text:p text:style-name="Standard">Chamando a função:</text:p>
      <text:p text:style-name="Standard">select calc_comprim('Ribamar');</text:p>
      <text:p text:style-name="Standard"/>
      <text:p text:style-name="Standard">Excluir função:</text:p>
      <text:p text:style-name="Standard">drop calc_comprim(text);</text:p>
      <text:p text:style-name="P4"><text:soft-page-break/>Exemplo mais elaborado</text:p>
      <text:p text:style-name="P18">CREATE FUNCTION f_escopo() RETURNS integer AS $$</text:p>
      <text:p text:style-name="Preformatted_20_Text">DECLARE</text:p>
      <text:p text:style-name="Preformatted_20_Text"><text:s text:c="4"/>quantidade integer := 30;</text:p>
      <text:p text:style-name="Preformatted_20_Text">BEGIN</text:p>
      <text:p text:style-name="Preformatted_20_Text"><text:s text:c="4"/>RAISE NOTICE 'Quantidade aqui vale %', quantidade; <text:s/>-- Imprime 30</text:p>
      <text:p text:style-name="Preformatted_20_Text"><text:s text:c="4"/>quantidade := 50;</text:p>
      <text:p text:style-name="Preformatted_20_Text"><text:s text:c="4"/>--</text:p>
      <text:p text:style-name="Preformatted_20_Text"><text:s text:c="4"/>-- Criar um sub-bloco</text:p>
      <text:p text:style-name="Preformatted_20_Text"><text:s text:c="4"/>--</text:p>
      <text:p text:style-name="Preformatted_20_Text"><text:s text:c="4"/>DECLARE</text:p>
      <text:p text:style-name="Preformatted_20_Text"><text:s text:c="8"/>quantidade integer := 80;</text:p>
      <text:p text:style-name="Preformatted_20_Text"><text:s text:c="4"/>BEGIN</text:p>
      <text:p text:style-name="Preformatted_20_Text"><text:s text:c="8"/>RAISE NOTICE 'Quantidade aqui vale %', quantidade; <text:s/>-- Imprime 80</text:p>
      <text:p text:style-name="Preformatted_20_Text"><text:s text:c="8"/>RAISE NOTICE 'Quantidade aqui vale %', tabelaext.quantidade; <text:s/>-- Imprime 50</text:p>
      <text:p text:style-name="Preformatted_20_Text"><text:s text:c="4"/>END;</text:p>
      <text:p text:style-name="Preformatted_20_Text"><text:s text:c="4"/>RAISE NOTICE 'Quantidade aqui vale %', quantidade; <text:s/>-- Imprime 50</text:p>
      <text:p text:style-name="Preformatted_20_Text"><text:s text:c="4"/>RETURN quantidade;</text:p>
      <text:p text:style-name="Preformatted_20_Text">END;</text:p>
      <text:p text:style-name="P20">$$ LANGUAGE PLpgSQL;</text:p>
      <text:p text:style-name="P6"/>
      <text:p text:style-name="P4">Declaração de Variáveis</text:p>
      <text:p text:style-name="P6"/>
      <text:p text:style-name="P6">Todas as variáveis usadas em um bloco precisam ser declaras na seção DECLARE do bloco. A única exceção é para variáveis de iteração do loop for.</text:p>
      <text:p text:style-name="P6"/>
      <text:p text:style-name="P6">Variáveis em PL/pgSQL podem ter qualquer tipo de dados do SQL, como integer, varchar, char, etc.</text:p>
      <text:p text:style-name="P4"/>
      <text:p text:style-name="P4">Alguns exemplos de declaração de variáveis:</text:p>
      <text:p text:style-name="P18">user_id integer;</text:p>
      <text:p text:style-name="Preformatted_20_Text">quantity numeric(5);</text:p>
      <text:p text:style-name="Preformatted_20_Text">url varchar;</text:p>
      <text:p text:style-name="Preformatted_20_Text">myrow tablename%ROWTYPE;</text:p>
      <text:p text:style-name="Preformatted_20_Text">myfield tablename.columnname%TYPE;</text:p>
      <text:p text:style-name="P20">arow RECORD;</text:p>
      <text:p text:style-name="P4">Sintaxe geral de declaração de variável:</text:p>
      <text:p text:style-name="P18"><text:span text:style-name="Teletype"><text:span text:style-name="T1">nome</text:span></text:span> [ CONSTANT ] <text:span text:style-name="Teletype"><text:span text:style-name="T1">tipo</text:span></text:span> [ NOT NULL ] [ { DEFAULT | := } <text:span text:style-name="Teletype"><text:span text:style-name="T1">expresão</text:span></text:span> ];</text:p>
      <text:p text:style-name="P6"/>
      <text:p text:style-name="P4">Atribuição de Variáveis (com :=):</text:p>
      <text:p text:style-name="P18">quantity integer DEFAULT 32;</text:p>
      <text:p text:style-name="Preformatted_20_Text">url varchar := 'http://mysite.com';</text:p>
      <text:p text:style-name="P20">user_id CONSTANT integer := 10;</text:p>
      <text:p text:style-name="P6"><text:bookmark text:name="intelliTxt"/>create function sec_func(int4,int4,int8,text,varchar) returns int4 as'<text:line-break/>declare</text:p>
      <text:p text:style-name="P6">myint constant integer := 5;<text:line-break/>mystring char default ''T'';<text:line-break/>firstint alias for $1;<text:line-break/>secondint alias for $2;<text:line-break/>third alias for $3;<text:line-break/><text:soft-page-break/>fourth alias for $4;<text:line-break/>fifth alias for $5;<text:line-break/>ret_val int4;<text:line-break/></text:p>
      <text:p text:style-name="P6">begin<text:line-break/><text:line-break/>select into ret_val employee_id from masters where code_id = firstint and dept_id = secondint;<text:line-break/>return ret_value;<text:line-break/>end;<text:line-break/>'language 'plpgsql'; </text:p>
      <text:p text:style-name="P4"/>
      <text:p text:style-name="P6">A função acima precisa ser chamada assim:</text:p>
      <text:p text:style-name="P6"><text:bookmark text:name="intelliTxt1"/>select sec_func(3,4,cast(5 as int8),cast('trial text' as text),'some text'); </text:p>
      <text:p text:style-name="P6"/>
      <text:p text:style-name="P6">Números passados como parâmetros tem valor default int4. Então precisamos fazer um cast para int8 ou bigint.</text:p>
      <text:p text:style-name="P4"/>
      <text:p text:style-name="P4">Alias para Parâmetros de Funções</text:p>
      <text:p text:style-name="P6">Os parâmetros passados para as funções são nomeados como $1, $2, ... Para facilitar a leitura podemos criar alias para os parâmetros. Recomenda-se criar junto ao parâmetro na criação da função.</text:p>
      <text:p text:style-name="P6"/>
      <text:p text:style-name="P4">Na criação da função:</text:p>
      <text:p text:style-name="P18">CREATE FUNCTION sales_tax(subtotal real) RETURNS real AS $$</text:p>
      <text:p text:style-name="Preformatted_20_Text">BEGIN</text:p>
      <text:p text:style-name="Preformatted_20_Text"><text:s text:c="4"/>RETURN subtotal * 0.06;</text:p>
      <text:p text:style-name="Preformatted_20_Text">END;</text:p>
      <text:p text:style-name="P20">$$ LANGUAGE PLpgSQL;</text:p>
      <text:p text:style-name="P4">Na seção Declare:</text:p>
      <text:p text:style-name="P18">CREATE FUNCTION sales_tax(real) RETURNS real AS $$</text:p>
      <text:p text:style-name="Preformatted_20_Text">DECLARE</text:p>
      <text:p text:style-name="Preformatted_20_Text"><text:s text:c="4"/>subtotal ALIAS FOR $1;</text:p>
      <text:p text:style-name="Preformatted_20_Text">BEGIN</text:p>
      <text:p text:style-name="Preformatted_20_Text"><text:s text:c="4"/>RETURN subtotal * 0.06;</text:p>
      <text:p text:style-name="Preformatted_20_Text">END;</text:p>
      <text:p text:style-name="P20">$$ LANGUAGE PLpgSQL;</text:p>
      <text:p text:style-name="P7"><text:span text:style-name="T3">No primeiro caso </text:span><text:span text:style-name="Teletype">subtotal</text:span> pode ser referenciada como <text:span text:style-name="Teletype">sales_tax.subtotal mas no segundo caso não pode.</text:span></text:p>
      <text:p text:style-name="P6"/>
      <text:p text:style-name="P18">CREATE FUNCTION instr(varchar, integer) RETURNS integer AS $$</text:p>
      <text:p text:style-name="Preformatted_20_Text">DECLARE</text:p>
      <text:p text:style-name="Preformatted_20_Text"><text:s text:c="4"/>v_string ALIAS FOR $1;</text:p>
      <text:p text:style-name="Preformatted_20_Text"><text:s text:c="4"/>index ALIAS FOR $2;</text:p>
      <text:p text:style-name="Preformatted_20_Text">BEGIN</text:p>
      <text:p text:style-name="Preformatted_20_Text"><text:s text:c="4"/>-- some computations using v_string and index here</text:p>
      <text:p text:style-name="Preformatted_20_Text">END;</text:p>
      <text:p text:style-name="Preformatted_20_Text">$$ LANGUAGE plpgsql;</text:p>
      <text:p text:style-name="Preformatted_20_Text"/>
      <text:p text:style-name="Preformatted_20_Text"/>
      <text:p text:style-name="Preformatted_20_Text">CREATE FUNCTION concat_selected_fields(in_t sometablename) RETURNS text AS $$</text:p>
      <text:p text:style-name="Preformatted_20_Text">BEGIN</text:p>
      <text:p text:style-name="Preformatted_20_Text"><text:soft-page-break/><text:s text:c="4"/>RETURN in_t.f1 || in_t.f3 || in_t.f5 || in_t.f7;</text:p>
      <text:p text:style-name="Preformatted_20_Text">END;</text:p>
      <text:p text:style-name="P20">$$ LANGUAGE plpgsql;</text:p>
      <text:p text:style-name="P18">CREATE FUNCTION sales_tax(subtotal real, OUT tax real) AS $$</text:p>
      <text:p text:style-name="Preformatted_20_Text">BEGIN</text:p>
      <text:p text:style-name="Preformatted_20_Text"><text:s text:c="4"/>tax := subtotal * 0.06;</text:p>
      <text:p text:style-name="Preformatted_20_Text">END;</text:p>
      <text:p text:style-name="P20">$$ LANGUAGE plpgsql;</text:p>
      <text:p text:style-name="P6"/>
      <text:p text:style-name="P18">CREATE FUNCTION sum_n_product(x int, y int, OUT sum int, OUT prod int) AS $$</text:p>
      <text:p text:style-name="Preformatted_20_Text">BEGIN</text:p>
      <text:p text:style-name="Preformatted_20_Text"><text:s text:c="4"/>sum := x + y;</text:p>
      <text:p text:style-name="Preformatted_20_Text"><text:s text:c="4"/>prod := x * y;</text:p>
      <text:p text:style-name="Preformatted_20_Text">END;</text:p>
      <text:p text:style-name="P20">$$ LANGUAGE plpgsql;</text:p>
      <text:p text:style-name="P6"><text:span text:style-name="T5">Quando um tipo de retorno de uma função é declarado como tipo polimórfico, um parâmetro especial $0 é criado. </text:span>Este é o tipo de dados de retorno da função.</text:p>
      <text:p text:style-name="P6"/>
      <text:p text:style-name="P18">CREATE FUNCTION add_three_values(v1 anyelement, v2 anyelement, v3 anyelement)</text:p>
      <text:p text:style-name="Preformatted_20_Text">RETURNS anyelement AS $$</text:p>
      <text:p text:style-name="Preformatted_20_Text">DECLARE</text:p>
      <text:p text:style-name="Preformatted_20_Text"><text:s text:c="4"/>result ALIAS FOR $0;</text:p>
      <text:p text:style-name="Preformatted_20_Text">BEGIN</text:p>
      <text:p text:style-name="Preformatted_20_Text"><text:s text:c="4"/>result := v1 + v2 + v3;</text:p>
      <text:p text:style-name="Preformatted_20_Text"><text:s text:c="4"/>RETURN result;</text:p>
      <text:p text:style-name="Preformatted_20_Text">END;</text:p>
      <text:p text:style-name="P20">$$ LANGUAGE plpgsql;</text:p>
      <text:p text:style-name="Preformatted_20_Text"><text:span text:style-name="T3">CREATE FUNCTION add_three_values(v1 anyelement, v2 anyelement, v3 anyelement,</text:span> OUT sum anyelement)</text:p>
      <text:p text:style-name="Preformatted_20_Text">AS $$</text:p>
      <text:p text:style-name="Preformatted_20_Text">BEGIN</text:p>
      <text:p text:style-name="Preformatted_20_Text"><text:s text:c="4"/>sum := v1 + v2 + v3;</text:p>
      <text:p text:style-name="Preformatted_20_Text">END;</text:p>
      <text:p text:style-name="P20">$$ LANGUAGE plpgsql;</text:p>
      <text:p text:style-name="P4"/>
      <text:p text:style-name="P4">Copiando Tipos</text:p>
      <text:p text:style-name="P6">variavel%TYPE</text:p>
      <text:p text:style-name="P6">%TYPE contém o tipo de dados de uma variável ou campo de tabela.</text:p>
      <text:p text:style-name="P6"/>
      <text:p text:style-name="P7"><text:span text:style-name="T3">Para declarar uma variável chamada user_id com o mesmo tipo de dados de </text:span><text:span text:style-name="Teletype">users.user_id</text:span><text:span text:style-name="Teletype"><text:span text:style-name="T3">:</text:span></text:span></text:p>
      <text:p text:style-name="P19"><text:span text:style-name="Teletype"><text:span text:style-name="T3">user_id users.user_id%TYPE;</text:span></text:span></text:p>
      <text:p text:style-name="P7"><text:span text:style-name="Teletype"><text:span text:style-name="T3"/></text:span></text:p>
      <text:p text:style-name="P7"><text:span text:style-name="Teletype"><text:span text:style-name="T3">Usando %TYPE não precisamos conhecer o tipo de dados.</text:span></text:span></text:p>
      <text:p text:style-name="P7"><text:span text:style-name="Teletype"><text:span text:style-name="T3"/></text:span></text:p>
      <text:p text:style-name="P2">Tipos de Registros</text:p>
      <text:p text:style-name="Standard">nome nome_da_tabela%ROWTYPE;</text:p>
      <text:p text:style-name="P20">nome nome_do_tipo_composto;</text:p>
      <text:p text:style-name="Standard">Uma variável do tipo composto é chamada de variável row (linha). Este tipo de variável pode armazenar toda uma linha de resultado de um comando SELECT ou FOR, desde que o conjunto de <text:soft-page-break/>colunas do comando corresponda ao tipo declarado para a variável. Os campos individuais do valor linha são acessados utilizando a notação usual de ponto como, por exemplo, variável_linha.campo.</text:p>
      <text:p text:style-name="Text_20_body">Uma variável-linha pode ser declarada como tendo o mesmo tipo de dado das linhas de uma tabela ou de uma visão existente, utilizando a notação nome_da_tabela%ROWTYPE; ou pode ser declarada especificando o nome de um tipo composto (Uma vez que todas as tabelas possuem um tipo composto associado, que possui o mesmo nome da tabela, na verdade não faz diferença para o PostgreSQL se %ROWTYPE é escrito ou não, mas a forma contendo %ROWTYPE é mais portável).</text:p>
      <text:p text:style-name="Text_20_body">Os parâmetros das funções podem ser de tipo composto (linhas completas da tabela). Neste caso, o identificador correspondente $n será uma variável linha, e os campos poderão ser selecionados a partir deste identificador como, por exemplo, $1.id_usuario.</text:p>
      <text:p text:style-name="Text_20_body">Somente podem ser acessadas na variável tipo-linha as colunas definidas pelo usuário presentes na linha da tabela, a coluna OID e as outras colunas do sistema não podem ser acessadas por esta variável (porque a linha pode ser de uma visão). Os campos do tipo-linha herdam o tamanho do campo da tabela, ou a precisão no caso de tipos de dado como char(n).</text:p>
      <text:p text:style-name="Text_20_body"/>
      <text:p text:style-name="Standard"><text:bookmark text:name="intelliTxt2"/>create function third_func(text) returns varchar as'<text:line-break/>declare<text:line-break/>fir_text alias for $1;<text:line-break/>sec_text mytable.last_name%type;<text:line-break/>--here in the line above will assign the variable sec_text the datatype of <text:line-break/>--of table mytable and column last_name.<text:line-break/>begin<text:line-break/><text:line-break/>--some code here </text:p>
      <text:p text:style-name="Standard"><text:bookmark text:name="intelliTxt3"/>end;<text:line-break/>'language 'plpgsql'; </text:p>
      <text:p text:style-name="Text_20_body"/>
      <text:p text:style-name="Preformatted_20_Text">%ROWTYPE representa a estrutura de uma tabela.</text:p>
      <text:p text:style-name="Preformatted_20_Text"/>
      <text:p text:style-name="P12">Abaixo está mostrado um exemplo de utilização de tipo composto:</text:p>
      <text:p text:style-name="Preformatted_20_Text">CREATE FUNCTION mesclar_campos(t_linha nome_da_tabela) RETURNS text AS $$</text:p>
      <text:p text:style-name="Preformatted_20_Text">DECLARE</text:p>
      <text:p text:style-name="Preformatted_20_Text"><text:s text:c="4"/>t2_linha nome_tabela2%ROWTYPE;</text:p>
      <text:p text:style-name="Preformatted_20_Text">BEGIN</text:p>
      <text:p text:style-name="Preformatted_20_Text"><text:s text:c="4"/>SELECT * INTO t2_linha FROM nome_tabela2 WHERE ... ;</text:p>
      <text:p text:style-name="Preformatted_20_Text"><text:s text:c="4"/>RETURN t_linha.f1 || t2_linha.f3 || t_linha.f5 || t2_linha.f7;</text:p>
      <text:p text:style-name="Preformatted_20_Text">END;</text:p>
      <text:p text:style-name="Preformatted_20_Text">$$ LANGUAGE plpgsql;</text:p>
      <text:p text:style-name="Preformatted_20_Text"/>
      <text:p text:style-name="P20">SELECT mesclar_campos(t.*) FROM nome_da_tabela t WHERE ... ;</text:p>
      <text:p text:style-name="Standard"/>
      <text:p text:style-name="Preformatted_20_Text">CREATE FUNCTION populate() RETURNS integer AS $$</text:p>
      <text:p text:style-name="Preformatted_20_Text">DECLARE</text:p>
      <text:p text:style-name="Preformatted_20_Text"><text:s text:c="4"/>-- declarações</text:p>
      <text:p text:style-name="Preformatted_20_Text">BEGIN</text:p>
      <text:p text:style-name="Preformatted_20_Text"><text:s text:c="4"/>PERFORM minha_funcao();</text:p>
      <text:p text:style-name="Preformatted_20_Text">END;</text:p>
      <text:p text:style-name="P20"><text:soft-page-break/>$$ LANGUAGE plpgsql;</text:p>
      <text:p text:style-name="Standard"><text:bookmark text:name="intelliTxt4"/>create function third(int4) returns varchar as'<text:line-break/><text:line-break/>declare <text:line-break/><text:line-break/>myvar alias for $1;<text:line-break/>mysecvar mytable%rowtype;<text:line-break/>mythirdvar varchar;<text:line-break/><text:line-break/>begin<text:line-break/><text:line-break/>select into mysecvar * from mytable where code_id = myvar;<text:line-break/>--now mysecvar is a recordset<text:line-break/>mythirdvar := mysecvar.first_name|| ' '|| mysecvar.last_name;<text:line-break/>--|| is the concatenation symbol<text:line-break/>--first_name and last_name are columns in the table mytable<text:line-break/>return mythirdvar; <text:line-break/>end;<text:line-break/>'language 'plpgsql'; </text:p>
      <text:p text:style-name="Text_20_body"/>
      <text:p text:style-name="Standard"><text:bookmark text:name="intelliTxt5"/>create function mess() returns varchar as'<text:line-break/>declare<text:line-break/>myret :=''done'';<text:line-break/>begin<text:line-break/>raise notice ''hello there'';<text:line-break/>raise debug ''this is the debug message'';<text:line-break/>raise exception ''this is the exception message'';<text:line-break/><text:line-break/>return myret;<text:line-break/>end;<text:line-break/>'language 'plpgsql';<text:line-break/><text:line-break/>Chamar com: <text:line-break/>select mess(); </text:p>
      <text:p text:style-name="Text_20_body"/>
      <text:p text:style-name="P12">Função dentro de Função</text:p>
      <text:p text:style-name="Text_20_body">Podemos chamar uma função de dentro de outro sem retornar um valor.</text:p>
      <text:p text:style-name="Standard"><text:bookmark text:name="intelliTxt6"/>create function test(int4,int4,int4) returns int4 as'<text:line-break/>declare<text:line-break/>first alias for $1;<text:line-break/>sec alias for $2;<text:line-break/>third alias for $3;<text:line-break/><text:line-break/>perform another_funct(first,sec);<text:line-break/>return (first + sec);<text:line-break/><text:soft-page-break/><text:line-break/>end;<text:line-break/>'language 'plpgsq'; </text:p>
      <text:p text:style-name="Text_20_body"/>
      <text:p text:style-name="Text_20_body">Se a função acima for executada fará referência ao OID da minha_funcao() no plano de execução gerado para a instrução PERFORM. Mais tarde, se a função minha_funcao() for removida e recriada, então populate() não vai mais conseguir encontrar minha_funcao(). Por isso é necessário recriar populate(), ou pelo menos começar uma nova sessão de banco de dados para que a função seja compilada novamente. Outra forma de evitar este problema é utilizar CREATE OR REPLACE FUNCTION ao atualizar a definição de minha_funcao (quando a função é "substituída" o OID não muda).</text:p>
      <text:p text:style-name="Standard"/>
      <text:p text:style-name="P2"><text:bookmark text:name="PLPGSQL-DECLARATION-RECORDS"/>Tipos registro</text:p>
      <text:p text:style-name="P20">nome RECORD;</text:p>
      <text:p text:style-name="Text_20_body">As variáveis registro são semelhantes às variáveis tipo-linha, mas não possuem uma estrutura pré-definida. Assumem a estrutura da linha para a qual são atribuídas pelo comando SELECT ou FOR. A subestrutura da variável registro pode mudar toda vez que é usada em uma atribuição. Como conseqüência, antes de ser utilizada em uma atribuição a variável registro não possui subestrutura, e qualquer tentativa de acessar um de seus campos produz um erro em tempo de execução.</text:p>
      <text:p text:style-name="Text_20_body">Deve ser observado que RECORD não é um tipo de dado real, mas somente um guardador de lugar. Deve-se ter em mente, também, que declarar uma função do PL/pgSQL como retornando o tipo record não é exatamente o mesmo conceito de variável registro, embora a função possa utilizar uma variável registro para armazenar seu resultado. Nos dois casos a verdadeira estrutura da linha é desconhecida quando a função é escrita, mas na função que retorna o tipo record a estrutura verdadeira é determinada quando o comando que faz a chamada é analisado, enquanto uma variável registro pode mudar a sua estrutura de linha em tempo de execução.</text:p>
      <text:p text:style-name="Standard"/>
      <text:p text:style-name="P2"><text:bookmark text:name="PLPGSQL-DECLARATION-RENAMING-VARS"/>RENAME</text:p>
      <text:p text:style-name="P20">RENAME nome_antigo TO novo_nome;</text:p>
      <text:p text:style-name="Text_20_body">O nome de uma variável, registro ou linha pode ser mudado através da instrução RENAME. A utilidade principal é quando NEW ou OLD devem ser referenciados por outro nome dentro da função de gatilho. Consulte também ALIAS.</text:p>
      <text:p text:style-name="P12">Exemplos:</text:p>
      <text:p text:style-name="Preformatted_20_Text">RENAME id TO id_usuario;</text:p>
      <text:p text:style-name="P20">RENAME esta_variável TO aquela_variável;</text:p>
      <text:p text:style-name="Quotations"><text:span text:style-name="T4">Nota:</text:span> RENAME parece estar com problemas desde o PostgreSQL 7.3. A correção possui baixa prioridade, porque o ALIAS cobre a maior parte dos usos práticos do RENAME.</text:p>
      <text:p text:style-name="P2">Expressões</text:p>
      <text:p text:style-name="Standard">As duas funções abaixo são diferentes:</text:p>
      <text:p text:style-name="Preformatted_20_Text">CREATE FUNCTION logfunc1(logtxt text) RETURNS timestamp AS $$</text:p>
      <text:p text:style-name="Preformatted_20_Text"><text:s text:c="4"/>BEGIN</text:p>
      <text:p text:style-name="Preformatted_20_Text"><text:s text:c="8"/>INSERT INTO logtable VALUES (logtxt, 'now');</text:p>
      <text:p text:style-name="Preformatted_20_Text"><text:soft-page-break/><text:s text:c="8"/>RETURN 'now';</text:p>
      <text:p text:style-name="Preformatted_20_Text"><text:s text:c="4"/>END;</text:p>
      <text:p text:style-name="P20">$$ LANGUAGE plpgsql;</text:p>
      <text:p text:style-name="Preformatted_20_Text">CREATE FUNCTION logfunc2(logtxt text) RETURNS timestamp AS $$</text:p>
      <text:p text:style-name="Preformatted_20_Text"><text:s text:c="4"/>DECLARE</text:p>
      <text:p text:style-name="Preformatted_20_Text"><text:s text:c="8"/>curtime timestamp;</text:p>
      <text:p text:style-name="Preformatted_20_Text"><text:s text:c="4"/>BEGIN</text:p>
      <text:p text:style-name="Preformatted_20_Text"><text:s text:c="8"/>curtime := 'now';</text:p>
      <text:p text:style-name="Preformatted_20_Text"><text:s text:c="8"/>INSERT INTO logtable VALUES (logtxt, curtime);</text:p>
      <text:p text:style-name="Preformatted_20_Text"><text:s text:c="8"/>RETURN curtime;</text:p>
      <text:p text:style-name="Preformatted_20_Text"><text:s text:c="4"/>END;</text:p>
      <text:p text:style-name="P20">$$ LANGUAGE plpgsql;</text:p>
      <text:p text:style-name="Standard"/>
      <text:p text:style-name="P12"><text:bookmark text:name="PLPGSQL-STATEMENTS"/>Instruções básicas</text:p>
      <text:p text:style-name="Text_20_body">Esta seção e as seguintes descrevem todos os tipos de instruções compreendidas explicitamente pela PL/pgSQL. Tudo que não é reconhecido como um destes tipos de instrução é assumido como sendo um comando SQL, e enviado para ser executado pela máquina de banco de dados principal (após a substituição das variáveis do PL/pgSQL na instrução). Desta maneira, por exemplo, os comandos SQL INSERT, UPDATE e DELETE podem ser considerados como sendo instruções da linguagem PL/pgSQL, mas não são listados aqui.</text:p>
      <text:p text:style-name="P12"/>
      <text:p text:style-name="P12">Atribuições</text:p>
      <text:p text:style-name="Text_20_body">A atribuição de um valor a uma variável, ou a um campo de linha ou de registro, é escrita da seguinte maneira:</text:p>
      <text:p text:style-name="P20">identificador := expressão;</text:p>
      <text:p text:style-name="Text_20_body">Conforme explicado anteriormente, a expressão nesta instrução é avaliada através de um comando SELECT do <text:span text:style-name="ACRONYM">SQL</text:span> enviado para a máquina de banco de dados principal. A expressão deve produzir um único valor.</text:p>
      <text:p text:style-name="Text_20_body">Se o tipo de dado do resultado da expressão não corresponder ao tipo de dado da variável, ou se a variável possuir um tipo/precisão específico (como char(20)), o valor do resultado será convertido implicitamente pelo interpretador do PL/pgSQL, utilizando a função de saída do tipo do resultado e a função de entrada do tipo da variável. Deve ser observado que este procedimento pode ocasionar erros em tempo de execução gerados pela função de entrada, se a forma cadeia de caracteres do valor do resultado não puder ser aceita pela função de entrada.</text:p>
      <text:p text:style-name="Text_20_body">Exemplos:</text:p>
      <text:p text:style-name="Preformatted_20_Text">id_usuario := 20;</text:p>
      <text:p text:style-name="P20">taxa := subtotal * 0.06;</text:p>
      <text:p text:style-name="P12">SELECT INTO</text:p>
      <text:p text:style-name="Text_20_body"><text:bookmark text:name="AEN39389"/><text:span text:style-name="T5">O resultado de um comando SELECT que retorna várias colunas (mas apenas uma linha) pode ser atribuído a uma variável registro</text:span>, <text:span text:style-name="T5">a uma variável tipo-linha, ou a uma lista de variáveis escalares</text:span>. É feito através de</text:p>
      <text:p text:style-name="P20">SELECT INTO destino expressões_de_seleção FROM ...;</text:p>
      <text:p text:style-name="P20"><text:soft-page-break/>Exemplo:</text:p>
      <text:p text:style-name="P20">SELECT INTO x SUM(quantidade) AS total FROM produtos;</text:p>
      <text:p text:style-name="P20">Observe que a variável x retornará o valor da consulta SQL.</text:p>
      <text:p text:style-name="Text_20_body">onde <text:span text:style-name="T5">destino</text:span> pode ser uma variável registro, uma variável linha, ou uma lista separada por vírgulas de variáveis simples e campos de registro/linha. A expressões_de_seleção e o restante do comando são os mesmos que no SQL comum.</text:p>
      <text:p text:style-name="Text_20_body">Deve ser observado que é bem diferente da interpretação normal de SELECT INTO feita pelo PostgreSQL, onde o destino de INTO é uma nova tabela criada. Se for desejado criar uma tabela dentro de uma função PL/pgSQL a partir do resultado do SELECT, deve ser utilizada a sintaxe CREATE TABLE ... AS SELECT.</text:p>
      <text:p text:style-name="Text_20_body">Se for utilizado como destino uma linha ou uma lista de variáveis, os valores selecionados devem corresponder exatamente à estrutura do destino, senão ocorre um erro em tempo de execução. Quando o destino é uma variável registro, esta se autoconfigura automaticamente para o tipo linha das colunas do resultado da consulta.</text:p>
      <text:p text:style-name="Text_20_body">Exceto pela cláusula INTO, a instrução SELECT é idêntica ao comando SELECT normal do SQL, podendo utilizar todos os seus recursos.</text:p>
      <text:p text:style-name="Text_20_body">A cláusula INTO pode aparecer em praticamente todos os lugares na instrução SELECT. Habitualmente é escrita logo após o SELECT, conforme mostrado acima, ou logo antes do FROM — ou seja, logo antes ou logo após a lista de expressões_de_seleção.</text:p>
      <text:p text:style-name="Text_20_body">Se a consulta não retornar nenhuma linha, são atribuídos valores nulos aos destinos. Se a consulta retornar várias linhas, a primeira linha é atribuída aos destinos e as demais são desprezadas; deve ser observado que "a primeira linha" não é bem definida a não ser que seja utilizado ORDER BY.</text:p>
      <text:p text:style-name="Text_20_body"><text:span text:style-name="T5">A variável especial FOUND</text:span> pode ser verificada imediatamente após a instrução SELECT INTO para determinar se a atribuição foi bem-sucedida, ou seja, foi retornada pelo menos uma linha pela consulta. (consulte a <text:a xlink:type="simple" xlink:href="http://pgdocptbr.sourceforge.net/pg80/plpgsql-statements.html#PLPGSQL-STATEMENTS-DIAGNOSTICS" text:style-name="Internet_20_link" text:visited-style-name="Visited_20_Internet_20_Link">Seção 35.6.6</text:a>). Por exemplo:</text:p>
      <text:p text:style-name="Preformatted_20_Text">SELECT INTO meu_registro * FROM emp WHERE nome_emp = meu_nome;</text:p>
      <text:p text:style-name="Preformatted_20_Text">IF NOT FOUND THEN</text:p>
      <text:p text:style-name="Preformatted_20_Text"><text:s text:c="4"/>RAISE EXCEPTION ''não foi encontrado o empregado %!'', meu_nome;</text:p>
      <text:p text:style-name="P20">END IF;</text:p>
      <text:p text:style-name="Text_20_body">Para testar se o resultado do registro/linha é nulo, pode ser utilizada a condição IS NULL. Entretanto, não existe maneira de saber se foram desprezadas linhas adicionais. A seguir está mostrado um exemplo que trata o caso onde não foi retornada nenhuma linha:</text:p>
      <text:p text:style-name="Preformatted_20_Text">DECLARE</text:p>
      <text:p text:style-name="Preformatted_20_Text"><text:s text:c="4"/>registro_usuario RECORD;</text:p>
      <text:p text:style-name="Preformatted_20_Text">BEGIN</text:p>
      <text:p text:style-name="Preformatted_20_Text"><text:s text:c="4"/>SELECT INTO registro_usuario * FROM usuarios WHERE id_usuario=3;</text:p>
      <text:p text:style-name="Preformatted_20_Text"/>
      <text:p text:style-name="Preformatted_20_Text"><text:s text:c="4"/>IF registro_usuario.pagina_web IS NULL THEN</text:p>
      <text:p text:style-name="Preformatted_20_Text"><text:s text:c="8"/>-- o usuario não informou a página na web, retornar "http://"</text:p>
      <text:p text:style-name="Preformatted_20_Text"><text:s text:c="8"/>RETURN ''http://'';</text:p>
      <text:p text:style-name="Preformatted_20_Text"><text:s text:c="4"/>END IF;</text:p>
      <text:p text:style-name="Standard">END;</text:p>
      <text:p text:style-name="Standard"/>
      <text:p text:style-name="P2"/>
      <text:p text:style-name="P2"><text:soft-page-break/>Exemplo Prático</text:p>
      <text:p text:style-name="Standard"/>
      <text:p text:style-name="Standard">Quero pegar o retorno de duas consulta, somar e receber este resultado no retorno.</text:p>
      <text:p text:style-name="Standard"/>
      <text:p text:style-name="Standard">CREATE OR REPLACE FUNCTION somar(quant integer) RETURNS BIGINT AS $$</text:p>
      <text:p text:style-name="Standard">declare</text:p>
      <text:p text:style-name="Standard"><text:tab/>x bigint;</text:p>
      <text:p text:style-name="Standard"><text:tab/>y bigint;</text:p>
      <text:p text:style-name="Standard">begin</text:p>
      <text:p text:style-name="Standard"><text:s text:c="4"/>SELECT INTO x sum(codigo) from cliente where codigo &lt;= quant;</text:p>
      <text:p text:style-name="Standard">IF NOT FOUND THEN</text:p>
      <text:p text:style-name="Standard"><text:s text:c="4"/>-- A frase abaixo precisa ser delimitada por duas aspas simples, </text:p>
      <text:p text:style-name="Standard"><text:s text:c="4"/>-- caso o delimitador da função seja aspas simples</text:p>
      <text:p text:style-name="Standard"><text:s text:c="4"/>RAISE EXCEPTION 'Não foi encontrado o código %!', codigo;</text:p>
      <text:p text:style-name="Standard">END IF;</text:p>
      <text:p text:style-name="Standard"><text:s text:c="4"/>SELECT INTO y sum(codigo) from cliente where codigo &lt; quant;</text:p>
      <text:p text:style-name="Standard">IF NOT FOUND THEN</text:p>
      <text:p text:style-name="Standard"><text:s text:c="4"/>RAISE EXCEPTION 'Não foi encontrado o código %!', codigo;</text:p>
      <text:p text:style-name="Standard">END IF;</text:p>
      <text:p text:style-name="Standard"><text:s text:c="4"/>--z := cast(x as integer) + cast(y as integer);</text:p>
      <text:p text:style-name="Standard"><text:s text:c="4"/>RETURN x+y;</text:p>
      <text:p text:style-name="Standard">end;</text:p>
      <text:p text:style-name="Standard">$$ LANGUAGE PLPGSQL;</text:p>
      <text:p text:style-name="Standard"/>
      <text:p text:style-name="Standard">SELECT somar();</text:p>
      <text:p text:style-name="Standard"/>
      <text:p text:style-name="P12">Execução de expressão ou de consulta sem resultado</text:p>
      <text:p text:style-name="P12">Instrução PERFORM</text:p>
      <text:p text:style-name="Text_20_body">Algumas vezes se deseja <text:span text:style-name="T5">avaliar uma expressão ou comando e desprezar o resultado</text:span> (normalmente quando está sendo chamada uma função que produz efeitos colaterais, mas não possui nenhum valor de resultado útil). <text:span text:style-name="T5">Para se fazer isto no PL/pgSQL é utilizada a instrução PERFORM</text:span>:</text:p>
      <text:p text:style-name="P20"/>
      <text:p text:style-name="P20">PERFORM comando;</text:p>
      <text:p text:style-name="Text_20_body"><text:span text:style-name="T5">Esta instrução executa o comando e despreza o resultado</text:span>. <text:span text:style-name="T5">A instrução deve ser escrita da mesma maneira que se escreve um comando SELECT do SQL, mas com a palavra chave inicial SELECT substituída por PERFORM</text:span>. As variáveis da linguagem PL/pgSQL são substituídas no comando da maneira usual. Além disso, a variável especial FOUND é definida como verdade se a instrução produzir pelo menos uma linha, ou falso se não produzir nenhuma linha.</text:p>
      <text:p text:style-name="Quotations"><text:span text:style-name="T4">Nota:</text:span> Poderia se esperar que SELECT sem a cláusula INTO produzisse o mesmo resultado, mas atualmente a única forma aceita para isto ser feito é através do PERFORM.</text:p>
      <text:p text:style-name="P12"><text:soft-page-break/>Exemplo:</text:p>
      <text:p text:style-name="P20">PERFORM create_mv('cs_session_page_requests_mv', my_query);</text:p>
      <text:p text:style-name="P17">Não fazer nada</text:p>
      <text:p text:style-name="Text_20_body">Algumas vezes uma instrução guardadora de lugar que não faz nada é útil. Por exemplo, pode indicar que uma ramificação da cadeia if/then/else está deliberadamente vazia. Para esta finalidade deve ser utilizada a instrução NULL:</text:p>
      <text:p text:style-name="P20">NULL;</text:p>
      <text:p text:style-name="Text_20_body">Por exemplo, os dois fragmentos de código a seguir são equivalentes:</text:p>
      <text:p text:style-name="Preformatted_20_Text"><text:s text:c="4"/>BEGIN</text:p>
      <text:p text:style-name="Preformatted_20_Text"><text:s text:c="8"/>y := x / 0;</text:p>
      <text:p text:style-name="Preformatted_20_Text"><text:s text:c="4"/>EXCEPTION</text:p>
      <text:p text:style-name="Preformatted_20_Text"><text:s text:c="8"/>WHEN division_by_zero THEN</text:p>
      <text:p text:style-name="Preformatted_20_Text"><text:s text:c="12"/>NULL; <text:s/>-- ignorar o erro</text:p>
      <text:p text:style-name="P20"><text:s text:c="4"/>END;</text:p>
      <text:p text:style-name="Preformatted_20_Text"><text:s text:c="4"/>BEGIN</text:p>
      <text:p text:style-name="Preformatted_20_Text"><text:s text:c="8"/>y := x / 0;</text:p>
      <text:p text:style-name="Preformatted_20_Text"><text:s text:c="4"/>EXCEPTION</text:p>
      <text:p text:style-name="Preformatted_20_Text"><text:s text:c="8"/>WHEN division_by_zero THEN <text:s/>-- ignorar o erro</text:p>
      <text:p text:style-name="P20"><text:s text:c="4"/>END;</text:p>
      <text:p text:style-name="Text_20_body">Qual dos dois escolher é uma questão de gosto.</text:p>
      <text:p text:style-name="Quotations"><text:span text:style-name="T4">Nota:</text:span> Na linguagem PL/SQL do Oracle não é permitida instrução vazia e, portanto, a instrução NULL é <text:span text:style-name="T1">requerida</text:span> em situações como esta. Mas a linguagem PL/pgSQL permite que simplesmente não se escreva nada.</text:p>
      <text:p text:style-name="P17">Execução de comandos dinâmicos</text:p>
      <text:p text:style-name="Text_20_body">As vezes é necessário gerar comandos dinâmicos dentro da função PL/pgSQL, ou seja, comandos que envolvem tabelas diferentes ou tipos de dado diferentes cada vez que são executados. A tentativa normal do PL/pgSQL de colocar planos para os comandos no <text:span text:style-name="T1">cache</text:span> não funciona neste cenário. A instrução EXECUTE é fornecida para tratar este tipo de problema:</text:p>
      <text:p text:style-name="P20"><text:line-break/>EXECUTE cadeia_de_caracteres_do_comando;</text:p>
      <text:p text:style-name="Text_20_body">onde cadeia_de_caracteres_do_comando é uma expressão que produz uma cadeia de caracteres (do tipo text) contendo o comando a ser executado. <text:span text:style-name="T5">A cadeia de caracteres é enviada literalmente para a máquina SQL.</text:span></text:p>
      <text:p text:style-name="Text_20_body">Em particular, deve-se observar que não é feita a substituição das variáveis do PL/pgSQL na cadeia de caracteres do comando. Os valores das variáveis devem ser inseridos na cadeia de caracteres do comando quando esta é construída.</text:p>
      <text:p text:style-name="Text_20_body">Diferentemente de todos os outros comandos do PL/pgSQL, o comando executado pela instrução EXECUTE não é preparado e salvo apenas uma vez por todo o tempo de duração da sessão. Em vez disso, o comando é preparado cada vez que a instrução é executada. A cadeia de caracteres do comando pode ser criada dinamicamente dentro da função para realizar ações em tabelas e colunas <text:soft-page-break/>diferentes.</text:p>
      <text:p text:style-name="Text_20_body"><text:span text:style-name="T5">Os resultados dos comandos SELECT são desprezados pelo EXECUTE e, atualmente, o SELECT INTO não é suportado pelo EXECUTE. Portanto não há maneira de extrair o resultado de um comando SELECT criado dinamicamente utilizando o comando EXECUTE puro</text:span>. Entretanto, <text:span text:style-name="T5">há duas outras maneiras disto ser feito: uma é utilizando o laço FOR-IN-EXECUTE</text:span> descrito na <text:a xlink:type="simple" xlink:href="http://pgdocptbr.sourceforge.net/pg80/plpgsql-control-structures.html#PLPGSQL-RECORDS-ITERATING" text:style-name="Internet_20_link" text:visited-style-name="Visited_20_Internet_20_Link">Seção 35.7.4</text:a>, <text:span text:style-name="T5">e a outra é utilizando um cursor com OPEN-FOR-EXECUTE</text:span>, conforme descrito na <text:a xlink:type="simple" xlink:href="http://pgdocptbr.sourceforge.net/pg80/plpgsql-cursors.html#PLPGSQL-CURSOR-OPENING" text:style-name="Internet_20_link" text:visited-style-name="Visited_20_Internet_20_Link">Seção 35.8.2</text:a>.</text:p>
      <text:p text:style-name="Text_20_body">Quando se trabalha com comandos dinâmicos, muitas vezes é necessário tratar o escape dos apóstrofos. O método recomendado para delimitar texto fixo no corpo da função é utilizar o cifrão (Caso exista código legado que não utiliza a delimitação por cifrão por favor consulte a visão geral na <text:a xlink:type="simple" xlink:href="http://pgdocptbr.sourceforge.net/pg80/plpgsql-development-tips.html#PLPGSQL-QUOTE-TIPS" text:style-name="Internet_20_link" text:visited-style-name="Visited_20_Internet_20_Link">Seção 35.2.1</text:a>, que pode ajudar a reduzir o esforço para converter este código em um esquema mais razoável).</text:p>
      <text:p text:style-name="Text_20_body">Os valores dinâmicos a serem inseridos nos comandos construídos requerem um tratamento especial, uma vez que estes também podem conter apóstrofos ou aspas. Um exemplo (<text:span text:style-name="T5">assumindo que está sendo utilizada a delimitação por cifrão para a função como um todo e, portanto, os apóstrofos não precisam ser duplicados</text:span>) é:</text:p>
      <text:p text:style-name="Preformatted_20_Text">EXECUTE 'UPDATE tbl SET '</text:p>
      <text:p text:style-name="Preformatted_20_Text"><text:s text:c="8"/>|| quote_ident(nome_da_coluna)</text:p>
      <text:p text:style-name="Preformatted_20_Text"><text:s text:c="8"/>|| ' = '</text:p>
      <text:p text:style-name="Preformatted_20_Text"><text:s text:c="8"/>|| quote_literal(novo_valor)</text:p>
      <text:p text:style-name="Preformatted_20_Text"><text:s text:c="8"/>|| ' WHERE key = '</text:p>
      <text:p text:style-name="P20"><text:s text:c="8"/>|| quote_literal(valor_chave);</text:p>
      <text:p text:style-name="Text_20_body">Este exemplo mostra o uso das funções quote_ident(text) e quote_literal(text). <text:bookmark text:name="AEN39503"/><text:bookmark text:name="AEN39500"/><text:span text:style-name="T5">Por motivo de segurança, as variáveis contendo identificadores de coluna e de tabela devem ser passadas para a função quote_ident</text:span>. As variáveis contendo valores que devem se tornar literais cadeia de caracteres no comando construído devem ser passadas para função quote_literal. Estas duas funções executam os passos apropriados para retornar o texto de entrada envolto por aspas ou apóstrofos, respectivamente, com todos os caracteres especiais presentes devidamente colocados em seqüências de escape.</text:p>
      <text:p text:style-name="Text_20_body">Deve ser observado que <text:span text:style-name="T5">a delimitação por cifrão somente é útil para delimitar texto fixo</text:span>. Seria uma péssima idéia tentar codificar o exemplo acima na forma</text:p>
      <text:p text:style-name="Preformatted_20_Text">EXECUTE 'UPDATE tbl SET '</text:p>
      <text:p text:style-name="Preformatted_20_Text"><text:s text:c="8"/>|| quote_ident(nome_da_coluna)</text:p>
      <text:p text:style-name="Preformatted_20_Text"><text:s text:c="8"/>|| ' = $$'</text:p>
      <text:p text:style-name="Preformatted_20_Text"><text:s text:c="8"/>|| novo_valor</text:p>
      <text:p text:style-name="Preformatted_20_Text"><text:s text:c="8"/>|| '$$ WHERE key = '</text:p>
      <text:p text:style-name="P20"><text:s text:c="8"/>|| quote_literal(valor_chave);</text:p>
      <text:p text:style-name="Text_20_body">porque não funcionaria se o conteúdo de novo_valor tivesse $$. A mesma objeção se aplica a qualquer outra delimitação por cifrão escolhida. Portanto, <text:span text:style-name="T5">para delimitar texto que não é previamente conhecido </text:span><text:span text:style-name="T2">deve</text:span><text:span text:style-name="T5"> ser utilizada a função quote_literal</text:span>.</text:p>
      <text:p text:style-name="Text_20_body">Pode ser visto no <text:a xlink:type="simple" xlink:href="http://pgdocptbr.sourceforge.net/pg80/plpgsql-porting.html#PLPGSQL-PORTING-EX2" text:style-name="Internet_20_link" text:visited-style-name="Visited_20_Internet_20_Link">Exemplo 35-8</text:a>, onde é construído e executado um comando CREATE FUNCTION para definir uma nova função, um caso muito maior de comando dinâmico e EXECUTE.</text:p>
      <text:p text:style-name="P12"/>
      <text:p text:style-name="P12"><text:soft-page-break/>Obtenção do status do resultado</text:p>
      <text:p text:style-name="Text_20_body">Existem diversas maneiras de determinar o efeito de um comando. O primeiro método é utilizar o comando <text:span text:style-name="T5">GET DIAGNOSTICS</text:span>, que possui a forma:</text:p>
      <text:p text:style-name="P20">GET DIAGNOSTICS variável = item [ , ... ] ;</text:p>
      <text:p text:style-name="Text_20_body"><text:span text:style-name="T5">Este comando permite obter os indicadores de status do sistema</text:span>. Cada item é uma palavra chave que identifica o valor de estado a ser atribuído a variável especificada (que deve ser do tipo de dado correto para poder receber o valor). Os itens de status disponíveis atualmente são ROW_COUNT, o número de linhas processadas pelo último comando <text:span text:style-name="ACRONYM">SQL</text:span> enviado para a máquina <text:span text:style-name="ACRONYM">SQL</text:span>, e RESULT_OID, o OID da última linha inserida pelo comando <text:span text:style-name="ACRONYM">SQL</text:span> mais recente. Deve ser observado que RESULT_OID só tem utilidade após um comando INSERT.</text:p>
      <text:p text:style-name="Text_20_body">Exemplo:</text:p>
      <text:p text:style-name="Standard">GET DIAGNOSTICS variável_inteira = ROW_COUNT;</text:p>
      <text:p text:style-name="Standard">create or replace function diag() returns integer as '</text:p>
      <text:p text:style-name="Standard">declare</text:p>
      <text:p text:style-name="Standard">variavel_inteira integer;</text:p>
      <text:p text:style-name="Standard">begin</text:p>
      <text:p text:style-name="Standard">GET DIAGNOSTICS variavel_inteira = ROW_COUNT;</text:p>
      <text:p text:style-name="Standard">return variavel_inteira;</text:p>
      <text:p text:style-name="Standard">end;</text:p>
      <text:p text:style-name="Standard">' language plpgsql;</text:p>
      <text:p text:style-name="Standard"/>
      <text:p text:style-name="Text_20_body">O segundo método para determinar os efeitos de um comando é verificar a variável especial FOUND, que é do tipo boolean. A variável FOUND é iniciada como falso dentro de cada chamada de função PL/pgSQL. É definida por cada um dos seguintes tipos de instrução:</text:p>
      <text:list xml:id="list2155536094784833901" text:style-name="L2">
        <text:list-item>
          <text:p text:style-name="P34">A instrução SELECT INTO define FOUND como verdade quando retorna uma linha, e como falso quando não retorna nenhuma linha.</text:p>
        </text:list-item>
        <text:list-item>
          <text:p text:style-name="P34">A instrução PERFORM define FOUND como verdade quando produz (e despreza) uma linha, e como falso quando não produz nenhuma linha.</text:p>
        </text:list-item>
        <text:list-item>
          <text:p text:style-name="P34">As instruções UPDATE, INSERT e DELETE definem FOUND como verdade quando pelo menos uma linha é afetada, e como falso quando nenhuma linha é afetada.</text:p>
        </text:list-item>
        <text:list-item>
          <text:p text:style-name="P34">A instrução FETCH define FOUND como verdade quando retorna uma linha, e como falso quando não retorna nenhuma linha.</text:p>
        </text:list-item>
        <text:list-item>
          <text:p text:style-name="P34">A instrução FOR define FOUND como verdade quando interage uma ou mais vezes, senão define como falso. Isto se aplica a todas três variantes da instrução FOR (laços FOR inteiros, laços FOR em conjuntos de registros, e laços FOR em conjuntos de registros dinâmicos). A variável FOUND é definida desta maneira ao sair do laço FOR: dentro da execução do laço a variável FOUND não é modificada pela instrução FOR, embora possa ser modificada pela execução de outras instruções dentro do corpo do laço.</text:p>
        </text:list-item>
      </text:list>
      <text:p text:style-name="Text_20_body">FOUND é uma variável local dentro de cada função PL/pgSQL; qualquer mudança feita na mesma afeta somente a função corrente.</text:p>
      <text:p text:style-name="Text_20_body"/>
      <text:list xml:id="list85927577814265" text:continue-numbering="true" text:style-name="L2">
        <text:list-header>
          <text:p text:style-name="P37"><text:bookmark text:name="PLPGSQL-CONTROL-STRUCTURES"/>Estruturas de controle</text:p>
        </text:list-header>
      </text:list>
      <text:p text:style-name="Text_20_body">As estruturas de controle provavelmente são a parte mais útil (e mais importante) da linguagem PL/pgSQL. Com as estruturas de controle do PL/pgSQL os dados do PostgreSQL podem ser <text:soft-page-break/>manipulados de uma forma muita flexível e poderosa.</text:p>
      <text:p text:style-name="P12"/>
      <text:p text:style-name="P12">Retorno de uma função</text:p>
      <text:p text:style-name="Text_20_body">Estão disponíveis dois comandos que permitem retornar dados de uma função: RETURN e RETURN NEXT.</text:p>
      <text:p text:style-name="P12"/>
      <text:p text:style-name="P12">RETURN</text:p>
      <text:p text:style-name="P20">RETURN expressão;</text:p>
      <text:p text:style-name="Text_20_body">O comando RETURN com uma expressão termina a função e retorna o valor da expressão para quem chama. Esta forma é utilizada pelas funções do PL/pgSQL que não retornam conjunto.</text:p>
      <text:p text:style-name="Text_20_body">Qualquer expressão pode ser utilizada para retornar um tipo escalar. O resultado da expressão é automaticamente convertido no tipo de retorno da função conforme descrito nas atribuições. Para retornar um valor composto (linha), deve ser escrita uma variável registro ou linha como a expressão.</text:p>
      <text:p text:style-name="Text_20_body">O valor retornado pela função não pode ser deixado indefinido. Se o controle atingir o final do bloco de nível mais alto da função sem atingir uma instrução RETURN, ocorrerá um erro em tempo de execução.</text:p>
      <text:p text:style-name="Text_20_body">Se a função for declarada como retornando void, ainda assim deve ser especificada uma instrução RETURN; mas neste caso a expressão após o comando RETURN é opcional, sendo ignorada caso esteja presente.</text:p>
      <text:h text:style-name="P38" text:outline-level="3" text:is-list-header="true">RETURN NEXT</text:h>
      <text:p text:style-name="P20">RETURN NEXT expressão;</text:p>
      <text:p text:style-name="Text_20_body">Quando uma função PL/pgSQL é declarada como retornando SETOF algum_tipo, o procedimento a ser seguido é um pouco diferente. Neste caso, os itens individuais a serem retornados são especificados em comandos RETURN NEXT, e um comando RETURN final, sem nenhum argumento, é utilizado para indicar que a função chegou ao fim de sua execução. O comando RETURN NEXT pode ser utilizado tanto com tipos de dado escalares quanto compostos; no último caso toda uma "tabela" de resultados é retornada.</text:p>
      <text:p text:style-name="Text_20_body">As funções que utilizam RETURN NEXT devem ser chamadas da seguinte maneira:</text:p>
      <text:p text:style-name="P20"><text:line-break/>SELECT * FROM alguma_função();</text:p>
      <text:p text:style-name="Text_20_body">Ou seja, a função deve ser utilizada como uma fonte de tabela na cláusula FROM.</text:p>
      <text:p text:style-name="Text_20_body">Na verdade, o comando RETURN NEXT não faz o controle sair da função: simplesmente salva o valor da expressão. Em seguida, a execução continua na próxima instrução da função PL/pgSQL. O conjunto de resultados é construído se executando comandos RETURN NEXT sucessivos. O RETURN final, que não deve possuir argumentos, faz o controle sair da função.</text:p>
      <text:p text:style-name="Quotations"><text:span text:style-name="T4">Nota:</text:span> A implementação atual de RETURN NEXT para o PL/pgSQL armazena todo o conjunto de resultados antes de retornar da função, conforme foi mostrado acima. Isto <text:soft-page-break/>significa que, se a função PL/pgSQL produzir um conjunto de resultados muito grande, o desempenho será ruim: os dados serão escritos em disco para evitar exaurir a memória, mas a função não retornará antes que todo o conjunto de resultados tenha sido gerado. Uma versão futura do PL/pgSQL deverá permitir aos usuários definirem funções que retornam conjuntos que não tenham esta limitação. Atualmente, o ponto onde os dados começam a ser escritos em disco é controlado pela variável de configuração work_mem. Os administradores que possuem memória suficiente para armazenar conjuntos de resultados maiores, devem considerar o aumento deste parâmetro.</text:p>
      <text:p text:style-name="P16"/>
      <text:p text:style-name="P17">Condicionais</text:p>
      <text:p text:style-name="Text_20_body">As instruções IF permitem executar os comandos com base em certas condições. A linguagem PL/pgSQL possui cinco formas de IF:</text:p>
      <text:list xml:id="list8725622892789949987" text:style-name="L3">
        <text:list-item>
          <text:p text:style-name="P36">IF ... THEN</text:p>
        </text:list-item>
        <text:list-item>
          <text:p text:style-name="P36">IF ... THEN ... ELSE</text:p>
        </text:list-item>
        <text:list-item>
          <text:p text:style-name="P36">IF ... THEN ... ELSE IF</text:p>
        </text:list-item>
        <text:list-item>
          <text:p text:style-name="P36">IF ... THEN ... ELSIF ... THEN ... ELSE</text:p>
        </text:list-item>
        <text:list-item>
          <text:p text:style-name="P36">IF ... THEN ... ELSEIF ... THEN ... ELSE</text:p>
        </text:list-item>
      </text:list>
      <text:p text:style-name="P12"/>
      <text:p text:style-name="P12"/>
      <text:p text:style-name="P14"/>
      <text:p text:style-name="P12">IF-THEN</text:p>
      <text:p text:style-name="Preformatted_20_Text">IF expressão_booleana THEN</text:p>
      <text:p text:style-name="Preformatted_20_Text"><text:s text:c="4"/>instruções</text:p>
      <text:p text:style-name="P20">END IF;</text:p>
      <text:p text:style-name="Text_20_body">As instruções IF-THEN são a forma mais simples de IF. As instruções entre o THEN e o END IF são executadas se a condição for verdade. Senão, são saltadas.</text:p>
      <text:p text:style-name="Text_20_body"/>
      <text:p text:style-name="P12">Exemplo:</text:p>
      <text:p text:style-name="Preformatted_20_Text">IF v_id_usuario &lt;&gt; 0 THEN</text:p>
      <text:p text:style-name="Preformatted_20_Text"><text:s text:c="4"/>UPDATE usuarios SET email = v_email WHERE id_usuario = v_id_usuario;</text:p>
      <text:p text:style-name="P20">END IF;</text:p>
      <text:p text:style-name="P20"><text:span text:style-name="T5">Outro exemplo</text:span><text:line-break/><text:span text:style-name="T15">CREATE FUNCTION calclonger(text,text) RETURNS int4 AS</text:span></text:p>
      <text:p text:style-name="Standard">'</text:p>
      <text:p text:style-name="Standard"><text:s text:c="8"/>DECLARE</text:p>
      <text:p text:style-name="Standard"><text:s text:c="16"/>in_one <text:s/>ALIAS FOR $1;</text:p>
      <text:p text:style-name="Standard"><text:s text:c="16"/>in_two <text:s/>ALIAS FOR $2;</text:p>
      <text:p text:style-name="Standard"><text:s text:c="16"/>len_one int4;</text:p>
      <text:p text:style-name="Standard"><text:s text:c="16"/>len_two int4;</text:p>
      <text:p text:style-name="Standard"><text:s text:c="16"/>result <text:s/>int4;</text:p>
      <text:p text:style-name="Standard"><text:s text:c="8"/>BEGIN</text:p>
      <text:p text:style-name="Standard"><text:s text:c="16"/>len_one := (SELECT LENGTH(in_one));</text:p>
      <text:p text:style-name="Standard"><text:s text:c="16"/>len_two := (SELECT LENGTH(in_two));</text:p>
      <text:p text:style-name="Standard"/>
      <text:p text:style-name="Standard"><text:s text:c="16"/>IF <text:s text:c="5"/>len_one &gt; len_two THEN</text:p>
      <text:p text:style-name="Standard"><text:s text:c="24"/>RETURN len_one;</text:p>
      <text:p text:style-name="Standard"><text:s text:c="16"/>ELSE</text:p>
      <text:p text:style-name="Standard"><text:s text:c="24"/>RETURN len_two;</text:p>
      <text:p text:style-name="Standard"><text:s text:c="15"/>END IF;</text:p>
      <text:p text:style-name="Standard"><text:s text:c="8"/>END;</text:p>
      <text:p text:style-name="Standard">' LANGUAGE 'plpgsql';</text:p>
      <text:p text:style-name="Standard"/>
      <text:p text:style-name="Standard">IF <text:s text:c="5"/>len_one &gt; 20 AND len_one &lt; 40 THEN</text:p>
      <text:p text:style-name="Standard"><text:s text:c="8"/>RETURN len_one;</text:p>
      <text:p text:style-name="Standard">ELSE</text:p>
      <text:p text:style-name="Standard"><text:s text:c="8"/>RETURN len_two;</text:p>
      <text:p text:style-name="Standard">END IF;</text:p>
      <text:p text:style-name="Standard"/>
      <text:p text:style-name="Preformatted_20_Text"/>
      <text:p text:style-name="P12">IF-THEN-ELSE</text:p>
      <text:p text:style-name="Preformatted_20_Text">IF expressão_booleana THEN</text:p>
      <text:p text:style-name="Preformatted_20_Text"><text:s text:c="4"/>instruções</text:p>
      <text:p text:style-name="Preformatted_20_Text">ELSE</text:p>
      <text:p text:style-name="Preformatted_20_Text"><text:s text:c="4"/>instruções</text:p>
      <text:p text:style-name="P20"><text:soft-page-break/>END IF;</text:p>
      <text:p text:style-name="Text_20_body">As instruções IF-THEN-ELSE ampliam o IF-THEN permitindo especificar um conjunto alternativo de instruções a serem executadas se a condição for avaliada como falsa.</text:p>
      <text:p text:style-name="P12">Exemplos:</text:p>
      <text:p text:style-name="Preformatted_20_Text">IF id_pais IS NULL OR id_pais = ''</text:p>
      <text:p text:style-name="Preformatted_20_Text">THEN</text:p>
      <text:p text:style-name="Preformatted_20_Text"><text:s text:c="4"/>RETURN nome_completo;</text:p>
      <text:p text:style-name="Preformatted_20_Text">ELSE</text:p>
      <text:p text:style-name="Preformatted_20_Text"><text:s text:c="4"/>RETURN hp_true_filename(id_pais) || '/' || nome_completo;</text:p>
      <text:p text:style-name="P20">END IF;</text:p>
      <text:p text:style-name="Preformatted_20_Text">IF v_contador &gt; 0 THEN</text:p>
      <text:p text:style-name="Preformatted_20_Text"><text:s text:c="4"/>INSERT INTO contador_de_usuários (contador) VALUES (v_contador);</text:p>
      <text:p text:style-name="Preformatted_20_Text"><text:s text:c="4"/>RETURN 't';</text:p>
      <text:p text:style-name="Preformatted_20_Text">ELSE</text:p>
      <text:p text:style-name="Preformatted_20_Text"><text:s text:c="4"/>RETURN 'f';</text:p>
      <text:p text:style-name="P20">END IF;</text:p>
      <text:p text:style-name="P12">IF-THEN-ELSE IF</text:p>
      <text:p text:style-name="Text_20_body">As instruções IF podem ser aninhadas, como no seguinte exemplo:</text:p>
      <text:p text:style-name="Preformatted_20_Text">IF linha_demo.sexo = 'm' THEN</text:p>
      <text:p text:style-name="Preformatted_20_Text"><text:s text:c="4"/>sexo_extenso := 'masculino';</text:p>
      <text:p text:style-name="Preformatted_20_Text">ELSE</text:p>
      <text:p text:style-name="Preformatted_20_Text"><text:s text:c="4"/>IF linha_demo.sexo = 'f' THEN</text:p>
      <text:p text:style-name="Preformatted_20_Text"><text:s text:c="8"/>sexo_extenso := 'feminino';</text:p>
      <text:p text:style-name="Preformatted_20_Text"><text:s text:c="4"/>END IF;</text:p>
      <text:p text:style-name="P20">END IF;</text:p>
      <text:p text:style-name="Text_20_body">Na verdade, quando esta forma é utilizada uma instrução IF está sendo aninhada dentro da parte ELSE da instrução IF externa. Portanto, há necessidade de uma instrução END IF para cada IF aninhado, mais um para o IF-ELSE pai. Embora funcione, cresce de forma tediosa quando existem muitas alternativas a serem verificadas. Por isso existe a próxima forma.</text:p>
      <text:p text:style-name="P12">IF-THEN-ELSIF-ELSE</text:p>
      <text:p text:style-name="Preformatted_20_Text">IF expressão_booleana THEN</text:p>
      <text:p text:style-name="Preformatted_20_Text"><text:s text:c="4"/>instruções</text:p>
      <text:p text:style-name="Preformatted_20_Text">[ ELSIF expressão_booleana THEN</text:p>
      <text:p text:style-name="Preformatted_20_Text"><text:s text:c="4"/>instruções</text:p>
      <text:p text:style-name="Preformatted_20_Text">[ ELSIF expressão_booleana THEN</text:p>
      <text:p text:style-name="Preformatted_20_Text"><text:s text:c="4"/>instruções</text:p>
      <text:p text:style-name="Preformatted_20_Text"><text:s text:c="4"/>...]]</text:p>
      <text:p text:style-name="Preformatted_20_Text">[ ELSE</text:p>
      <text:p text:style-name="Preformatted_20_Text"><text:s text:c="4"/>instruções ]</text:p>
      <text:p text:style-name="P20">END IF;</text:p>
      <text:p text:style-name="Text_20_body">A instrução IF-THEN-ELSIF-ELSE fornece um método mais conveniente para verificar muitas alternativas em uma instrução. Formalmente equivale aos comandos IF-THEN-ELSE-IF-THEN aninhados, mas somente necessita de um END IF.</text:p>
      <text:p text:style-name="P12">Abaixo segue um exemplo:</text:p>
      <text:p text:style-name="Preformatted_20_Text">IF numero = 0 THEN</text:p>
      <text:p text:style-name="Preformatted_20_Text"><text:s text:c="4"/>resultado := 'zero';</text:p>
      <text:p text:style-name="Preformatted_20_Text"><text:soft-page-break/>ELSIF numero &gt; 0 THEN</text:p>
      <text:p text:style-name="Preformatted_20_Text"><text:s text:c="4"/>resultado := 'positivo';</text:p>
      <text:p text:style-name="Preformatted_20_Text">ELSIF numero &lt; 0 THEN</text:p>
      <text:p text:style-name="Preformatted_20_Text"><text:s text:c="4"/>resultado := 'negativo';</text:p>
      <text:p text:style-name="Preformatted_20_Text">ELSE</text:p>
      <text:p text:style-name="Preformatted_20_Text"><text:s text:c="4"/>-- hmm, a única outra possibilidade é que o número seja nulo</text:p>
      <text:p text:style-name="Preformatted_20_Text"><text:s text:c="4"/>resultado := 'NULL';</text:p>
      <text:p text:style-name="P20">END IF;</text:p>
      <text:p text:style-name="P12">IF-THEN-ELSEIF-ELSE</text:p>
      <text:p text:style-name="Text_20_body">ELSEIF é um aliás para ELSIF.</text:p>
      <text:p text:style-name="P12"/>
      <text:p text:style-name="P12">Laços simples</text:p>
      <text:p text:style-name="Text_20_body"><text:bookmark text:name="AEN39713"/>Com as instruções LOOP, EXIT, WHILE e FOR pode-se fazer uma função PL/pgSQL repetir uma série de comandos.</text:p>
      <text:p text:style-name="P12">LOOP</text:p>
      <text:p text:style-name="Preformatted_20_Text">[&lt;&lt;rótulo&gt;&gt;]</text:p>
      <text:p text:style-name="Preformatted_20_Text">LOOP</text:p>
      <text:p text:style-name="Preformatted_20_Text"><text:s text:c="4"/>instruções</text:p>
      <text:p text:style-name="P20">END LOOP;</text:p>
      <text:p text:style-name="Text_20_body">A instrução LOOP define um laço incondicional, repetido indefinidamente até ser terminado por uma instrução EXIT ou RETURN. Nos laços aninhados pode ser utilizado um rótulo opcional na instrução EXIT para especificar o nível de aninhamento que deve ser terminado.</text:p>
      <text:h text:style-name="Heading_20_3" text:outline-level="3" text:is-list-header="true">EXIT</text:h>
      <text:p text:style-name="P20">EXIT [ rótulo ] [ WHEN expressão ];</text:p>
      <text:p text:style-name="Text_20_body">Se não for especificado nenhum rótulo, o laço mais interno será terminado, e a instrução após o END LOOP será executada a seguir. Se o rótulo for fornecido, deverá ser o rótulo do nível corrente, ou o rótulo de algum nível externo ao laço ou bloco aninhado. Nesse momento o laço ou bloco especificado será terminado, e o controle continuará na instrução após o END correspondente ao laço ou bloco.</text:p>
      <text:p text:style-name="Text_20_body">Quando WHEN está presente, a saída do laço ocorre somente se a condição especificada for verdadeira, senão o controle passa para a instrução após o EXIT.</text:p>
      <text:p text:style-name="Text_20_body">Pode ser utilizado EXIT para causar uma saída prematura de qualquer tipo de laço; não está limitado aos laços incondicionais.</text:p>
      <text:p text:style-name="Text_20_body"/>
      <text:p text:style-name="P12">Exemplos:</text:p>
      <text:p text:style-name="Preformatted_20_Text">LOOP</text:p>
      <text:p text:style-name="Preformatted_20_Text"><text:s text:c="4"/>-- algum processamento</text:p>
      <text:p text:style-name="Preformatted_20_Text"><text:s text:c="4"/>IF contador &gt; 0 THEN</text:p>
      <text:p text:style-name="Preformatted_20_Text"><text:s text:c="8"/>EXIT; <text:s/>-- sair do laço</text:p>
      <text:p text:style-name="Preformatted_20_Text"><text:s text:c="4"/>END IF;</text:p>
      <text:p text:style-name="Preformatted_20_Text">END LOOP;</text:p>
      <text:p text:style-name="Preformatted_20_Text"/>
      <text:p text:style-name="Preformatted_20_Text">LOOP</text:p>
      <text:p text:style-name="Preformatted_20_Text"><text:soft-page-break/><text:s text:c="4"/>-- algum processamento</text:p>
      <text:p text:style-name="Preformatted_20_Text"><text:s text:c="4"/>EXIT WHEN contador &gt; 0; <text:s/>-- mesmo resultado do exemplo acima</text:p>
      <text:p text:style-name="Preformatted_20_Text">END LOOP;</text:p>
      <text:p text:style-name="Preformatted_20_Text"/>
      <text:p text:style-name="Preformatted_20_Text">BEGIN</text:p>
      <text:p text:style-name="Preformatted_20_Text"><text:s text:c="4"/>-- algum processamento</text:p>
      <text:p text:style-name="Preformatted_20_Text"><text:s text:c="4"/>IF estoque &gt; 100000 THEN</text:p>
      <text:p text:style-name="Preformatted_20_Text"><text:s text:c="8"/>EXIT; <text:s/>-- causa a saída do bloco BEGIN</text:p>
      <text:p text:style-name="Preformatted_20_Text"><text:s text:c="4"/>END IF;</text:p>
      <text:p text:style-name="P20">END;</text:p>
      <text:h text:style-name="Heading_20_3" text:outline-level="3" text:is-list-header="true">WHILE</text:h>
      <text:p text:style-name="Preformatted_20_Text">[&lt;&lt;rótulo&gt;&gt;]</text:p>
      <text:p text:style-name="Preformatted_20_Text">WHILE expressão LOOP</text:p>
      <text:p text:style-name="Preformatted_20_Text"><text:s text:c="4"/>instruções</text:p>
      <text:p text:style-name="P20">END LOOP;</text:p>
      <text:p text:style-name="Text_20_body">A instrução WHILE repete uma seqüência de instruções enquanto a expressão de condição for avaliada como verdade. A condição é verificada logo antes de cada entrada no corpo do laço.</text:p>
      <text:p text:style-name="P12">Por exemplo:</text:p>
      <text:p text:style-name="Preformatted_20_Text">WHILE quantia_devida &gt; 0 AND saldo_do_certificado_de_bonus &gt; 0 LOOP</text:p>
      <text:p text:style-name="Preformatted_20_Text"><text:s text:c="4"/>-- algum processamento</text:p>
      <text:p text:style-name="Preformatted_20_Text">END LOOP;</text:p>
      <text:p text:style-name="Preformatted_20_Text"/>
      <text:p text:style-name="Preformatted_20_Text">WHILE NOT expressão_booleana LOOP</text:p>
      <text:p text:style-name="Preformatted_20_Text"><text:s text:c="4"/>-- algum processamento</text:p>
      <text:p text:style-name="P20">END LOOP;</text:p>
      <text:p text:style-name="Standard">CREATE FUNCTION countc (text, text) RETURNS int4 AS '</text:p>
      <text:p text:style-name="Standard"><text:s text:c="8"/>DECLARE</text:p>
      <text:p text:style-name="Standard"><text:s text:c="16"/>intext ALIAS FOR $1;</text:p>
      <text:p text:style-name="Standard"><text:s text:c="16"/>inchar ALIAS FOR $2;</text:p>
      <text:p text:style-name="Standard"><text:s text:c="16"/>len <text:s text:c="4"/>int4;</text:p>
      <text:p text:style-name="Standard"><text:s text:c="16"/>result <text:s/>int4;</text:p>
      <text:p text:style-name="Standard"><text:s text:c="16"/>i <text:s text:c="6"/>int4;</text:p>
      <text:p text:style-name="Standard"><text:s text:c="16"/>tmp <text:s text:c="4"/>char;</text:p>
      <text:p text:style-name="Standard"><text:s text:c="8"/>BEGIN</text:p>
      <text:p text:style-name="Standard"><text:s text:c="16"/>len <text:s text:c="4"/>:= length(intext);</text:p>
      <text:p text:style-name="Standard"><text:s text:c="16"/>i <text:s text:c="6"/>:= 1;</text:p>
      <text:p text:style-name="Standard"><text:s text:c="16"/>result <text:s/>:= 0;</text:p>
      <text:p text:style-name="Standard"><text:s text:c="16"/>WHILE <text:s text:c="2"/>i&lt;= len LOOP</text:p>
      <text:p text:style-name="Standard"><text:s text:c="24"/>tmp := substr(intext, i, 1);</text:p>
      <text:p text:style-name="Standard"><text:s text:c="24"/>IF <text:s text:c="5"/>tmp = inchar THEN</text:p>
      <text:p text:style-name="Standard"><text:s text:c="32"/>result := result + 1;</text:p>
      <text:p text:style-name="Standard"><text:s text:c="24"/>END IF;</text:p>
      <text:p text:style-name="Standard"><text:s text:c="24"/>i:= i+1;</text:p>
      <text:p text:style-name="Standard"><text:s text:c="16"/>END LOOP;</text:p>
      <text:p text:style-name="Standard"><text:s text:c="16"/>RETURN result;</text:p>
      <text:p text:style-name="Standard"><text:s text:c="8"/>END;</text:p>
      <text:p text:style-name="Standard">' LANGUAGE 'plpgsql';</text:p>
      <text:p text:style-name="Standard"><text:soft-page-break/></text:p>
      <text:p text:style-name="Text_20_body"/>
      <text:h text:style-name="Heading_20_3" text:outline-level="3"><text:line-break/></text:h>
      <text:h text:style-name="P40" text:outline-level="3">FOR (variação inteira)</text:h>
      <text:p text:style-name="Preformatted_20_Text">[&lt;&lt;rótulo&gt;&gt;]</text:p>
      <text:p text:style-name="Preformatted_20_Text">FOR nome IN [ REVERSE ] expressão .. expressão LOOP</text:p>
      <text:p text:style-name="Preformatted_20_Text"><text:s text:c="4"/>instruções</text:p>
      <text:p text:style-name="P20">END LOOP;</text:p>
      <text:p text:style-name="Text_20_body">Esta forma do FOR cria um laço que interage num intervalo de valores inteiros. A variável nome é definida automaticamente como sendo do tipo integer, e somente existe dentro do laço. As duas expressões que fornecem o limite inferior e superior do intervalo são avaliadas somente uma vez, ao entrar no laço. Normalmente o passo da interação é 1, mas quando REVERSE é especificado se torna -1.</text:p>
      <text:p text:style-name="Text_20_body"/>
      <text:p text:style-name="P12">Alguns exemplos de laços FOR inteiros:</text:p>
      <text:p text:style-name="Preformatted_20_Text">FOR i IN 1..10 LOOP</text:p>
      <text:p text:style-name="Preformatted_20_Text"><text:s text:c="4"/>-- algum processamento</text:p>
      <text:p text:style-name="Preformatted_20_Text"><text:s text:c="4"/>RAISE NOTICE 'i é %', i;</text:p>
      <text:p text:style-name="Preformatted_20_Text">END LOOP;</text:p>
      <text:p text:style-name="Preformatted_20_Text"/>
      <text:p text:style-name="Preformatted_20_Text">FOR i IN REVERSE 10..1 LOOP</text:p>
      <text:p text:style-name="Preformatted_20_Text"><text:s text:c="4"/>-- algum processamento</text:p>
      <text:p text:style-name="P20">END LOOP;</text:p>
      <text:p text:style-name="Text_20_body">Se o limite inferior for maior do que o limite superior (ou menor, no caso do REVERSE), o corpo do laço não é executado nenhuma vez. Nenhum erro é gerado.</text:p>
      <text:h text:style-name="Heading_20_2" text:outline-level="2" text:is-list-header="true">Laço através do resultado da consulta</text:h>
      <text:p text:style-name="Text_20_body">Utilizando um tipo diferente de laço FOR, é possível interagir através do resultado de uma consulta e manipular os dados. A sintaxe é:</text:p>
      <text:p text:style-name="Preformatted_20_Text">[&lt;&lt;rótulo&gt;&gt;]</text:p>
      <text:p text:style-name="Preformatted_20_Text">FOR registro_ou_linha IN comando LOOP</text:p>
      <text:p text:style-name="Preformatted_20_Text"><text:s text:c="4"/>instruções</text:p>
      <text:p text:style-name="P20">END LOOP;</text:p>
      <text:p text:style-name="Text_20_body">Cada linha de resultado do comando (que deve ser um SELECT) é atribuída, sucessivamente, à variável registro ou linha, e o corpo do laço é executado uma vez para cada linha. Abaixo segue um exemplo:</text:p>
      <text:p text:style-name="Preformatted_20_Text">CREATE FUNCTION cs_refresh_mviews() RETURNS integer AS $$</text:p>
      <text:p text:style-name="Preformatted_20_Text">DECLARE</text:p>
      <text:p text:style-name="Preformatted_20_Text"><text:s text:c="4"/>mviews RECORD;</text:p>
      <text:p text:style-name="Preformatted_20_Text">BEGIN</text:p>
      <text:p text:style-name="Preformatted_20_Text"><text:s text:c="4"/>PERFORM cs_log('Atualização das visões materializadas...');</text:p>
      <text:p text:style-name="Preformatted_20_Text"/>
      <text:p text:style-name="Preformatted_20_Text"><text:s text:c="4"/>FOR mviews IN SELECT * FROM cs_materialized_views ORDER BY sort_key LOOP</text:p>
      <text:p text:style-name="Preformatted_20_Text"/>
      <text:p text:style-name="Preformatted_20_Text"><text:s text:c="8"/>-- Agora "mviews" possui um registro de cs_materialized_views</text:p>
      <text:p text:style-name="Preformatted_20_Text"/>
      <text:p text:style-name="Preformatted_20_Text"><text:s text:c="8"/>PERFORM cs_log('Atualizando a visão materializada ' || quote_ident(mviews.mv_name) || ' ...');</text:p>
      <text:p text:style-name="Preformatted_20_Text"><text:s text:c="8"/>EXECUTE 'TRUNCATE TABLE ' || quote_ident(mviews.mv_name);</text:p>
      <text:p text:style-name="Preformatted_20_Text"><text:s text:c="8"/>EXECUTE 'INSERT INTO ' || quote_ident(mviews.mv_name) || ' ' || <text:soft-page-break/>mviews.mv_query;</text:p>
      <text:p text:style-name="Preformatted_20_Text"><text:s text:c="4"/>END LOOP;</text:p>
      <text:p text:style-name="Preformatted_20_Text"/>
      <text:p text:style-name="Preformatted_20_Text"><text:s text:c="4"/>PERFORM cs_log('Fim da atualização das visões materializadas.');</text:p>
      <text:p text:style-name="Preformatted_20_Text"><text:s text:c="4"/>RETURN 1;</text:p>
      <text:p text:style-name="Preformatted_20_Text">END;</text:p>
      <text:p text:style-name="P20">$$ LANGUAGE plpgsql;</text:p>
      <text:p text:style-name="Text_20_body">Se o laço for terminado por uma instrução EXIT, o último valor de linha atribuído ainda é acessível após o laço.</text:p>
      <text:p text:style-name="Text_20_body">A instrução FOR-IN-EXECUTE é outra forma de interagir sobre linhas:</text:p>
      <text:p text:style-name="Preformatted_20_Text">[&lt;&lt;rótulo&gt;&gt;]</text:p>
      <text:p text:style-name="Preformatted_20_Text">FOR registro_ou_linha IN EXECUTE texto_da_expressão LOOP</text:p>
      <text:p text:style-name="Preformatted_20_Text"><text:s text:c="4"/>instruções</text:p>
      <text:p text:style-name="P20">END LOOP;</text:p>
      <text:p text:style-name="Text_20_body">Esta forma é semelhante à anterior, exceto que o código fonte da instrução SELECT é especificado como uma expressão cadeia de caracteres, que é avaliada e replanejada a cada entrada no laço FOR. Isto permite ao programador escolher entre a velocidade da consulta pré-planejada e a flexibilidade da consulta dinâmica, da mesma maneira que na instrução EXECUTE pura.</text:p>
      <text:p text:style-name="Quotations"><text:span text:style-name="T4">Nota:</text:span> Atualmente o analisador da linguagem PL/pgSQL faz distinção entre os dois tipos de laços FOR (inteiro e resultado de consulta), verificando se aparece .. fora de parênteses entre IN e LOOP. Se não for encontrado .., então o laço é assumido como sendo um laço sobre linhas. Se .. for escrito de forma errada, pode causar uma reclamação informando que "a variável do laço, para laço sobre linhas, deve ser uma variável registro ou linha", em vez de um simples erro de sintaxe como poderia se esperar.</text:p>
      <text:p text:style-name="Standard">CREATE FUNCTION countc(text, text, int4, int4) RETURNS int4 AS '</text:p>
      <text:p text:style-name="Standard"><text:s text:c="8"/>DECLARE</text:p>
      <text:p text:style-name="Standard"><text:s text:c="16"/>intext <text:s text:c="9"/>ALIAS FOR $1;</text:p>
      <text:p text:style-name="Standard"><text:s text:c="16"/>inchar <text:s text:c="9"/>ALIAS FOR $2;</text:p>
      <text:p text:style-name="Standard"><text:s text:c="16"/>startspos <text:s text:c="6"/>ALIAS FOR $3;</text:p>
      <text:p text:style-name="Standard"><text:s text:c="16"/>eendpos <text:s text:c="8"/>ALIAS FOR $4;</text:p>
      <text:p text:style-name="Standard"><text:s text:c="16"/>tmp <text:s text:c="12"/>text;</text:p>
      <text:p text:style-name="Standard"><text:s text:c="16"/>i <text:s text:c="14"/>int4;</text:p>
      <text:p text:style-name="Standard"><text:s text:c="16"/>len <text:s text:c="12"/>int4;</text:p>
      <text:p text:style-name="Standard"><text:s text:c="16"/>result <text:s text:c="9"/>int4;</text:p>
      <text:p text:style-name="Standard"><text:s text:c="8"/>BEGIN</text:p>
      <text:p text:style-name="Standard"><text:s text:c="16"/>result = 0;</text:p>
      <text:p text:style-name="Standard"><text:s text:c="16"/>len := LENGTH(intext);</text:p>
      <text:p text:style-name="Standard"><text:s text:c="16"/>FOR i IN startpos..endpos LOOP</text:p>
      <text:p text:style-name="Standard"><text:s text:c="24"/>tmp := substr(intext, i, 1);</text:p>
      <text:p text:style-name="Standard"><text:s text:c="24"/>IF <text:s text:c="4"/>tmp = inchar THEN</text:p>
      <text:p text:style-name="Standard"><text:s text:c="32"/>result := result + 1;</text:p>
      <text:p text:style-name="Standard"><text:s text:c="24"/>END IF;</text:p>
      <text:p text:style-name="Standard"><text:s text:c="16"/>END LOOP;</text:p>
      <text:p text:style-name="Standard"><text:s text:c="16"/>RETURN result;</text:p>
      <text:p text:style-name="Standard"><text:s text:c="8"/>END;</text:p>
      <text:p text:style-name="Standard"><text:soft-page-break/>' LANGUAGE 'plpgsql';</text:p>
      <text:p text:style-name="Standard"/>
      <text:p text:style-name="Standard"/>
      <text:p text:style-name="Standard">Escrever a função anterior sem o FOR, com LOOP/EXIT</text:p>
      <text:p text:style-name="Standard"/>
      <text:p text:style-name="Standard">CREATE FUNCTION countc(text, text, int4, int4) RETURNS int4 AS '</text:p>
      <text:p text:style-name="Standard"><text:s text:c="8"/>DECLARE</text:p>
      <text:p text:style-name="Standard"><text:s text:c="16"/>intext <text:s text:c="5"/>ALIAS FOR $1;</text:p>
      <text:p text:style-name="Standard"><text:s text:c="16"/>inchar <text:s text:c="5"/>ALIAS FOR $2;</text:p>
      <text:p text:style-name="Standard"><text:s text:c="16"/>startpos <text:s text:c="3"/>ALIAS FOR $3;</text:p>
      <text:p text:style-name="Standard"><text:s text:c="16"/>endpos <text:s text:c="4"/>ALIAS FOR $4;</text:p>
      <text:p text:style-name="Standard"><text:s text:c="16"/>i <text:s text:c="9"/>int4;</text:p>
      <text:p text:style-name="Standard"><text:s text:c="16"/>tmp <text:s text:c="7"/>text;</text:p>
      <text:p text:style-name="Standard"><text:s text:c="16"/>len <text:s text:c="7"/>int4;</text:p>
      <text:p text:style-name="Standard"><text:s text:c="16"/>result <text:s text:c="4"/>int4;</text:p>
      <text:p text:style-name="Standard"><text:s text:c="8"/>BEGIN</text:p>
      <text:p text:style-name="Standard"><text:s text:c="16"/>result = 0;</text:p>
      <text:p text:style-name="Standard"><text:s text:c="16"/>i := startpos;</text:p>
      <text:p text:style-name="Standard"><text:s text:c="16"/>len := LENGTH(intext);</text:p>
      <text:p text:style-name="Standard"><text:s text:c="16"/>LOOP</text:p>
      <text:p text:style-name="Standard"><text:s text:c="24"/>IF <text:s text:c="5"/>i &lt;= endpos AND i &lt;= len THEN</text:p>
      <text:p text:style-name="Standard"><text:s text:c="32"/>tmp := substr(intext, i, 1);</text:p>
      <text:p text:style-name="Standard"><text:s text:c="32"/>IF <text:s text:c="4"/>tmp = inchar THEN</text:p>
      <text:p text:style-name="Standard"><text:s text:c="40"/>result := result + 1;</text:p>
      <text:p text:style-name="Standard"><text:s text:c="32"/>END IF;</text:p>
      <text:p text:style-name="Standard"><text:s text:c="32"/>i := i + 1;</text:p>
      <text:p text:style-name="Standard"><text:s text:c="24"/>ELSE</text:p>
      <text:p text:style-name="Standard"><text:s text:c="32"/>EXIT;</text:p>
      <text:p text:style-name="Standard"><text:s text:c="24"/>END IF;</text:p>
      <text:p text:style-name="Standard"><text:s text:c="16"/>END LOOP;</text:p>
      <text:p text:style-name="Standard"><text:s text:c="16"/>RETURN result;</text:p>
      <text:p text:style-name="Standard"><text:s text:c="8"/>END;</text:p>
      <text:p text:style-name="Standard">' LANGUAGE 'plpgsql';</text:p>
      <text:p text:style-name="Standard"/>
      <text:p text:style-name="Standard">Sobrecarga de Funções</text:p>
      <text:p text:style-name="Standard"/>
      <text:p text:style-name="Standard">CREATE TABLE employees(id serial, name varchar(50), room int4, salary int4);</text:p>
      <text:p text:style-name="Standard">INSERT INTO employees (name, room, salary) VALUES ('Paul', 1, 3000);</text:p>
      <text:p text:style-name="Standard">INSERT INTO employees (name, room, salary) VALUES ('Josef', 1, 2945);</text:p>
      <text:p text:style-name="Standard">INSERT INTO employees (name, room, salary) VALUES ('Linda', 2, 3276);</text:p>
      <text:p text:style-name="Standard">INSERT INTO employees (name, room, salary) VALUES ('Carla', 1, 1200);</text:p>
      <text:p text:style-name="Standard">INSERT INTO employees (name, room, salary) VALUES ('Hillary', 2, 4210);</text:p>
      <text:p text:style-name="Standard">INSERT INTO employees (name, room, salary) VALUES ('Alice', 3, 1982);</text:p>
      <text:p text:style-name="Standard">INSERT INTO employees (name, room, salary) VALUES ('Hugo', 4, 1982);</text:p>
      <text:p text:style-name="Standard"/>
      <text:p text:style-name="Standard">CREATE FUNCTION insertupdate(text, int4) RETURNS bool AS '</text:p>
      <text:p text:style-name="Standard"><text:s text:c="8"/>DECLARE</text:p>
      <text:p text:style-name="Standard"><text:s text:c="16"/>intext <text:s/>ALIAS FOR $1;</text:p>
      <text:p text:style-name="Standard"><text:soft-page-break/><text:s text:c="16"/>newsal <text:s/>ALIAS FOR $2;</text:p>
      <text:p text:style-name="Standard"><text:s text:c="16"/>checkit record;</text:p>
      <text:p text:style-name="Standard"><text:s text:c="8"/>BEGIN</text:p>
      <text:p text:style-name="Standard"><text:s text:c="16"/>SELECT INTO checkit * FROM employees</text:p>
      <text:p text:style-name="Standard"><text:s text:c="24"/>WHERE name=intext;</text:p>
      <text:p text:style-name="Standard"><text:s text:c="16"/>IF NOT FOUND THEN</text:p>
      <text:p text:style-name="Standard"><text:s text:c="24"/>INSERT INTO employees(name, room, salary)</text:p>
      <text:p text:style-name="Standard"><text:s text:c="24"/>VALUES(intext,''1'',newsal);</text:p>
      <text:p text:style-name="Standard"><text:s text:c="24"/>RETURN ''t'';</text:p>
      <text:p text:style-name="Standard"><text:s text:c="16"/>ELSE</text:p>
      <text:p text:style-name="Standard"><text:s text:c="24"/>UPDATE employees SET</text:p>
      <text:p text:style-name="Standard"><text:s text:c="32"/>salary=newsal, room=checkit.room</text:p>
      <text:p text:style-name="Standard"><text:s text:c="24"/>WHERE name=intext;</text:p>
      <text:p text:style-name="Standard"><text:s text:c="24"/>RETURN ''f'';</text:p>
      <text:p text:style-name="Standard"><text:s text:c="16"/>END IF;</text:p>
      <text:p text:style-name="Standard"><text:s text:c="16"/>RETURN ''t'';</text:p>
      <text:p text:style-name="Standard"><text:s text:c="8"/>END;</text:p>
      <text:p text:style-name="Standard">' LANGUAGE 'plpgsql';</text:p>
      <text:p text:style-name="Standard"/>
      <text:p text:style-name="Standard">SELECT insertupdate('Alf',700);</text:p>
      <text:p text:style-name="Standard"/>
      <text:p text:style-name="Standard">SELECT * FROM employees WHERE name='Alf';</text:p>
      <text:p text:style-name="Standard"/>
      <text:p text:style-name="Standard">SELECT insertupdate('Alf',1250);</text:p>
      <text:p text:style-name="Standard"/>
      <text:p text:style-name="Standard">SELECT * FROM employees WHERE name='Alf';</text:p>
      <text:p text:style-name="Standard"/>
      <text:p text:style-name="Standard"/>
      <text:p text:style-name="Standard">Trabalhando com SELECT e LOOP</text:p>
      <text:p text:style-name="Standard"/>
      <text:p text:style-name="Standard">CREATE FUNCTION countsel(text) RETURNS int4 AS '</text:p>
      <text:p text:style-name="Standard"><text:s text:c="8"/>DECLARE</text:p>
      <text:p text:style-name="Standard"><text:s text:c="16"/>inchar <text:s/>ALIAS FOR $1;</text:p>
      <text:p text:style-name="Standard"><text:s text:c="16"/>colval <text:s/>record;</text:p>
      <text:p text:style-name="Standard"><text:s text:c="16"/>tmp <text:s text:c="4"/>text;</text:p>
      <text:p text:style-name="Standard"><text:s text:c="16"/>result <text:s/>int4;</text:p>
      <text:p text:style-name="Standard"><text:s text:c="8"/>BEGIN</text:p>
      <text:p text:style-name="Standard"><text:s text:c="16"/>result = 0;</text:p>
      <text:p text:style-name="Standard"><text:s text:c="16"/>FOR colval IN SELECT name FROM employees LOOP</text:p>
      <text:p text:style-name="Standard"><text:s text:c="24"/>tmp := substr(colval.name, 1, 1);</text:p>
      <text:p text:style-name="Standard"><text:s text:c="24"/>IF <text:s text:c="5"/>tmp = inchar THEN</text:p>
      <text:p text:style-name="Standard"><text:s text:c="32"/>result := result + 1;</text:p>
      <text:p text:style-name="Standard"><text:s text:c="24"/>END IF;</text:p>
      <text:p text:style-name="Standard"><text:s text:c="16"/>END LOOP;</text:p>
      <text:p text:style-name="Standard"><text:s text:c="8"/>RETURN result;</text:p>
      <text:p text:style-name="Standard"><text:s text:c="8"/>END;</text:p>
      <text:p text:style-name="Standard">' LANGUAGE 'plpgsql';</text:p>
      <text:p text:style-name="Standard"/>
      <text:p text:style-name="Quotations"><text:soft-page-break/></text:p>
      <text:h text:style-name="Heading_20_2" text:outline-level="2" text:is-list-header="true"/>
      <text:h text:style-name="P35" text:outline-level="2">Captura de erros</text:h>
      <text:p text:style-name="Text_20_body">Por padrão, qualquer erro que ocorra em uma função PL/pgSQL interrompe a execução da função, e também da transação envoltória. É possível capturar e se recuperar de erros utilizando um bloco BEGIN com a cláusula EXCEPTION. A sintaxe é uma extensão da sintaxe normal do bloco BEGIN:</text:p>
      <text:p text:style-name="Preformatted_20_Text">[ &lt;&lt;rótulo&gt;&gt; ]</text:p>
      <text:p text:style-name="Preformatted_20_Text">[ DECLARE</text:p>
      <text:p text:style-name="Preformatted_20_Text"><text:s text:c="4"/>declarações ]</text:p>
      <text:p text:style-name="Preformatted_20_Text">BEGIN</text:p>
      <text:p text:style-name="Preformatted_20_Text"><text:s text:c="4"/>instruções</text:p>
      <text:p text:style-name="Preformatted_20_Text">EXCEPTION</text:p>
      <text:p text:style-name="Preformatted_20_Text"><text:s text:c="4"/>WHEN condição [ OR condição ... ] THEN</text:p>
      <text:p text:style-name="Preformatted_20_Text"><text:s text:c="8"/>instruções_do_tratador</text:p>
      <text:p text:style-name="Preformatted_20_Text"><text:s text:c="4"/>[ WHEN condição [ OR condição ... ] THEN</text:p>
      <text:p text:style-name="Preformatted_20_Text"><text:s text:c="10"/>instruções_do_tratador</text:p>
      <text:p text:style-name="Preformatted_20_Text"><text:s text:c="6"/>... ]</text:p>
      <text:p text:style-name="P20">END;</text:p>
      <text:p text:style-name="Text_20_body">Caso não ocorra nenhum erro, esta forma do bloco simplesmente executa todas as instruções, e depois o controle passa para a instrução seguinte ao END. Mas se acontecer algum erro dentro de instruções, o processamento das instruções é abandonado e o controle passa para a lista de EXCEPTION. É feita a procura na lista da primeira condição correspondendo ao erro encontrado. Se for encontrada uma correspondência, as instruções_do_tratador correspondentes são executadas, e o controle passa para a instrução seguinte ao END. Se não for encontrada nenhuma correspondência, o erro se propaga para fora como se a cláusula EXCEPTION não existisse: o erro pode ser capturado por um bloco envoltório contendo EXCEPTION e, se não houver nenhum, o processamento da função é interrompido.</text:p>
      <text:p text:style-name="Text_20_body">O nome da condição pode ser qualquer um dos mostrados no <text:a xlink:type="simple" xlink:href="http://pgdocptbr.sourceforge.net/pg80/errcodes-appendix.html" text:style-name="Internet_20_link" text:visited-style-name="Visited_20_Internet_20_Link">Apêndice A</text:a>. Um nome de categoria corresponde a qualquer erro desta categoria. O nome de condição especial OTHERS corresponde a qualquer erro, exceto QUERY_CANCELED (É possível, mas geralmente não aconselhável, capturar QUERY_CANCELED por nome). Não há diferença entre letras maiúsculas e minúsculas nos nomes das condições.</text:p>
      <text:p text:style-name="Text_20_body">Caso ocorra um novo erro dentro das instruções_do_tratador selecionadas, este não poderá ser capturado por esta cláusula EXCEPTION, mas é propagado para fora. Uma cláusula EXCEPTION envoltória pode capturá-lo.</text:p>
      <text:p text:style-name="Text_20_body">Quando um erro é capturado pela cláusula EXCEPTION, as variáveis locais da função PL/pgSQL permanecem como estavam quando o erro ocorreu, mas todas as modificações no estado persistente do banco de dados dentro do bloco são desfeitas. Como exemplo, consideremos este fragmento de código:</text:p>
      <text:p text:style-name="Preformatted_20_Text"><text:s text:c="4"/>INSERT INTO minha_tabela(nome, sobrenome) VALUES('Tom', 'Jones');</text:p>
      <text:p text:style-name="Preformatted_20_Text"><text:s text:c="4"/>BEGIN</text:p>
      <text:p text:style-name="Preformatted_20_Text"><text:s text:c="8"/>UPDATE minha_tabela SET nome = 'Joe' WHERE sobrenome = 'Jones';</text:p>
      <text:p text:style-name="Preformatted_20_Text"><text:s text:c="8"/>x := x + 1;</text:p>
      <text:p text:style-name="Preformatted_20_Text"><text:s text:c="8"/>y := x / 0;</text:p>
      <text:p text:style-name="Preformatted_20_Text"><text:s text:c="4"/>EXCEPTION</text:p>
      <text:p text:style-name="Preformatted_20_Text"><text:s text:c="8"/>WHEN division_by_zero THEN</text:p>
      <text:p text:style-name="Preformatted_20_Text"><text:s text:c="12"/>RAISE NOTICE 'capturado division_by_zero';</text:p>
      <text:p text:style-name="Preformatted_20_Text"><text:s text:c="12"/>RETURN x;</text:p>
      <text:p text:style-name="P20"><text:s text:c="4"/>END;</text:p>
      <text:p text:style-name="Text_20_body"><text:soft-page-break/>Quando o controle chegar à atribuição de y, vai falhar com um erro de division_by_zero. Este erro será capturado pela cláusula EXCEPTION. O valor retornado na instrução RETURN será o valor de x incrementado, mas os efeitos do comando UPDATE foram desfeitos. Entretanto, o comando INSERT que precede o bloco não é desfeito e, portanto, o resultado final no banco de dados é Tom Jones e não Joe Jones.</text:p>
      <text:p text:style-name="Quotations"><text:span text:style-name="T4">Dica:</text:span> Custa significativamente mais entrar e sair de um bloco que contém a cláusula EXCEPTION que de um bloco que não contém esta cláusula. Portanto, a cláusula EXCEPTION só deve ser utilizada quando for necessária.</text:p>
      <text:p text:style-name="Standard">CREATE FUNCTION calcsum(int4, int4) RETURNS int4 AS '</text:p>
      <text:p text:style-name="Standard"><text:s text:c="8"/>DECLARE</text:p>
      <text:p text:style-name="Standard"><text:s text:c="16"/>lower <text:s text:c="2"/>ALIAS FOR $1;</text:p>
      <text:p text:style-name="Standard"><text:s text:c="16"/>higher <text:s/>ALIAS FOR $2;</text:p>
      <text:p text:style-name="Standard"><text:s text:c="16"/>lowres <text:s/>int4;</text:p>
      <text:p text:style-name="Standard"><text:s text:c="16"/>lowtmp <text:s/>int4;</text:p>
      <text:p text:style-name="Standard"><text:s text:c="16"/>highres int4;</text:p>
      <text:p text:style-name="Standard"><text:s text:c="16"/>result <text:s/>int4;</text:p>
      <text:p text:style-name="Standard"><text:s text:c="8"/>BEGIN</text:p>
      <text:p text:style-name="Standard"><text:s text:c="16"/>IF (lower &lt; 1) OR (higher &lt; 1) THEN</text:p>
      <text:p text:style-name="Standard"><text:s text:c="16"/>RAISE EXCEPTION ''both param. have to be &gt; 0'';</text:p>
      <text:p text:style-name="Standard"><text:s text:c="16"/>ELSE</text:p>
      <text:p text:style-name="Standard"><text:s text:c="24"/>IF <text:s text:c="5"/>(lower &lt;= higher) THEN</text:p>
      <text:p text:style-name="Standard"><text:s text:c="32"/>lowtmp <text:s/>:= lower - 1;</text:p>
      <text:p text:style-name="Standard"><text:s text:c="32"/>lowres <text:s/>:= (lowtmp+1)*lowtmp/2;</text:p>
      <text:p text:style-name="Standard"><text:s text:c="32"/>highres := (higher+1)*higher/2;</text:p>
      <text:p text:style-name="Standard"><text:s text:c="32"/>result <text:s/>:= highres-lowres;</text:p>
      <text:p text:style-name="Standard"><text:s text:c="24"/>ELSE</text:p>
      <text:p text:style-name="Standard"><text:s text:c="32"/>RAISE EXCEPTION ''The first value (%) has to be higher than the second value (%)'', higher, lower;</text:p>
      <text:p text:style-name="Standard"/>
      <text:p text:style-name="Standard"><text:s text:c="24"/>END IF;</text:p>
      <text:p text:style-name="Standard"><text:s text:c="15"/>END IF;</text:p>
      <text:p text:style-name="Standard"><text:s text:c="15"/>RETURN result;</text:p>
      <text:p text:style-name="Standard"><text:s text:c="8"/>END;</text:p>
      <text:p text:style-name="Standard">' LANGUAGE 'plpgsql';</text:p>
      <text:p text:style-name="Standard"/>
      <text:h text:style-name="Heading_20_1" text:outline-level="1" text:is-list-header="true"><text:bookmark text:name="PLPGSQL-CURSORS"/>Cursores</text:h>
      <text:p text:style-name="Text_20_body"><text:bookmark text:name="AEN39880"/>Em vez de executar toda a consulta de uma vez, é possível definir um <text:span text:style-name="T1">cursor</text:span> encapsulando a consulta e, depois, ler umas poucas linhas do resultado da consulta de cada vez. Um dos motivos de se fazer desta maneira, é para evitar o uso excessivo de memória quando o resultado contém muitas linhas (Entretanto, normalmente não há necessidade dos usuários da linguagem PL/pgSQL se preocuparem com isto, uma vez que os laços FOR utilizam internamente um cursor para evitar problemas de memória, automaticamente). Uma utilização mais interessante é retornar a referência a um cursor criado pela função, permitindo a quem chamou ler as linhas. Esta forma proporciona uma maneira eficiente para a função retornar conjuntos grandes de linhas.</text:p>
      <text:h text:style-name="Heading_20_2" text:outline-level="2" text:is-list-header="true"><text:soft-page-break/>Declaração de variável cursor</text:h>
      <text:p text:style-name="Text_20_body">Todos os acessos aos cursores na linguagem PL/pgSQL são feitos através de variáveis cursor, que sempre são do tipo de dado especial refcursor. Uma forma de criar uma variável cursor é simplesmente declará-la como sendo do tipo refcursor. Outra forma é utilizar a sintaxe de declaração de cursor, cuja forma geral é:</text:p>
      <text:p text:style-name="P20">nome CURSOR [ ( argumentos ) ] FOR comando ;</text:p>
      <text:p text:style-name="Text_20_body">(O FOR pode ser substituído por IS para ficar compatível com o Oracle). Os argumentos, quando especificados, são uma lista separada por vírgulas de pares nome tipo_de_dado. Esta lista define nomes a serem substituídos por valores de parâmetros na consulta. Os valores verdadeiros que substituirão estes nomes são especificados posteriormente, quando o cursor for aberto.</text:p>
      <text:p text:style-name="Text_20_body"/>
      <text:p text:style-name="P12">Alguns exemplos:</text:p>
      <text:p text:style-name="Preformatted_20_Text">DECLARE</text:p>
      <text:p text:style-name="Preformatted_20_Text"><text:s text:c="4"/>curs1 refcursor;</text:p>
      <text:p text:style-name="Preformatted_20_Text"><text:s text:c="4"/>curs2 CURSOR FOR SELECT * FROM tenk1;</text:p>
      <text:p text:style-name="P20"><text:s text:c="4"/>curs3 CURSOR (chave integer) IS SELECT * FROM tenk1 WHERE unico1 = chave;</text:p>
      <text:p text:style-name="Text_20_body">Todas estas três variáveis possuem o tipo de dado refcursor, mas a primeira pode ser utilizada em qualquer consulta, enquanto a segunda possui uma consulta totalmente especificada <text:span text:style-name="T1">ligada</text:span> à mesma, e a terceira possui uma consulta parametrizada ligada à mesma (O parâmetro chave será substituído por um valor inteiro quando o cursor for aberto). A variável curs1 é dita como <text:span text:style-name="T1">desligada</text:span> (unbound), uma vez quer não está ligada a uma determinada consulta.</text:p>
      <text:h text:style-name="Heading_20_2" text:outline-level="2" text:is-list-header="true">Abertura de cursor</text:h>
      <text:p text:style-name="Text_20_body">Antes do cursor poder ser utilizado para trazer linhas, este deve ser <text:span text:style-name="T1">aberto</text:span> (É a ação equivalente ao comando SQL DECLARE CURSOR). A linguagem PL/pgSQL possui três formas para a instrução OPEN, duas das quais utilizam variáveis cursor desligadas, enquanto a terceira utiliza uma variável cursor ligada.</text:p>
      <text:h text:style-name="Heading_20_3" text:outline-level="3" text:is-list-header="true"><text:line-break/>OPEN FOR SELECT</text:h>
      <text:p text:style-name="P20">OPEN cursor_desligado FOR SELECT ...;</text:p>
      <text:p text:style-name="Text_20_body">A variável cursor é aberta e recebe a consulta especificada para executar. O cursor não pode estar aberto, e deve ter sido declarado como um cursor desligado, ou seja, simplesmente como uma variável do tipo refcursor. O comando SELECT é tratado da mesma maneira que nas outras instruções SELECT da linguagem PL/pgSQL: Os nomes das variáveis da linguagem PL/pgSQL são substituídos, e o plano de execução é colocado no <text:span text:style-name="T1">cache</text:span> para uma possível reutilização.</text:p>
      <text:p text:style-name="Text_20_body">Exemplo:</text:p>
      <text:p text:style-name="P20">OPEN curs1 FOR SELECT * FROM foo WHERE chave = minha_chave;</text:p>
      <text:h text:style-name="P39" text:outline-level="3" text:is-list-header="true"/>
      <text:h text:style-name="P41" text:outline-level="3">OPEN FOR EXECUTE</text:h>
      <text:p text:style-name="P20">OPEN cursor_desligado FOR EXECUTE cadeia_de_caracteres_da_consulta;</text:p>
      <text:p text:style-name="Text_20_body">A variável cursor é aberta e recebe a consulta especificada para executar. O cursor não pode estar aberto, e deve ter sido declarado como um cursor desligado, ou seja, simplesmente como uma variável do tipo refcursor. A consulta é especificada como uma expressão cadeia de caracteres da mesma maneira que no comando EXECUTE. Como habitual, esta forma provê flexibilidade e, portanto, a consulta pode variar entre execuções.</text:p>
      <text:p text:style-name="Text_20_body">Exemplo:</text:p>
      <text:p text:style-name="P20">OPEN curs1 FOR EXECUTE 'SELECT * FROM ' || quote_ident($1);</text:p>
      <text:h text:style-name="Heading_20_3" text:outline-level="3" text:is-list-header="true">Abertura de cursor ligado</text:h>
      <text:p text:style-name="P20">OPEN cursor_ligado [ ( valores_dos_argumentos ) ];</text:p>
      <text:p text:style-name="Text_20_body">Esta forma do OPEN é utilizada para abrir uma variável cursor cuja consulta foi ligada à mesma ao ser declarada. O cursor não pode estar aberto. Deve estar presente uma lista de expressões com os valores reais dos argumentos se, e somente se, o cursor for declarado como recebendo argumentos. Estes valores são substituídos na consulta. O plano de comando do cursor ligado é sempre considerado como passível de ser colocado no <text:span text:style-name="T1">cache</text:span>; neste caso não há forma EXECUTE equivalente.</text:p>
      <text:p text:style-name="Text_20_body">Exemplos:</text:p>
      <text:p text:style-name="Preformatted_20_Text">OPEN curs2;</text:p>
      <text:p text:style-name="P20">OPEN curs3(42);</text:p>
      <text:h text:style-name="Heading_20_2" text:outline-level="2" text:is-list-header="true">Utilização de cursores</text:h>
      <text:p text:style-name="Text_20_body">Uma vez que o cursor tenha sido aberto, este pode ser manipulado pelas instruções descritas a seguir.</text:p>
      <text:p text:style-name="Text_20_body">Para começar, não há necessidade destas manipulações estarem na mesma função que abriu o cursor. Pode ser retornado pela função um valor refcursor, e deixar por conta de quem chamou operar o cursor (Internamente, o valor de refcursor é simplesmente uma cadeia de caracteres com o nome do tão falado portal que contém a consulta ativa para o cursor. Este nome pode ser passado, atribuído a outras variáveis refcursor, e por aí em diante, sem perturbar o portal).</text:p>
      <text:p text:style-name="Text_20_body">Todos os portais são fechados implicitamente ao término da transação. Portanto, o valor de refcursor pode ser utilizado para fazer referência a um cursor aberto até o fim da transação.</text:p>
      <text:h text:style-name="Heading_20_3" text:outline-level="3" text:is-list-header="true">FETCH</text:h>
      <text:p text:style-name="P20">FETCH cursor INTO destino;</text:p>
      <text:p text:style-name="Text_20_body">A instrução FETCH coloca a próxima linha do cursor no destino, que pode ser uma variável linha, uma variável registro, ou uma lista separada por vírgulas de variáveis simples, da mesma maneira que no SELECT INTO. Como no SELECT INTO, pode ser verificada a variável especial FOUND para ver se foi obtida uma linha, ou não.</text:p>
      <text:p text:style-name="Text_20_body"><text:soft-page-break/>Exemplos:</text:p>
      <text:p text:style-name="Preformatted_20_Text">FETCH curs1 INTO variável_linha;</text:p>
      <text:p text:style-name="P20">FETCH curs2 INTO foo, bar, baz;</text:p>
      <text:h text:style-name="P39" text:outline-level="3" text:is-list-header="true">CLOSE</text:h>
      <text:p text:style-name="P20">CLOSE cursor;</text:p>
      <text:p text:style-name="Text_20_body">A instrução CLOSE fecha o portal subjacente ao cursor aberto. Pode ser utilizada para liberar recursos antes do fim da transação, ou para liberar a variável cursor para que esta possa ser aberta novamente.</text:p>
      <text:p text:style-name="Text_20_body"/>
      <text:p text:style-name="P12">Exemplo:</text:p>
      <text:p text:style-name="P20">CLOSE curs1;</text:p>
      <text:h text:style-name="Heading_20_3" text:outline-level="3" text:is-list-header="true">Retornar cursor</text:h>
      <text:p text:style-name="Text_20_body">As funções PL/pgSQL podem retornar cursores para quem fez a chamada. É útil para retornar várias linhas ou colunas, especialmente em conjuntos de resultados muito grandes. Para ser feito, a função abre o cursor e retorna o nome do cursor para quem chamou (ou simplesmente abre o cursor utilizando o nome do portal especificado por, ou de outra forma conhecido por, quem chamou). Quem chamou poderá então ler as linhas usando o cursor. O cursor pode ser fechado por quem chamou, ou será fechado automaticamente ao término da transação.</text:p>
      <text:p text:style-name="Text_20_body">O nome do portal utilizado para o cursor pode ser especificado pelo programador ou gerado automaticamente. Para especificar o nome do portal deve-se, simplesmente, atribuir uma cadeia de caracteres à variável refcursor antes de abri-la. O valor cadeia de caracteres da variável refcursor será utilizado pelo OPEN como o nome do portal subjacente. Entretanto, quando a variável refcursor é nula, o OPEN gera automaticamente um nome que não conflita com nenhum portal existente, e atribui este nome à variável refcursor.</text:p>
      <text:p text:style-name="Quotations"><text:span text:style-name="T4">Nota:</text:span> Uma variável cursor ligada é inicializada com o valor cadeia de caracteres que representa o seu nome e, portanto, o nome do portal é o mesmo da variável cursor, a menos que o programador mude este nome fazendo uma atribuição antes de abrir o cursor. Porém, uma variável cursor desligada tem inicialmente o valor nulo por padrão e, portanto, recebe um nome único gerado automaticamente, a menos que este seja mudado.</text:p>
      <text:p text:style-name="P12">O exemplo a seguir mostra uma maneira de fornecer o nome do cursor por quem chama:</text:p>
      <text:p text:style-name="Preformatted_20_Text">CREATE TABLE teste (col text);</text:p>
      <text:p text:style-name="Preformatted_20_Text">INSERT INTO teste VALUES ('123');</text:p>
      <text:p text:style-name="Preformatted_20_Text"/>
      <text:p text:style-name="Preformatted_20_Text">CREATE FUNCTION reffunc(refcursor) RETURNS refcursor AS '</text:p>
      <text:p text:style-name="Preformatted_20_Text">BEGIN</text:p>
      <text:p text:style-name="Preformatted_20_Text"><text:s text:c="4"/>OPEN $1 FOR SELECT col FROM teste;</text:p>
      <text:p text:style-name="Preformatted_20_Text"><text:s text:c="4"/>RETURN $1;</text:p>
      <text:p text:style-name="Preformatted_20_Text">END;</text:p>
      <text:p text:style-name="Preformatted_20_Text">' LANGUAGE plpgsql;</text:p>
      <text:p text:style-name="Preformatted_20_Text"/>
      <text:p text:style-name="Preformatted_20_Text"><text:soft-page-break/>BEGIN;</text:p>
      <text:p text:style-name="Preformatted_20_Text">SELECT reffunc('funccursor');</text:p>
      <text:p text:style-name="Preformatted_20_Text"/>
      <text:p text:style-name="Preformatted_20_Text"><text:span text:style-name="Example"><text:s text:c="2"/>reffunc</text:span></text:p>
      <text:p text:style-name="Preformatted_20_Text"><text:span text:style-name="Example">------------</text:span></text:p>
      <text:p text:style-name="Preformatted_20_Text"><text:span text:style-name="Example"><text:s/>funccursor</text:span></text:p>
      <text:p text:style-name="Preformatted_20_Text"><text:span text:style-name="Example">(1 linha)</text:span></text:p>
      <text:p text:style-name="Preformatted_20_Text"/>
      <text:p text:style-name="Preformatted_20_Text">FETCH ALL IN funccursor;</text:p>
      <text:p text:style-name="Preformatted_20_Text"/>
      <text:p text:style-name="Preformatted_20_Text"><text:span text:style-name="Example"><text:s/>col</text:span></text:p>
      <text:p text:style-name="Preformatted_20_Text"><text:span text:style-name="Example">-----</text:span></text:p>
      <text:p text:style-name="Preformatted_20_Text"><text:span text:style-name="Example"><text:s/>123</text:span></text:p>
      <text:p text:style-name="Preformatted_20_Text"><text:span text:style-name="Example">(1 linha)</text:span></text:p>
      <text:p text:style-name="Preformatted_20_Text"/>
      <text:p text:style-name="P20">COMMIT;</text:p>
      <text:p text:style-name="P12">O exemplo a seguir usa a geração automática de nome de cursor:</text:p>
      <text:p text:style-name="Preformatted_20_Text">CREATE FUNCTION reffunc2() RETURNS refcursor AS '</text:p>
      <text:p text:style-name="Preformatted_20_Text">DECLARE</text:p>
      <text:p text:style-name="Preformatted_20_Text"><text:s text:c="4"/>ref refcursor;</text:p>
      <text:p text:style-name="Preformatted_20_Text">BEGIN</text:p>
      <text:p text:style-name="Preformatted_20_Text"><text:s text:c="4"/>OPEN ref FOR SELECT col FROM teste;</text:p>
      <text:p text:style-name="Preformatted_20_Text"><text:s text:c="4"/>RETURN ref;</text:p>
      <text:p text:style-name="Preformatted_20_Text">END;</text:p>
      <text:p text:style-name="Preformatted_20_Text">' LANGUAGE plpgsql;</text:p>
      <text:p text:style-name="Preformatted_20_Text"/>
      <text:p text:style-name="Preformatted_20_Text">BEGIN;</text:p>
      <text:p text:style-name="Preformatted_20_Text">SELECT reffunc2();</text:p>
      <text:p text:style-name="Preformatted_20_Text"/>
      <text:p text:style-name="Preformatted_20_Text"><text:span text:style-name="Example"><text:s text:c="6"/>reffunc2</text:span></text:p>
      <text:p text:style-name="Preformatted_20_Text"><text:span text:style-name="Example">--------------------</text:span></text:p>
      <text:p text:style-name="Preformatted_20_Text"><text:span text:style-name="Example"><text:s/>&lt;unnamed portal 1&gt;</text:span></text:p>
      <text:p text:style-name="Preformatted_20_Text"><text:span text:style-name="Example">(1 linha)</text:span></text:p>
      <text:p text:style-name="Preformatted_20_Text"/>
      <text:p text:style-name="Preformatted_20_Text">FETCH ALL IN "&lt;unnamed cursor 1&gt;";</text:p>
      <text:p text:style-name="Preformatted_20_Text"/>
      <text:p text:style-name="Preformatted_20_Text"><text:span text:style-name="Example"><text:s/>col</text:span></text:p>
      <text:p text:style-name="Preformatted_20_Text"><text:span text:style-name="Example">-----</text:span></text:p>
      <text:p text:style-name="Preformatted_20_Text"><text:span text:style-name="Example"><text:s/>123</text:span></text:p>
      <text:p text:style-name="Preformatted_20_Text"><text:span text:style-name="Example">(1 linha)</text:span></text:p>
      <text:p text:style-name="Preformatted_20_Text"/>
      <text:p text:style-name="P20">COMMIT;</text:p>
      <text:p text:style-name="P12">Os exemplos a seguir mostram uma maneira de retornar vários cursores de uma única função:</text:p>
      <text:p text:style-name="Preformatted_20_Text">CREATE FUNCTION minha_funcao(refcursor, refcursor) RETURNS SETOF refcursor AS $$</text:p>
      <text:p text:style-name="Preformatted_20_Text">BEGIN</text:p>
      <text:p text:style-name="Preformatted_20_Text"><text:s text:c="4"/>OPEN $1 FOR SELECT * FROM tabela_1;</text:p>
      <text:p text:style-name="Preformatted_20_Text"><text:s text:c="4"/>RETURN NEXT $1;</text:p>
      <text:p text:style-name="Preformatted_20_Text"><text:s text:c="4"/>OPEN $2 FOR SELECT * FROM tabela_2;</text:p>
      <text:p text:style-name="Preformatted_20_Text"><text:s text:c="4"/>RETURN NEXT $2;</text:p>
      <text:p text:style-name="Preformatted_20_Text"><text:s text:c="4"/>RETURN;</text:p>
      <text:p text:style-name="Preformatted_20_Text">END;</text:p>
      <text:p text:style-name="Preformatted_20_Text">$$ LANGUAGE plpgsql;</text:p>
      <text:p text:style-name="Preformatted_20_Text"/>
      <text:p text:style-name="Preformatted_20_Text">-- é necessário estar em uma transação para poder usar cursor</text:p>
      <text:p text:style-name="Preformatted_20_Text">BEGIN;</text:p>
      <text:p text:style-name="Preformatted_20_Text"><text:soft-page-break/></text:p>
      <text:p text:style-name="Preformatted_20_Text">SELECT * FROM minha_funcao('a', 'b');</text:p>
      <text:p text:style-name="Preformatted_20_Text"/>
      <text:p text:style-name="Preformatted_20_Text">FETCH ALL FROM a;</text:p>
      <text:p text:style-name="Preformatted_20_Text">FETCH ALL FROM b;</text:p>
      <text:p text:style-name="P20">COMMIT;</text:p>
      <text:h text:style-name="Heading_20_1" text:outline-level="1" text:is-list-header="true"><text:bookmark text:name="PLPGSQL-ERRORS-AND-MESSAGES"/>Erros e mensagens</text:h>
      <text:p text:style-name="Text_20_body">A instrução RAISE é utilizada para gerar mensagens informativas e causar erros.</text:p>
      <text:p text:style-name="P20">RAISE nível 'formato' [, variável [, ...]];</text:p>
      <text:p text:style-name="Text_20_body">Os níveis possíveis são DEBUG, LOG, INFO, NOTICE, WARNING, e EXCEPTION. O nível EXCEPTION causa um erro (que normalmente interrompe a transação corrente); os outros níveis apenas geram mensagens com diferentes níveis de prioridade. Se as mensagens de uma determinada prioridade são informadas ao cliente, escritas no <text:span text:style-name="T1">log</text:span> do servidor, ou as duas coisas, é controlado pelas variáveis de configuração <text:a xlink:type="simple" xlink:href="http://pgdocptbr.sourceforge.net/pg80/runtime-config.html#GUC-LOG-MIN-MESSAGES" text:style-name="Internet_20_link" text:visited-style-name="Visited_20_Internet_20_Link">log_min_messages</text:a> e <text:a xlink:type="simple" xlink:href="http://pgdocptbr.sourceforge.net/pg80/runtime-config.html#GUC-CLIENT-MIN-MESSAGES" text:style-name="Internet_20_link" text:visited-style-name="Visited_20_Internet_20_Link">client_min_messages</text:a>. Para obter informações adicionais deve ser consultada a <text:a xlink:type="simple" xlink:href="http://pgdocptbr.sourceforge.net/pg80/runtime-config.html" text:style-name="Internet_20_link" text:visited-style-name="Visited_20_Internet_20_Link">Seção 16.4</text:a>.</text:p>
      <text:p text:style-name="Text_20_body">Dentro da cadeia de caracteres de formatação, o caractere % é substituído pela representação na forma de cadeia de caracteres do próximo argumento opcional. Deve ser escrito %% para produzir um % literal. Deve ser observado que atualmente os argumentos opcionais devem ser variáveis simples, e não expressões, e o formato deve ser um literal cadeia de caracteres simples.</text:p>
      <text:p text:style-name="Text_20_body">Neste exemplo o valor de v_job_id substitui o caractere % na cadeia de caracteres:</text:p>
      <text:p text:style-name="P20">RAISE NOTICE 'Chamando cs_create_job(%)', v_job_id;</text:p>
      <text:p text:style-name="Text_20_body">Este exemplo interrompe a transação com a mensagem de erro fornecida:</text:p>
      <text:p text:style-name="P20">RAISE EXCEPTION 'ID inexistente --&gt; %', id_usuario;</text:p>
      <text:p text:style-name="Text_20_body">Atualmente RAISE EXCEPTION sempre gera o mesmo código SQLSTATE, P0001, não importando a mensagem com a qual seja chamado. É possível capturar esta exceção com EXCEPTION ... WHEN RAISE_EXCEPTION THEN ..., mas não há como diferenciar um RAISE de outro.</text:p>
      <text:p text:style-name="Text_20_body"/>
      <text:p text:style-name="Standard">CREATE FUNCTION checksal(text) RETURNS int4 AS '</text:p>
      <text:p text:style-name="Standard"><text:s text:c="8"/>DECLARE</text:p>
      <text:p text:style-name="Standard"><text:s text:c="16"/>inname <text:s/>ALIAS FOR $1;</text:p>
      <text:p text:style-name="Standard"><text:s text:c="16"/>sal <text:s text:c="4"/>employees%ROWTYPE;</text:p>
      <text:p text:style-name="Standard"><text:s text:c="16"/>myval <text:s/>employees.salary%TYPE;</text:p>
      <text:p text:style-name="Standard"/>
      <text:p text:style-name="Standard"><text:s text:c="8"/>BEGIN</text:p>
      <text:p text:style-name="Standard"><text:s text:c="16"/>SELECT INTO myval salary</text:p>
      <text:p text:style-name="Standard"><text:s text:c="24"/>FROM employees WHERE name=inname;</text:p>
      <text:p text:style-name="Standard"><text:s text:c="16"/>RETURN myval;</text:p>
      <text:p text:style-name="Standard"><text:s text:c="8"/>END;</text:p>
      <text:p text:style-name="Standard">' LANGUAGE 'plpgsql';</text:p>
      <text:p text:style-name="Standard"/>
      <text:p text:style-name="Standard"><text:soft-page-break/>SELECT checksal('Paul');</text:p>
      <text:p text:style-name="Standard"/>
      <text:p text:style-name="Standard">select 5/2;</text:p>
      <text:p text:style-name="Standard"/>
      <text:p text:style-name="Standard">select timestamp(5000000/2);</text:p>
      <text:p text:style-name="Text_20_body"/>
      <text:h text:style-name="Heading_20_1" text:outline-level="1" text:is-list-header="true"><text:bookmark text:name="PLPGSQL-QUOTE-TIPS"/><text:line-break/>Tratamento dos apóstrofos</text:h>
      <text:p text:style-name="Text_20_body">O código da função PL/pgSQL é especificado no comando CREATE FUNCTION como um literal cadeia de caracteres. Se o literal cadeia de caracteres for escrito da maneira usual, que é entre apóstrofos ('), então os apóstrofos dentro do corpo da função devem ser duplicados; da mesma maneira, as contrabarras dentro do corpo da função (\) devem ser duplicadas. Duplicar os apóstrofos é no mínimo entediante, e nos casos mais complicados pode tornar o código difícil de ser compreendido, porque pode-se chegar facilmente a uma situação onde são necessários seis ou mais apóstrofos adjacentes. Por isso, recomenda-se que o corpo da função seja escrito em um literal cadeia de caracteres delimitado por "cifrão" (consulte a <text:a xlink:type="simple" xlink:href="http://pgdocptbr.sourceforge.net/pg80/sql-syntax.html#SQL-SYNTAX-DOLLAR-QUOTING" text:style-name="Internet_20_link" text:visited-style-name="Visited_20_Internet_20_Link">Seção 4.1.2.2</text:a>) em vez de delimitado por apóstrofos. Na abordagem delimitada por cifrão os apóstrofos nunca são duplicados e, em vez disso, toma-se o cuidado de escolher uma marca diferente para cada nível de aninhamento necessário. Por exemplo, o comando CREATE FUNCTION pode ser escrito da seguinte maneira:</text:p>
      <text:p text:style-name="Preformatted_20_Text">CREATE OR REPLACE FUNCTION funcao_teste(integer) RETURNS integer AS $PROC$</text:p>
      <text:p text:style-name="Preformatted_20_Text"><text:s text:c="10"/>....</text:p>
      <text:p text:style-name="P20">$PROC$ LANGUAGE plpgsql;</text:p>
      <text:p text:style-name="Text_20_body">No corpo da função podem ser utilizados apóstrofos para delimitar cadeias de caracteres simples nos comandos <text:span text:style-name="ACRONYM">SQL</text:span>, e $$ para delimitar fragmentos de comandos <text:span text:style-name="ACRONYM">SQL</text:span> montados como cadeia de caracteres. Se for necessário delimitar um texto contendo $$, deve ser utilizado $Q$, e assim por diante.</text:p>
      <text:p text:style-name="Text_20_body">O quadro abaixo mostra o que deve ser feito para escrever o corpo da função entre apóstrofos (sem uso da delimitação por cifrão). Pode ser útil para tornar códigos anteriores à delimitação por cifrão mais fácil de serem compreendidos.</text:p>
      <text:p text:style-name="P22">1 apóstrofo </text:p>
      <text:p text:style-name="P23">para começar e terminar o corpo da função como, por exemplo:</text:p>
      <text:p text:style-name="P24">CREATE FUNCTION foo() RETURNS integer AS '</text:p>
      <text:p text:style-name="P24"><text:s text:c="10"/>....</text:p>
      <text:p text:style-name="P25">' LANGUAGE plpgsql;</text:p>
      <text:p text:style-name="P23">Em todas as ocorrências dentro do corpo da função os apóstrofos <text:span text:style-name="T1">devem</text:span> aparecer em pares.</text:p>
      <text:p text:style-name="P22">2 apóstrofos </text:p>
      <text:p text:style-name="P23">Para literais cadeia de caracteres dentro do corpo da função como, por exemplo:</text:p>
      <text:p text:style-name="P24">a_output := ''Blah'';</text:p>
      <text:p text:style-name="P25"><text:soft-page-break/>SELECT * FROM users WHERE f_nome=''foobar'';</text:p>
      <text:p text:style-name="P23">Na abordagem delimitada por cifrão seria escrito apenas</text:p>
      <text:p text:style-name="P24">a_output := 'Blah';</text:p>
      <text:p text:style-name="P25">SELECT * FROM users WHERE f_nome='foobar';</text:p>
      <text:p text:style-name="P23">que é exatamente o código visto pelo analisador do PL/pgSQL nos dois casos.</text:p>
      <text:p text:style-name="P22">4 apóstrofos </text:p>
      <text:p text:style-name="P23">Quando é necessário colocar um apóstrofo em uma constante cadeia de caracteres dentro do corpo da função como, por exemplo:</text:p>
      <text:p text:style-name="P25">a_output := a_output || '' AND nome LIKE ''''foobar'''' AND xyz''</text:p>
      <text:p text:style-name="P23">O verdadeiro valor anexado a a_output seria: AND nome LIKE 'foobar' AND xyz.</text:p>
      <text:p text:style-name="P23">Na abordagem delimitada por cifrão seria escrito</text:p>
      <text:p text:style-name="P25">a_output := a_output || $$ AND nome LIKE 'foobar' AND xyz$$</text:p>
      <text:p text:style-name="P23">tendo-se o cuidado de que todos os delimitadores por cifrão envolvendo este comando não sejam apenas $$.</text:p>
      <text:p text:style-name="P22">6 apóstrofos </text:p>
      <text:p text:style-name="P23">Quando o apóstrofo na cadeia de caracteres dentro do corpo da função está adjacente ao final da constante cadeia de caracteres como, por exemplo:</text:p>
      <text:p text:style-name="P25">a_output := a_output || '' AND nome LIKE ''''foobar''''''</text:p>
      <text:p text:style-name="P23">O valor anexado à a_output seria: AND nome LIKE 'foobar'.</text:p>
      <text:p text:style-name="P23">Na abordagem delimitada por cifrão se tornaria</text:p>
      <text:p text:style-name="P25">a_output := a_output || $$ AND nome LIKE 'foobar'$$</text:p>
      <text:p text:style-name="P22">10 apóstrofos </text:p>
      <text:p text:style-name="P23">Quando é necessário colocar dois apóstrofos em uma constante cadeia de caracteres (que necessita de 8 apóstrofos), e estes dois apóstrofos estão adjacentes ao final da constante cadeia de caracteres (mais 2 apóstrofos). Normalmente isto só é necessário quando são escritas funções que geram outras funções como no <text:a xlink:type="simple" xlink:href="http://pgdocptbr.sourceforge.net/pg80/plpgsql-porting.html#PLPGSQL-PORTING-EX2" text:style-name="Internet_20_link" text:visited-style-name="Visited_20_Internet_20_Link">Exemplo 35-8</text:a>. Por exemplo:</text:p>
      <text:p text:style-name="P24">a_output := a_output || '' if v_'' ||</text:p>
      <text:p text:style-name="P24"><text:s text:c="4"/>referrer_keys.kind || '' like ''''''''''</text:p>
      <text:p text:style-name="P24"><text:s text:c="4"/>|| referrer_keys.key_string || ''''''''''</text:p>
      <text:p text:style-name="P24"><text:s text:c="4"/>then return '''''' <text:s/>|| referrer_keys.referrer_type</text:p>
      <text:p text:style-name="P25"><text:s text:c="4"/>|| ''''''; end if;'';</text:p>
      <text:p text:style-name="P23"><text:soft-page-break/>O valor de a_output seria então:</text:p>
      <text:p text:style-name="P25">if v_... like ''...'' then return ''...''; end if;</text:p>
      <text:p text:style-name="P23">Na abordagem delimitada por cifrão se tornaria</text:p>
      <text:p text:style-name="P24">a_output := a_output || $$ if v_$$ || referrer_keys.kind || $$ like '$$</text:p>
      <text:p text:style-name="P24"><text:s text:c="4"/>|| referrer_keys.key_string || $$'</text:p>
      <text:p text:style-name="P24"><text:s text:c="4"/>then return '$$ <text:s/>|| referrer_keys.referrer_type</text:p>
      <text:p text:style-name="P25"><text:s text:c="4"/>|| $$'; end if;$$;</text:p>
      <text:p text:style-name="P23">onde se assume que só é necessário colocar um único apóstrofo em a_output, porque este será delimitado novamente antes de ser utilizado.</text:p>
      <text:p text:style-name="Text_20_body">Uma outra abordagem é fazer o escape dos apóstrofos no corpo da função utilizando a contrabarra em vez de duplicá-los. Desta forma é escrito \'\' no lugar de ''''. Alguns acham esta forma mais fácil, porém outros não concordam.</text:p>
      <text:p text:style-name="Standard"/>
      <text:p text:style-name="P28">Sobrecarga de função.</text:p>
      <text:p text:style-name="P26"> </text:p>
      <text:p text:style-name="P27">O conceito de sobrecarga de função na PL/pgSQL é o mesmo encontrado nas linguagens de programação orientadas a objeto. Abaixo um exemplo bem simples que ilustra esse conceito.</text:p>
      <text:p text:style-name="P26"> </text:p>
      <text:p text:style-name="P27">Imagine uma função soma.</text:p>
      <text:p text:style-name="P26"> </text:p>
      <text:p text:style-name="P27">Create function soma(num1 integer, num2 integer) returns integer as</text:p>
      <text:p text:style-name="P27">$$</text:p>
      <text:p text:style-name="P27">Declare</text:p>
      <text:p text:style-name="P26">         <text:span text:style-name="T6">resultado integer := 0;</text:span></text:p>
      <text:p text:style-name="P27">Begin</text:p>
      <text:p text:style-name="P26">         <text:span text:style-name="T6">resultado := num1 + num2;</text:span></text:p>
      <text:p text:style-name="P26">         <text:span text:style-name="T6">return resultado;</text:span></text:p>
      <text:p text:style-name="P27">End;</text:p>
      <text:p text:style-name="P27">$$ language ‘plpgsql’; </text:p>
      <text:p text:style-name="P26"> </text:p>
      <text:p text:style-name="P27">Essa é uma função soma que recebe dois números inteiros. Mas e se o usuário passar dois dados do tipo caracter ao invés de números, qual seria o comportamento da minha função? Ai é que entra o conceito de sobrecarga de função. O PostgreSQL me permite ter uma função com o mesmo nome, mas com uma assinatura diferente. A assinatura é formada pelo nome + os parâmetros recebidos pela função. Por isso é que para remover uma função nós temos que utilizar o comando drop function + a assinatura da função e não somente o nome da função.</text:p>
      <text:p text:style-name="P26"> </text:p>
      <text:p text:style-name="P27">Para resolvermos o problema acima basta criarmos uma função soma da seguinte forma:</text:p>
      <text:p text:style-name="P29">Create function soma(num1 text, num2 text) returns char as</text:p>
      <text:p text:style-name="P27">$$</text:p>
      <text:p text:style-name="P27">Declare</text:p>
      <text:p text:style-name="P26">         <text:span text:style-name="T6">resultado text;</text:span></text:p>
      <text:p text:style-name="P27">Begin</text:p>
      <text:p text:style-name="P26">         <text:span text:style-name="T6">resultado := num1 || num2; --- || é o caracter para concatenação.</text:span></text:p>
      <text:p text:style-name="P26">         <text:span text:style-name="T7">return resultado;</text:span></text:p>
      <text:p text:style-name="P29">End;</text:p>
      <text:p text:style-name="P29">$$ language 'plpgsql';</text:p>
      <text:p text:style-name="P26"><text:soft-page-break/> </text:p>
      <text:p text:style-name="P27">Dessa forma, teríamos duas funções “soma”, uma que recebe dois inteiros e devolve o resultado da soma dos dois e outra que recebe dois caracteres e retorna a concatenação desses caracteres. O usuário só precisa saber que para concatenar caracteres ou somar valores basta chamar uma função soma.</text:p>
      <text:p text:style-name="Standard"/>
      <text:p text:style-name="P27">Baseado no tipo dos parâmetros passados, o PostgreSQL se encarrega de definir qual a função será utilizada.</text:p>
      <text:p text:style-name="P26"> </text:p>
      <text:p text:style-name="P26"><text:span text:style-name="Strong_20_Emphasis"><text:span text:style-name="T6">Observações:</text:span></text:span><text:span text:style-name="T6"> </text:span><text:span text:style-name="Emphasis"><text:span text:style-name="T6">Nas funções acima eu poderia ter suprimido a variável resultado e retornado os valores diretamente chamando “return num1 + num2;”. A intenção foi a de reforçar o conceito da declaração de variável.</text:span></text:span></text:p>
      <text:p text:style-name="P31"> </text:p>
      <text:p text:style-name="P27">O exemplo é bem simples o que quero mostrar é o conceito.</text:p>
      <text:p text:style-name="Standard"/>
      <text:p text:style-name="Standard">Exemplo prático de uso de funções plpgsql para validar CPF e CNPJ:</text:p>
      <text:p text:style-name="Standard"/>
      <text:p text:style-name="Text_20_body"><text:span text:style-name="T11">-- *****************************************************<text:line-break/>-- Função: </text:span><text:span text:style-name="T12">f_cnpjcpf</text:span><text:span text:style-name="T11"><text:line-break/>-- Objetivo: <text:line-break/>--   Validar o número do documento especificado<text:line-break/>--   (CNPJ ou CPF) ou não (livre)<text:line-break/>-- Argumentos: <text:line-break/>--   Pessoa [Jurídica(0),Física(1) ou<text:line-break/>--   Livre(2)] (integer), Número com dígitos <text:line-break/>--   verificadores e sem pontuação (bpchar)<text:line-break/>-- Retorno: <text:line-break/>--   -1: Tipo de Documento invalido.<text:line-break/>--   -2: Caracter inválido no numero do documento. <text:line-break/>--   -3: Numero do Documento invalido.<text:line-break/>--   1: OK (smallint)<text:line-break/>-- *****************************************************<text:line-break/>--</text:span><text:line-break/><text:span text:style-name="T13">CREATE OR REPLACE</text:span><text:span text:style-name="T10"> </text:span><text:span text:style-name="T13">FUNCTION</text:span> <text:span text:style-name="T4">f_cnpjcpf</text:span> (integer,bpchar) <text:line-break/><text:span text:style-name="T13">RETURNS</text:span> integer <text:line-break/><text:span text:style-name="T13">AS</text:span> '<text:line-break/><text:span text:style-name="T13">DECLARE</text:span><text:line-break/><text:line-break/><text:span text:style-name="T11">-- Argumentos</text:span><text:line-break/><text:span text:style-name="T11">-- Tipo de verificacao : 0 (PJ), 1 (PF) e 2 (Livre)</text:span><text:line-break/>   pTipo ALIAS FOR $1; <text:line-break/><text:span text:style-name="T11">-- Numero do documento</text:span><text:line-break/>   pNumero ALIAS FOR $2; <text:line-break/><text:line-break/><text:span text:style-name="T11">-- Variaveis</text:span><text:line-break/>   i INT4; <text:span text:style-name="T11">-- Contador</text:span><text:line-break/>   iProd INT4; <text:span text:style-name="T11">-- Somatório</text:span><text:line-break/>   iMult INT4; <text:span text:style-name="T11">-- Fator</text:span><text:line-break/>   iDigito INT4; <text:span text:style-name="T11">-- Digito verificador calculado</text:span><text:line-break/><text:soft-page-break/>   sNumero VARCHAR(20); <text:span text:style-name="T11">-- numero do docto completo</text:span><text:line-break/><text:line-break/><text:span text:style-name="T13">BEGIN</text:span><text:line-break/><text:line-break/><text:span text:style-name="T11">-- verifica Argumentos validos</text:span><text:line-break/>   IF (pTipo &lt; 0) OR (pTipo &gt; 2) THEN<text:line-break/>      RETURN -1;<text:line-break/>   END IF;<text:line-break/><text:line-break/><text:span text:style-name="T11">-- se for Livre, nao eh necessario a verificacao</text:span><text:line-break/>   IF pTipo = 2 THEN<text:line-break/>      RETURN 1;<text:line-break/>   END IF;<text:line-break/><text:line-break/>   sNumero := trim(pNumero);<text:line-break/>   FOR i IN 1..char_length(sNumero) LOOP<text:line-break/>      IF position(substring(sNumero, i, 1) in ''1234567890'') = 0 THEN<text:line-break/>         RETURN -2;<text:line-break/>      END IF; <text:line-break/>   END LOOP;<text:line-break/>   sNumero := '''';<text:line-break/><text:line-break/><text:span text:style-name="T11">-- *****************************************************<text:line-break/>-- Verifica a validade do CNPJ <text:line-break/>-- *****************************************************</text:span><text:line-break/><text:line-break/>   IF (char_length(trim(pNumero)) = 14) AND (pTipo = 0) THEN<text:line-break/><text:line-break/><text:span text:style-name="T11">-- primeiro digito</text:span><text:line-break/>      sNumero := substring(pNumero from 1 for 12);<text:line-break/>      iMult := 2;<text:line-break/>      iProd := 0;<text:line-break/><text:line-break/>      FOR i IN REVERSE 12..1 LOOP<text:line-break/>         iProd := iProd + to_number(substring(sNumero from i for 1),''9'') * iMult;<text:line-break/>         IF iMult = 9 THEN<text:line-break/>            iMult := 2;<text:line-break/>         ELSE<text:line-break/>            iMult := iMult + 1;<text:line-break/>         END IF;<text:line-break/>      END LOOP;<text:line-break/><text:line-break/>      iDigito := 11 - (iProd % 11);<text:line-break/>      IF iDigito &gt;= 10 THEN<text:line-break/>         iDigito := 0;<text:line-break/>      END IF;<text:line-break/><text:line-break/>      sNumero := substring(pNumero from 1 for 12) || trim(to_char(iDigito,''9'')) || ''0'';<text:line-break/><text:soft-page-break/><text:line-break/><text:span text:style-name="T11">-- segundo digito</text:span><text:line-break/>      iMult := 2;<text:line-break/>      iProd := 0;<text:line-break/><text:line-break/>      FOR i IN REVERSE 13..1 LOOP<text:line-break/>         iProd := iProd + to_number(substring(sNumero from i for 1),''9'') * iMult;<text:line-break/>         IF iMult = 9 THEN<text:line-break/>            iMult := 2;<text:line-break/>         ELSE<text:line-break/>            iMult := iMult + 1;<text:line-break/>         END IF;<text:line-break/>      END LOOP;<text:line-break/><text:line-break/>      iDigito := 11 - (iProd % 11);<text:line-break/>      IF iDigito &gt;= 10 THEN<text:line-break/>         iDigito := 0;<text:line-break/>      END IF;<text:line-break/><text:line-break/>      sNumero := substring(sNumero from 1 for 13) || trim(to_char(iDigito,''9''));<text:line-break/>   END IF;<text:line-break/><text:line-break/><text:span text:style-name="T11">-- *****************************************************<text:line-break/>-- Verifica a validade do CPF <text:line-break/>-- *****************************************************</text:span><text:line-break/><text:line-break/>   IF (char_length(trim(pNumero)) = 11) AND (pTipo = 1) THEN<text:line-break/><text:line-break/><text:span text:style-name="T11">-- primeiro digito</text:span><text:line-break/>      iDigito := 0;<text:line-break/>      iProd := 0;<text:line-break/>      sNumero := substring(pNumero from 1 for 9);<text:line-break/><text:line-break/>      FOR i IN 1..9 LOOP<text:line-break/>         iProd := iProd + (to_number(substring(sNumero from i for 1),''9'') * (11 - i));<text:line-break/>      END LOOP;<text:line-break/>      iDigito := 11 - (iProd % 11);<text:line-break/>      IF (iDigito) &gt;= 10 THEN<text:line-break/>         iDigito := 0;<text:line-break/>      END IF;<text:line-break/>      sNumero := substring(pNumero from 1 for 9) || trim(to_char(iDigito,''9'')) || ''0'';<text:line-break/><text:line-break/><text:span text:style-name="T11">-- segundo digito</text:span><text:line-break/>      iProd := 0;<text:line-break/>      FOR i IN 1..10 LOOP<text:line-break/>         iProd := iProd + (to_number(substring(sNumero from i for 1),''9'') * (12 - i));<text:line-break/>      END LOOP;<text:line-break/>      iDigito := 11 - (iProd % 11);<text:line-break/><text:soft-page-break/>      IF (iDigito) &gt;= 10 THEN<text:line-break/>         iDigito := 0;<text:line-break/>      END IF;<text:line-break/>      sNumero := substring(sNumero from 1 for 10) || trim(to_char(iDigito,''9''));<text:line-break/><text:line-break/>   END IF;<text:line-break/><text:line-break/><text:span text:style-name="T11">-- faz a verificacao do digito verificador calculado</text:span><text:line-break/>   IF pNumero = sNumero::bpchar THEN<text:line-break/>      RETURN 1;<text:line-break/>   ELSE<text:line-break/>      RETURN -3;<text:line-break/>   END IF;<text:line-break/><text:span text:style-name="T13">END</text:span>;<text:line-break/>' <text:span text:style-name="T13">LANGUAGE</text:span> 'plpgsql';</text:p>
      <text:p text:style-name="Text_20_body">________________________________________</text:p>
      <text:p text:style-name="Text_20_body">Rode este script no seu banco, caso retorne um erro <text:span text:style-name="T14">"ERROR: language 'plpgsql' does not exist"</text:span> ou qualquer coisa parecida, é preciso dizer ao banco que esta base deve aceitar funções escritas em plpgsql. O PostgreSQL tem diversas linguagens PL, em uma das minhas colunas, menciona a maioria delas, dêem um olhada.</text:p>
      <text:p text:style-name="Text_20_body">Bom, para habilitar a base a aceitar o <text:span text:style-name="T10">plpgsql</text:span> execute o comando no prompt bash (<text:span text:style-name="T10">$</text:span>):<text:line-break/><text:line-break/><text:span text:style-name="T13">createlang</text:span> -U postgres pgplsql nomedabase<text:line-break/><text:line-break/>Em seguida, rode o script novamente.<text:line-break/>Para executá-lo, digite no prompt da base (<text:span text:style-name="T10">=#</text:span>):<text:line-break/><text:line-break/><text:span text:style-name="T13">SELECT</text:span> <text:span text:style-name="T4">f_cnpjcpf</text:span>( 1, '12312312345' );<text:line-break/><text:line-break/>Neste caso retorna um erro (-3) definido com documento inválido na função.<text:line-break/><text:line-break/><text:span text:style-name="T13">SELECT</text:span> <text:span text:style-name="T4">f_cnpjcpf</text:span>( 2, '12312312345' );<text:line-break/><text:line-break/>Neste caso retorna (1) que significa que a operação foi bem sucedida! Porquê?!<text:line-break/>Lembre-se, o argumento Pessoa tipo 2 não faz a validação do documento digitado.</text:p>
      <text:p text:style-name="Text_20_body">Você também pode utilizar a função <text:span text:style-name="T4">f_cnpjcpf</text:span> na validação de um campo, por exemplo:<text:line-break/><text:line-break/><text:span text:style-name="T13">CREATE TABLE</text:span> cadastro (<text:line-break/>   nome       VARCHAR(50) NOT NULL,<text:line-break/>   tipopessoa INT2 NOT NULL <text:line-break/>              CHECK (tipopessoa IN (0,1)),<text:line-break/>   cpfcnpj    CHAR(20) NOT NULL <text:line-break/>              CHECK (<text:span text:style-name="T4">f_cnpjcpf</text:span>(tipopessoa, cpfcnpj)=1)<text:line-break/>); </text:p>
      <text:p text:style-name="Text_20_body">Ao tentar inserir um registro com um número de <text:span text:style-name="T10">cpf</text:span> ou <text:span text:style-name="T10">cnpj</text:span> inválido, volta um erro retornado pela <text:span text:style-name="T1">Check Constraint </text:span>responsável pela validação. Tente:<text:line-break/><text:soft-page-break/><text:line-break/><text:span text:style-name="T13">INSERT</text:span> <text:span text:style-name="T13">INTO</text:span> cadastro (nome, tipopessoa, cpfcnpj) <text:line-break/><text:span text:style-name="T13">VALUES</text:span> ( 'Juliano S. Ignacio', 1, '12312312345');<text:line-break/><text:line-break/>Coloque o seu <text:span text:style-name="T10">nome</text:span> e <text:span text:style-name="T10">cpf</text:span> e verá que o registro será inserido.</text:p>
      <text:p text:style-name="Text_20_body">Outra aplicação é na validação de <text:span text:style-name="T10">cnpj</text:span> (por exemplo) de uma tabela importada de uma origem qualquer:</text:p>
      <text:p text:style-name="Text_20_body">SELECT * FROM nomedatabela <text:line-break/>WHERE <text:span text:style-name="T4">f_cnpjcpf</text:span>( 0, campocnpjimportado ) &lt; 1;</text:p>
      <text:p text:style-name="Text_20_body">Dessa maneira, irá selecionar todos os registros onde o número do <text:span text:style-name="T10">cnpj</text:span> estiver errado.</text:p>
      <text:p text:style-name="Standard"/>
      <text:p text:style-name="Standard">Observe que as atribuições são com := e que o IF usa apenas = para seus testes.</text:p>
      <text:p text:style-name="P6"/>
      <text:p text:style-name="P6"/>
      <text:p text:style-name="P4">Mais exemplos (do livro PostgreSQL a Comprehensive Guide)</text:p>
      <text:p text:style-name="Standard"/>
      <text:p text:style-name="Standard">drop table customers;</text:p>
      <text:p text:style-name="Standard">drop table tapes;</text:p>
      <text:p text:style-name="Standard">drop table rentals;</text:p>
      <text:p text:style-name="Standard"/>
      <text:p text:style-name="Standard">CREATE TABLE "customers" (</text:p>
      <text:p text:style-name="Standard"><text:tab/>"customer_id" integer unique not null,</text:p>
      <text:p text:style-name="Standard"><text:tab/>"customer_name" character varying(50) not null,</text:p>
      <text:p text:style-name="Standard"><text:tab/>"phone" character(8) null,</text:p>
      <text:p text:style-name="Standard"><text:tab/>"birth_date" date null,</text:p>
      <text:p text:style-name="Standard"><text:tab/>"balance" decimal(7,2)</text:p>
      <text:p text:style-name="Standard">);</text:p>
      <text:p text:style-name="Standard"/>
      <text:p text:style-name="Standard"/>
      <text:p text:style-name="Standard">CREATE TABLE "tapes" (</text:p>
      <text:p text:style-name="Standard"><text:tab/>"tape_id" character(8) not null,</text:p>
      <text:p text:style-name="Standard"><text:tab/>"title" character varying(80) not null,</text:p>
      <text:p text:style-name="Standard"><text:tab/>"duration" interval</text:p>
      <text:p text:style-name="Standard">);</text:p>
      <text:p text:style-name="Standard"/>
      <text:p text:style-name="Standard"/>
      <text:p text:style-name="Standard">CREATE TABLE "rentals" (</text:p>
      <text:p text:style-name="Standard"><text:tab/>"tape_id" character(8) not null,</text:p>
      <text:p text:style-name="Standard"><text:tab/>"rental_date" date not null,</text:p>
      <text:p text:style-name="Standard"><text:tab/>"customer_id" integer not null</text:p>
      <text:p text:style-name="Standard">);</text:p>
      <text:p text:style-name="Standard"/>
      <text:p text:style-name="Standard"/>
      <text:p text:style-name="Standard">INSERT INTO customers VALUES (3, 'Panky, Henry', '555-1221', '1968-01-21', 0.00);</text:p>
      <text:p text:style-name="Standard">INSERT INTO customers VALUES (1, 'Jones, Henry', '555-1212', '1970-10-10', 0.00);</text:p>
      <text:p text:style-name="Standard">INSERT INTO customers VALUES (4, 'Wonderland, Alice N.', '555-1122', '1969-03-05', 3.00);</text:p>
      <text:p text:style-name="Standard"><text:soft-page-break/>INSERT INTO customers VALUES (2, 'Rubin, William', '555-2211', '1972-07-10', 15.00);</text:p>
      <text:p text:style-name="Standard"/>
      <text:p text:style-name="Standard">INSERT INTO tapes VALUES ('AB-12345', 'The Godfather');</text:p>
      <text:p text:style-name="Standard">INSERT INTO tapes VALUES ('AB-67472', 'The Godfather');</text:p>
      <text:p text:style-name="Standard">INSERT INTO tapes VALUES ('MC-68873', 'Casablanca');</text:p>
      <text:p text:style-name="Standard">INSERT INTO tapes VALUES ('OW-41221', 'Citizen Kane');</text:p>
      <text:p text:style-name="Standard">INSERT INTO tapes VALUES ('AH-54706', 'Rear Window');</text:p>
      <text:p text:style-name="Standard"/>
      <text:p text:style-name="Standard">INSERT INTO rentals VALUES ('AB-12345', '2001-11-25', 1);</text:p>
      <text:p text:style-name="Standard">INSERT INTO rentals VALUES ('AB-67472', '2001-11-25', 3);</text:p>
      <text:p text:style-name="Standard">INSERT INTO rentals VALUES ('OW-41221', '2001-11-25', 1);</text:p>
      <text:p text:style-name="Standard">INSERT INTO rentals VALUES ('MC-68873', '2001-11-20', 3);</text:p>
      <text:p text:style-name="Standard"/>
      <text:p text:style-name="Standard">\echo '****************************************'</text:p>
      <text:p text:style-name="Standard">\echo 'You may see a few error messages:'</text:p>
      <text:p text:style-name="Standard">\echo ' <text:s/>table customers does not exist'</text:p>
      <text:p text:style-name="Standard">\echo ' <text:s/>table tapes does not exist'</text:p>
      <text:p text:style-name="Standard">\echo ' <text:s/>table rentals does not exist'</text:p>
      <text:p text:style-name="Standard">\echo ' <text:s/>CREATE TABLE / UNIQUE will create implicit index customers_id_key for table customers'</text:p>
      <text:p text:style-name="Standard">\echo ''</text:p>
      <text:p text:style-name="Standard">\echo 'This is normal and you can ignore those messages'</text:p>
      <text:p text:style-name="Standard">\echo '****************************************'</text:p>
      <text:p text:style-name="Standard"/>
      <text:p text:style-name="Standard">-- <text:s/>exchange_index.sql</text:p>
      <text:p text:style-name="Standard">--</text:p>
      <text:p text:style-name="Standard">CREATE OR REPLACE FUNCTION get_exchange( CHARACTER ) </text:p>
      <text:p text:style-name="Standard"><text:s text:c="2"/>RETURNS CHARACTER AS '</text:p>
      <text:p text:style-name="Standard"/>
      <text:p text:style-name="Standard"><text:s text:c="2"/>DECLARE</text:p>
      <text:p text:style-name="Standard"><text:s text:c="4"/>result<text:tab/><text:tab/>CHARACTER(3);</text:p>
      <text:p text:style-name="Standard"><text:s text:c="2"/>BEGIN</text:p>
      <text:p text:style-name="Standard"><text:s text:c="4"/></text:p>
      <text:p text:style-name="Standard"><text:tab/>result := SUBSTR( $1, 1, 3 );</text:p>
      <text:p text:style-name="Standard"/>
      <text:p text:style-name="Standard"><text:s text:c="4"/>return( result );</text:p>
      <text:p text:style-name="Standard"><text:s text:c="2"/>END;</text:p>
      <text:p text:style-name="Standard">' LANGUAGE 'plpgsql' WITH ( ISCACHABLE );</text:p>
      <text:p text:style-name="Standard"/>
      <text:p text:style-name="Standard"/>
      <text:p text:style-name="Standard">-- File: dirtree.sql</text:p>
      <text:p text:style-name="Standard"/>
      <text:p text:style-name="Standard">CREATE OR REPLACE FUNCTION dirtree( TEXT ) RETURNS SETOF _fileinfo AS $$</text:p>
      <text:p text:style-name="Standard">DECLARE</text:p>
      <text:p text:style-name="Standard"><text:s text:c="2"/>file <text:s/>_fileinfo%rowtype;</text:p>
      <text:p text:style-name="Standard"><text:s text:c="2"/>child _fileinfo%rowtype;</text:p>
      <text:p text:style-name="Standard">BEGIN</text:p>
      <text:p text:style-name="Standard"><text:s text:c="2"/></text:p>
      <text:p text:style-name="Standard"><text:soft-page-break/><text:s text:c="2"/>FOR file IN SELECT * FROM fileinfo( $1 ) LOOP</text:p>
      <text:p text:style-name="Standard"><text:s text:c="4"/>IF file.filename != '.' and file.filename != '..' THEN</text:p>
      <text:p text:style-name="Standard"><text:s text:c="6"/>file.filename = $1 || '/' || file.filename;</text:p>
      <text:p text:style-name="Standard"/>
      <text:p text:style-name="Standard"><text:s text:c="6"/>IF file.filetype = 'd' THEN</text:p>
      <text:p text:style-name="Standard"><text:s text:c="8"/>FOR child in SELECT * FROM dirtree( file.filename ) LOOP</text:p>
      <text:p text:style-name="Standard"><text:s text:c="10"/>RETURN NEXT child;</text:p>
      <text:p text:style-name="Standard"><text:tab/>END LOOP;</text:p>
      <text:p text:style-name="Standard"><text:s text:c="6"/>END IF;</text:p>
      <text:p text:style-name="Standard"><text:s text:c="6"/>RETURN NEXT file;</text:p>
      <text:p text:style-name="Standard"><text:s text:c="4"/>END IF;</text:p>
      <text:p text:style-name="Standard"><text:s text:c="2"/>END LOOP;</text:p>
      <text:p text:style-name="Standard"/>
      <text:p text:style-name="Standard"><text:s text:c="2"/>RETURN;</text:p>
      <text:p text:style-name="Standard"/>
      <text:p text:style-name="Standard">END</text:p>
      <text:p text:style-name="Standard">$$ LANGUAGE 'PLPGSQL';</text:p>
      <text:p text:style-name="Standard"/>
      <text:p text:style-name="Standard">--------------------------------------------------------------------------------</text:p>
      <text:p text:style-name="Standard">-- my_factorial</text:p>
      <text:p text:style-name="Standard">--------------------------------------------------------------------------------</text:p>
      <text:p text:style-name="Standard"/>
      <text:p text:style-name="Standard">CREATE OR REPLACE FUNCTION my_factorial( value INTEGER ) RETURNS INTEGER AS $$</text:p>
      <text:p text:style-name="Standard"><text:s text:c="2"/>DECLARE</text:p>
      <text:p text:style-name="Standard"><text:s text:c="4"/>arg INTEGER;</text:p>
      <text:p text:style-name="Standard"><text:s text:c="2"/>BEGIN</text:p>
      <text:p text:style-name="Standard"/>
      <text:p text:style-name="Standard"><text:s text:c="4"/>arg := value;</text:p>
      <text:p text:style-name="Standard"/>
      <text:p text:style-name="Standard"><text:s text:c="4"/>IF arg IS NULL OR arg &lt; 0 THEN</text:p>
      <text:p text:style-name="Standard"><text:s text:c="9"/>RAISE NOTICE 'Invalid Number';</text:p>
      <text:p text:style-name="Standard"><text:s text:c="9"/>RETURN NULL;</text:p>
      <text:p text:style-name="Standard"><text:s text:c="4"/>ELSE </text:p>
      <text:p text:style-name="Standard"><text:tab/>IF arg = 1 THEN</text:p>
      <text:p text:style-name="Standard"><text:s text:c="10"/>RETURN 1;</text:p>
      <text:p text:style-name="Standard"><text:s text:c="8"/>ELSE</text:p>
      <text:p text:style-name="Standard"><text:tab/> <text:s/>DECLARE </text:p>
      <text:p text:style-name="Standard"><text:s text:c="12"/>next_value INTEGER;</text:p>
      <text:p text:style-name="Standard"><text:s text:c="10"/>BEGIN</text:p>
      <text:p text:style-name="Standard"><text:tab/> <text:s text:c="3"/>next_value := my_factorial(arg - 1) * arg;</text:p>
      <text:p text:style-name="Standard"><text:s text:c="12"/>RETURN next_value;</text:p>
      <text:p text:style-name="Standard"><text:s text:c="10"/>END;</text:p>
      <text:p text:style-name="Standard"><text:s text:c="7"/>END IF;</text:p>
      <text:p text:style-name="Standard"><text:s text:c="4"/>END IF;</text:p>
      <text:p text:style-name="Standard"><text:s text:c="2"/>END;</text:p>
      <text:p text:style-name="Standard">$$ LANGUAGE 'plpgsql'; </text:p>
      <text:p text:style-name="Standard"/>
      <text:p text:style-name="Standard"><text:soft-page-break/>--------------------------------------------------------------------------------</text:p>
      <text:p text:style-name="Standard">-- my_factorial</text:p>
      <text:p text:style-name="Standard">--------------------------------------------------------------------------------</text:p>
      <text:p text:style-name="Standard"/>
      <text:p text:style-name="Standard">CREATE FUNCTION my_factorial( value INTEGER ) RETURNS INTEGER AS $$</text:p>
      <text:p text:style-name="Standard"><text:s text:c="2"/>DECLARE</text:p>
      <text:p text:style-name="Standard"><text:s text:c="4"/>arg INTEGER;</text:p>
      <text:p text:style-name="Standard"><text:s text:c="2"/>BEGIN</text:p>
      <text:p text:style-name="Standard"/>
      <text:p text:style-name="Standard"><text:s text:c="4"/>arg := value;</text:p>
      <text:p text:style-name="Standard"/>
      <text:p text:style-name="Standard"><text:s text:c="4"/>IF arg IS NULL OR arg &lt; 0 THEN</text:p>
      <text:p text:style-name="Standard"><text:s text:c="6"/>BEGIN</text:p>
      <text:p text:style-name="Standard"><text:s text:c="8"/>RAISE NOTICE 'Invalid Number';</text:p>
      <text:p text:style-name="Standard"><text:s text:c="8"/>RETURN NULL;</text:p>
      <text:p text:style-name="Standard"><text:s text:c="6"/>END;</text:p>
      <text:p text:style-name="Standard"><text:s text:c="4"/>ELSE </text:p>
      <text:p text:style-name="Standard"><text:tab/> <text:s/>IF arg = 1 THEN</text:p>
      <text:p text:style-name="Standard"><text:tab/> <text:s text:c="3"/>BEGIN</text:p>
      <text:p text:style-name="Standard"><text:tab/> <text:s text:c="5"/>RETURN 1;</text:p>
      <text:p text:style-name="Standard"><text:tab/> <text:s text:c="3"/>END;</text:p>
      <text:p text:style-name="Standard"><text:tab/> <text:s/>ELSE</text:p>
      <text:p text:style-name="Standard"><text:tab/> <text:s text:c="3"/>DECLARE </text:p>
      <text:p text:style-name="Standard"><text:tab/> <text:s text:c="5"/>next_value INTEGER;</text:p>
      <text:p text:style-name="Standard"><text:tab/> <text:s text:c="3"/>BEGIN</text:p>
      <text:p text:style-name="Standard"><text:tab/> <text:s text:c="5"/>next_value := my_factorial(arg - 1) * arg;</text:p>
      <text:p text:style-name="Standard"><text:tab/> <text:s text:c="5"/>RETURN next_value;</text:p>
      <text:p text:style-name="Standard"><text:tab/> <text:s text:c="3"/>END;</text:p>
      <text:p text:style-name="Standard"><text:tab/> <text:s/>END IF;</text:p>
      <text:p text:style-name="Standard"><text:s text:c="4"/>END IF;</text:p>
      <text:p text:style-name="Standard"><text:s text:c="2"/>END;</text:p>
      <text:p text:style-name="Standard">$$ LANGUAGE 'plpgsql'; </text:p>
      <text:p text:style-name="Standard"/>
      <text:p text:style-name="Standard">--------------------------------------------------------------------------------</text:p>
      <text:p text:style-name="Standard">-- compute_due_date</text:p>
      <text:p text:style-name="Standard">--------------------------------------------------------------------------------</text:p>
      <text:p text:style-name="Standard"/>
      <text:p text:style-name="Standard">CREATE FUNCTION compute_due_date( DATE ) RETURNS DATE AS $$</text:p>
      <text:p text:style-name="Standard"><text:s text:c="2"/>DECLARE</text:p>
      <text:p text:style-name="Standard"><text:s text:c="4"/>due_date<text:tab/> <text:s text:c="3"/>DATE;</text:p>
      <text:p text:style-name="Standard"><text:s text:c="4"/>rental_period <text:s text:c="2"/>INTERVAL := '7 days';</text:p>
      <text:p text:style-name="Standard"/>
      <text:p text:style-name="Standard"><text:s text:c="2"/>BEGIN</text:p>
      <text:p text:style-name="Standard"><text:tab/></text:p>
      <text:p text:style-name="Standard"><text:s text:c="4"/>due_date := $1 + rental_period;</text:p>
      <text:p text:style-name="Standard"><text:tab/></text:p>
      <text:p text:style-name="Standard"><text:s text:c="4"/>RETURN( due_date );</text:p>
      <text:p text:style-name="Standard"/>
      <text:p text:style-name="Standard"><text:soft-page-break/><text:s text:c="2"/>END;</text:p>
      <text:p text:style-name="Standard">$$ LANGUAGE 'plpgsql'; </text:p>
      <text:p text:style-name="Standard"/>
      <text:p text:style-name="Standard">--------------------------------------------------------------------------------</text:p>
      <text:p text:style-name="Standard">-- compute_due_date</text:p>
      <text:p text:style-name="Standard">--------------------------------------------------------------------------------</text:p>
      <text:p text:style-name="Standard"/>
      <text:p text:style-name="Standard">CREATE FUNCTION compute_due_date( DATE, INTERVAL ) RETURNS DATE AS $$</text:p>
      <text:p text:style-name="Standard"><text:s text:c="2"/>DECLARE</text:p>
      <text:p text:style-name="Standard"><text:s text:c="4"/>rental_date <text:s text:c="2"/>ALIAS FOR $1;</text:p>
      <text:p text:style-name="Standard"><text:s text:c="4"/>rental_period ALIAS FOR $2;</text:p>
      <text:p text:style-name="Standard"><text:s text:c="2"/>BEGIN</text:p>
      <text:p text:style-name="Standard"/>
      <text:p text:style-name="Standard"><text:s text:c="4"/>RETURN( rental_date + rental_period );</text:p>
      <text:p text:style-name="Standard"/>
      <text:p text:style-name="Standard"><text:s text:c="2"/>END;</text:p>
      <text:p text:style-name="Standard">$$ LANGUAGE 'plpgsql';</text:p>
      <text:p text:style-name="Standard"/>
      <text:p text:style-name="Standard">--------------------------------------------------------------------------------</text:p>
      <text:p text:style-name="Standard">-- getBalances</text:p>
      <text:p text:style-name="Standard">--------------------------------------------------------------------------------</text:p>
      <text:p text:style-name="Standard"/>
      <text:p text:style-name="Standard">CREATE OR REPLACE FUNCTION getBalances( id INTEGER ) RETURNS SETOF NUMERIC AS $$</text:p>
      <text:p text:style-name="Standard"><text:s text:c="2"/>DECLARE</text:p>
      <text:p text:style-name="Standard"><text:s text:c="4"/>customer <text:s text:c="2"/>customers%ROWTYPE;</text:p>
      <text:p text:style-name="Standard"><text:s text:c="2"/>BEGIN</text:p>
      <text:p text:style-name="Standard"/>
      <text:p text:style-name="Standard"><text:s text:c="4"/>SELECT * FROM customers INTO customer WHERE customer_id = id;</text:p>
      <text:p text:style-name="Standard"/>
      <text:p text:style-name="Standard"><text:s text:c="4"/>FOR month IN 1..12 LOOP</text:p>
      <text:p text:style-name="Standard"/>
      <text:p text:style-name="Standard"><text:s text:c="6"/>IF customer.monthly_balances[month] IS NOT NULL THEN</text:p>
      <text:p text:style-name="Standard"><text:s text:c="8"/>RETURN NEXT customer.monthly_balances[month];</text:p>
      <text:p text:style-name="Standard"><text:s text:c="6"/>END IF;</text:p>
      <text:p text:style-name="Standard"/>
      <text:p text:style-name="Standard"><text:s text:c="4"/>END LOOP;</text:p>
      <text:p text:style-name="Standard"/>
      <text:p text:style-name="Standard"><text:s text:c="4"/>RETURN;</text:p>
      <text:p text:style-name="Standard"/>
      <text:p text:style-name="Standard"><text:s text:c="2"/>END;</text:p>
      <text:p text:style-name="Standard">$$ LANGUAGE 'plpgsql';</text:p>
      <text:p text:style-name="Standard"/>
      <text:p text:style-name="Standard">--------------------------------------------------------------------------------</text:p>
      <text:p text:style-name="Standard">-- max</text:p>
      <text:p text:style-name="Standard">--------------------------------------------------------------------------------</text:p>
      <text:p text:style-name="Standard"/>
      <text:p text:style-name="Standard">CREATE OR REPLACE FUNCTION max( arg1 ANYELEMENT, arg2 ANYELEMENT ) <text:soft-page-break/>RETURNS ANYELEMENT AS $$</text:p>
      <text:p text:style-name="Standard"><text:s text:c="2"/>BEGIN</text:p>
      <text:p text:style-name="Standard"/>
      <text:p text:style-name="Standard"><text:s text:c="4"/>IF( arg1 &gt; arg2 ) THEN</text:p>
      <text:p text:style-name="Standard"><text:s text:c="6"/>RETURN( arg1 );</text:p>
      <text:p text:style-name="Standard"><text:s text:c="4"/>ELSE</text:p>
      <text:p text:style-name="Standard"><text:s text:c="6"/>RETURN( arg2 );</text:p>
      <text:p text:style-name="Standard"><text:s text:c="4"/>END IF;</text:p>
      <text:p text:style-name="Standard"/>
      <text:p text:style-name="Standard"><text:s text:c="2"/>END;</text:p>
      <text:p text:style-name="Standard">$$ LANGUAGE 'plpgsql';</text:p>
      <text:p text:style-name="Standard"/>
      <text:p text:style-name="Standard">--------------------------------------------------------------------------------</text:p>
      <text:p text:style-name="Standard">-- firstSmaller</text:p>
      <text:p text:style-name="Standard">--------------------------------------------------------------------------------</text:p>
      <text:p text:style-name="Standard"/>
      <text:p text:style-name="Standard">CREATE OR REPLACE FUNCTION firstSmaller( arg1 ANYELEMENT, arg2 ANYARRAY ) RETURNS ANYELEMENT AS $$</text:p>
      <text:p text:style-name="Standard"><text:s text:c="2"/>BEGIN</text:p>
      <text:p text:style-name="Standard"/>
      <text:p text:style-name="Standard"><text:s text:c="4"/>FOR i IN array_lower( arg2, 1 ) .. array_upper( arg2, 1 ) LOOP</text:p>
      <text:p text:style-name="Standard"/>
      <text:p text:style-name="Standard"><text:s text:c="6"/>IF arg2[i] &lt; arg1 THEN</text:p>
      <text:p text:style-name="Standard"><text:s text:c="8"/>RETURN( arg2[i] );</text:p>
      <text:p text:style-name="Standard"><text:s text:c="6"/>END IF;</text:p>
      <text:p text:style-name="Standard"/>
      <text:p text:style-name="Standard"><text:s text:c="4"/>END LOOP;</text:p>
      <text:p text:style-name="Standard"/>
      <text:p text:style-name="Standard"><text:s text:c="4"/>RETURN NULL;</text:p>
      <text:p text:style-name="Standard"/>
      <text:p text:style-name="Standard"><text:s text:c="2"/>END;</text:p>
      <text:p text:style-name="Standard">$$ LANGUAGE 'plpgsql';</text:p>
      <text:p text:style-name="Standard"/>
      <text:p text:style-name="Standard"/>
      <text:p text:style-name="Standard">--------------------------------------------------------------------------------</text:p>
      <text:p text:style-name="Standard">-- sum</text:p>
      <text:p text:style-name="Standard">--------------------------------------------------------------------------------</text:p>
      <text:p text:style-name="Standard">CREATE OR REPLACE FUNCTION sum( arg1 ANYARRAY ) RETURNS ANYELEMENT AS $$</text:p>
      <text:p text:style-name="Standard"><text:s text:c="2"/>DECLARE</text:p>
      <text:p text:style-name="Standard"><text:s text:c="4"/>result ALIAS FOR $0;</text:p>
      <text:p text:style-name="Standard"><text:s text:c="2"/>BEGIN</text:p>
      <text:p text:style-name="Standard"/>
      <text:p text:style-name="Standard"><text:s text:c="4"/>result := 0;</text:p>
      <text:p text:style-name="Standard"/>
      <text:p text:style-name="Standard"><text:s text:c="4"/>FOR i IN array_lower( arg1, 1 ) .. array_upper( arg1, 1 ) LOOP</text:p>
      <text:p text:style-name="Standard"/>
      <text:p text:style-name="Standard"><text:s text:c="6"/>IF arg1[i] IS NOT NULL THEN</text:p>
      <text:p text:style-name="Standard"><text:soft-page-break/><text:s text:c="8"/>result := result + arg1[i];</text:p>
      <text:p text:style-name="Standard"><text:s text:c="6"/>END IF;</text:p>
      <text:p text:style-name="Standard"/>
      <text:p text:style-name="Standard"><text:s text:c="4"/>END LOOP;</text:p>
      <text:p text:style-name="Standard"/>
      <text:p text:style-name="Standard"><text:s text:c="4"/>RETURN( result );</text:p>
      <text:p text:style-name="Standard"/>
      <text:p text:style-name="Standard"><text:s text:c="2"/>END;</text:p>
      <text:p text:style-name="Standard"/>
      <text:p text:style-name="Standard">$$ LANGUAGE 'plpgsql';</text:p>
      <text:p text:style-name="Standard"/>
      <text:p text:style-name="Standard">Código fonte em:</text:p>
      <text:p text:style-name="Standard"><text:a xlink:type="simple" xlink:href="http://www.conjectrix.com/pgbook/index.html" text:style-name="Internet_20_link" text:visited-style-name="Visited_20_Internet_20_Link">http://www.conjectrix.com/pgbook/index.html</text:a></text:p>
      <text:p text:style-name="Standard"/>
      <text:p text:style-name="Standard"/>
      <text:p text:style-name="Standard">Mais exemplos:</text:p>
      <text:p text:style-name="Standard"/>
      <text:p text:style-name="P9">CREATE OR REPLACE FUNCTION lacos(tipo_laco int4) RETURNS VOID AS</text:p>
      <text:p text:style-name="P9">$body$</text:p>
      <text:p text:style-name="P9">DECLARE</text:p>
      <text:p text:style-name="P9"><text:tab/>contador int4 NOT NULL DEFAULT 0;</text:p>
      <text:p text:style-name="P9">BEGIN</text:p>
      <text:p text:style-name="P9"><text:tab/>IF tipo_laco = 1 THEN</text:p>
      <text:p text:style-name="P9"><text:tab/><text:tab/>--Loop usando WHILE</text:p>
      <text:p text:style-name="P9"><text:tab/><text:tab/>WHILE contador &lt; 10 LOOP</text:p>
      <text:p text:style-name="P9"><text:tab/><text:tab/><text:tab/>contador := contador + 1;</text:p>
      <text:p text:style-name="P9"><text:tab/><text:tab/><text:tab/>RAISE NOTICE 'Contador: %', contador;</text:p>
      <text:p text:style-name="P9"><text:tab/><text:tab/>END LOOP;</text:p>
      <text:p text:style-name="P9"><text:tab/>ELSIF tipo_laco = 2 THEN</text:p>
      <text:p text:style-name="P9"><text:tab/><text:tab/>--Loop usando LOOP</text:p>
      <text:p text:style-name="P9"><text:tab/><text:tab/>LOOP</text:p>
      <text:p text:style-name="P9"><text:tab/><text:tab/><text:tab/>contador := contador + 1;</text:p>
      <text:p text:style-name="P9"><text:tab/><text:tab/><text:tab/>RAISE NOTICE 'Contador: %', contador;</text:p>
      <text:p text:style-name="P9"><text:tab/><text:tab/><text:tab/>EXIT WHEN contador &gt; 9;</text:p>
      <text:p text:style-name="P9"><text:tab/><text:tab/>END LOOP;</text:p>
      <text:p text:style-name="P9"><text:tab/>ELSE</text:p>
      <text:p text:style-name="P9"><text:tab/><text:tab/>--Loop usando FOR</text:p>
      <text:p text:style-name="P9"><text:tab/><text:tab/>FOR contador IN 1..10 LOOP</text:p>
      <text:p text:style-name="P9"><text:tab/><text:tab/><text:tab/>RAISE NOTICE 'Contador: %', contador;</text:p>
      <text:p text:style-name="P9"><text:tab/><text:tab/>END LOOP;</text:p>
      <text:p text:style-name="P9"><text:tab/>END IF;</text:p>
      <text:p text:style-name="P9"><text:tab/>RETURN;</text:p>
      <text:p text:style-name="P9">END;</text:p>
      <text:p text:style-name="P9">$body$ LANGUAGE 'plpgsql';</text:p>
      <text:p text:style-name="Standard"/>
      <text:p text:style-name="Standard">Função para remover registros de uma tabela:</text:p>
      <text:p text:style-name="Standard"/>
      <text:p text:style-name="P9">CREATE OR REPLACE FUNCTION exclui_cliente(pid_cliente int4) RETURNS int4 AS</text:p>
      <text:p text:style-name="P9"><text:soft-page-break/>$body$</text:p>
      <text:p text:style-name="P9">DECLARE</text:p>
      <text:p text:style-name="P9"><text:tab/>vLinhas int4 DEFAULT 0;</text:p>
      <text:p text:style-name="P9">BEGIN</text:p>
      <text:p text:style-name="P9"><text:tab/>DELETE FROM clientes WHERE id_cliente = pid_cliente;</text:p>
      <text:p text:style-name="P9"><text:tab/>GET DIAGNOSTICS vLinhas = ROW_COUNT;</text:p>
      <text:p text:style-name="P9"><text:tab/>RETURN vLinhas;</text:p>
      <text:p text:style-name="P9">END;</text:p>
      <text:p text:style-name="P9">$body$ LANGUAGE 'plpgsql';</text:p>
      <text:p text:style-name="Standard"/>
      <text:p text:style-name="Standard">Receber como parâmetro o identificador de um cliente e devolver o seu volume de compras médio:</text:p>
      <text:p text:style-name="Standard"/>
      <text:p text:style-name="P9">CREATE OR REPLACE FUNCTION media_compras(pid_cliente int4) RETURNS numeric AS</text:p>
      <text:p text:style-name="P9">$body$</text:p>
      <text:p text:style-name="P9">DECLARE</text:p>
      <text:p text:style-name="P9"><text:tab/>linhaCliente clientes%ROWTYPE;</text:p>
      <text:p text:style-name="P9"><text:tab/>mediaCompras numeric(9,2);</text:p>
      <text:p text:style-name="P9"><text:tab/>totalCompras numeric(9,2);</text:p>
      <text:p text:style-name="P9"><text:tab/>periodo int4;</text:p>
      <text:p text:style-name="P9">BEGIN</text:p>
      <text:p text:style-name="P9"><text:tab/>SELECT * INTO linhaCliente FROM clientes </text:p>
      <text:p text:style-name="P9"><text:tab/><text:tab/>WHERE id_cliente = pid_cliente;</text:p>
      <text:p text:style-name="P9"><text:tab/>-- Calcula o periodo em dias que trabalhamos com o cliente subtraindo da <text:tab/>-- data atual a data de inclusão do cliente</text:p>
      <text:p text:style-name="P9"><text:tab/>periodo := (current_date linhaCliente. data_inclusao);</text:p>
      <text:p text:style-name="P9"><text:tab/>-- Coloca na variável totalCompras o somatório de todos os pedidos do <text:tab/>-- cliente</text:p>
      <text:p text:style-name="P9"><text:tab/>SELECT SUM(valor_total) INTO totalCompras FROM pedidos </text:p>
      <text:p text:style-name="P9"><text:tab/><text:tab/>WHERE id_cliente = pid_cliente;</text:p>
      <text:p text:style-name="P9"><text:tab/>-- Faz a divisão e retorna o resultado</text:p>
      <text:p text:style-name="P9"><text:tab/>mediaCompras := totalCompras / periodo;</text:p>
      <text:p text:style-name="P9"><text:tab/>RETURN mediaCompras;</text:p>
      <text:p text:style-name="P9">END;</text:p>
      <text:p text:style-name="P9">$body$ LANGUAGE 'plpgsql';</text:p>
      <text:p text:style-name="Standard"/>
      <text:p text:style-name="Standard">Exemplo com cursores:</text:p>
      <text:p text:style-name="Standard"/>
      <text:p text:style-name="P9">CREATE OR REPLACE FUNCTION media_compras() RETURNS VOID AS</text:p>
      <text:p text:style-name="P9">$body$</text:p>
      <text:p text:style-name="P9">DECLARE</text:p>
      <text:p text:style-name="P9"><text:tab/>linhaCliente clientes%ROWTYPE;</text:p>
      <text:p text:style-name="P9"><text:tab/>mediaCompras numeric(9,2);</text:p>
      <text:p text:style-name="P9"><text:tab/>totalCompras numeric(9,2);</text:p>
      <text:p text:style-name="P9"><text:tab/>periodo int4;</text:p>
      <text:p text:style-name="P9">BEGIN</text:p>
      <text:p text:style-name="P9"><text:tab/>FOR linhaCliente IN SELECT * FROM clientes LOOP</text:p>
      <text:p text:style-name="P9"><text:tab/><text:tab/>periodo := (current_date linhaCliente.data_inclusao);</text:p>
      <text:p text:style-name="P9"><text:tab/><text:tab/>SELECT SUM(valor_total) INTO totalCompras </text:p>
      <text:p text:style-name="P9"><text:soft-page-break/><text:tab/><text:tab/>FROM pedidos WHERE id_cliente = pid_cliente;</text:p>
      <text:p text:style-name="P9"><text:tab/><text:tab/>mediaCompras := totalCompras / periodo;</text:p>
      <text:p text:style-name="P9"><text:tab/><text:tab/>UPDATE clientes SET media_compras = mediaCompras </text:p>
      <text:p text:style-name="P9"><text:tab/><text:tab/>WHERE id_cliente = pid_cliente;</text:p>
      <text:p text:style-name="P9"><text:tab/>END LOOP;</text:p>
      <text:p text:style-name="P9"><text:tab/>RETURN;</text:p>
      <text:p text:style-name="P9">END;</text:p>
      <text:p text:style-name="P9">$body$ LANGUAGE 'plpgsql';</text:p>
      <text:p text:style-name="Standard"/>
      <text:p text:style-name="Standard"/>
      <text:p text:style-name="Standard">Função baseada na exclui_cliente mas genérica, para excluir em qualquer tabela:</text:p>
      <text:p text:style-name="Standard"/>
      <text:p text:style-name="P9">CREATE OR REPLACE FUNCTION exclui_registro(nome_tabela text, nome_chave text, id int4) RETURNS int4 AS</text:p>
      <text:p text:style-name="P9">$body$</text:p>
      <text:p text:style-name="P9">DECLARE</text:p>
      <text:p text:style-name="P9"><text:tab/>vLinhas int4 DEFAULT 0;</text:p>
      <text:p text:style-name="P9">BEGIN</text:p>
      <text:p text:style-name="P9"><text:tab/>EXECUTE 'DELETE FROM ' || nome_tabela || ' </text:p>
      <text:p text:style-name="P9"><text:tab/><text:tab/>WHERE ' || nome_chave || ' = ' || id;</text:p>
      <text:p text:style-name="P9"><text:tab/>GET DIAGNOSTICS vLinhas = ROW_COUNT;</text:p>
      <text:p text:style-name="P9"><text:tab/>RETURN vLinhas;</text:p>
      <text:p text:style-name="P9">END;</text:p>
      <text:p text:style-name="P9">$body$ LANGUAGE 'plpgsql';</text:p>
      <text:p text:style-name="Standard"/>
      <text:p text:style-name="Standard">Outro exemplo de uso da função de exclusão mas agora controlando o uso malicioso de exclusão de uma tabela inteira (excluindo apenas um registro):</text:p>
      <text:p text:style-name="Standard"/>
      <text:p text:style-name="P9">CREATE OR REPLACE FUNCTION exclui_registro(nome_tabela text, nome_chave text, id int4) RETURNS int4 AS</text:p>
      <text:p text:style-name="P9">$body$</text:p>
      <text:p text:style-name="P9">DECLARE</text:p>
      <text:p text:style-name="P9"><text:tab/>vLinhas int4 DEFAULT 0;</text:p>
      <text:p text:style-name="P9">BEGIN</text:p>
      <text:p text:style-name="P9"><text:tab/>EXECUTE 'DELETE FROM ' || nome_tabela || ' </text:p>
      <text:p text:style-name="P9"><text:tab/><text:tab/>WHERE ' || nome_chave || ' = ' || id;</text:p>
      <text:p text:style-name="P9"><text:tab/>GET DIAGNOSTICS vLinhas = ROW_COUNT;</text:p>
      <text:p text:style-name="P9"><text:tab/>IF vLinhas &gt; 1 THEN</text:p>
      <text:p text:style-name="P9"><text:tab/><text:tab/>RAISE EXCEPTION 'A exclusão de mais de uma linha não é permitida.';</text:p>
      <text:p text:style-name="P9"><text:tab/>END IF;</text:p>
      <text:p text:style-name="P9"><text:tab/>RETURN vLinhas;</text:p>
      <text:p text:style-name="P9">END;</text:p>
      <text:p text:style-name="P9">$body$ LANGUAGE 'plpgsql' SECURITY DEFINER;</text:p>
      <text:p text:style-name="Standard"/>
      <text:p text:style-name="P2">Exemplo com Arrays:</text:p>
      <text:p text:style-name="Standard"/>
      <text:p text:style-name="Standard">CREATE OR REPLACE FUNCTION sp_teste(teste_array integer[]) returns integer[] as</text:p>
      <text:p text:style-name="Standard">$$</text:p>
      <text:p text:style-name="Standard"><text:soft-page-break/>begin</text:p>
      <text:p text:style-name="Standard"/>
      <text:p text:style-name="Standard">return teste_array;</text:p>
      <text:p text:style-name="Standard">end;</text:p>
      <text:p text:style-name="Standard">$$</text:p>
      <text:p text:style-name="Standard">language plpgsql;</text:p>
      <text:p text:style-name="Standard"/>
      <text:p text:style-name="Standard">select sp_teste('{123}');</text:p>
      <text:p text:style-name="Standard"/>
      <text:p text:style-name="Standard">SELECT sp_teste(ARRAY[1,2]);<text:line-break/>OU<text:line-break/>SELECT sp_teste('{1,2}');<text:line-break/><text:line-break/>-Leo</text:p>
      <text:p text:style-name="Standard"/>
      <text:p text:style-name="Standard"/>
      <text:p text:style-name="Standard">Tente:<text:line-break/>SELECT sp_teste('{1234, 4321}'::int[]);<text:line-break/><text:span text:style-name="T16"><text:line-break/>Osvaldo</text:span></text:p>
      <text:p text:style-name="P10"/>
      <text:p text:style-name="Standard"><text:span text:style-name="T17">SELECT</text:span><text:span text:style-name="T16"> sp_teste('{1234,4321}'::integer[]);</text:span></text:p>
      <text:p text:style-name="P10">ou</text:p>
      <text:p text:style-name="P10">SELECT sp_teste('{1234,4321}');</text:p>
      <text:p text:style-name="Standard"/>
      <text:p text:style-name="P15"/>
      <text:p text:style-name="Standard">Como posso retornar diversos campos em uma store procedure?<text:line-break/><text:line-break/>Tenho uma SP que funciona como uma função para outras SP's, e o<text:line-break/>processamento dessa SP resulta em 4 resultados que a SP que tiver<text:line-break/>chamado essa terá que utilizar. Pode ser parametros out ou return<text:line-break/>array? como funciona isso em Postgres?<text:line-break/>Se alguem tiver algum link para indicar também ajuda.<text:line-break/><text:line-break/>Rúben Lício Reis</text:p>
      <text:p text:style-name="Standard"/>
      <text:p text:style-name="Standard">CREATE FUNCTION r(c1 out text,c2 out text)<text:line-break/>LANGUAGE plpgsql;<text:line-break/>AS $c$<text:line-break/>BEGIN<text:line-break/>SELECT 'teste1' AS foo,'teste2' AS bar<text:line-break/>    INTO $1,$2;<text:line-break/>END;<text:line-break/>$c$;<text:line-break/>SELECT * FROM r();</text:p>
      <text:p text:style-name="Standard"/>
      <text:p text:style-name="Standard">Leo</text:p>
      <text:p text:style-name="Standard"/>
      <text:h text:style-name="Heading_20_3" text:outline-level="3"><text:a xlink:type="simple" xlink:href="http://postgresqlbr.blogspot.com/2008/06/validao-de-cpf-com-pl-pgsql.html" text:style-name="Internet_20_link" text:visited-style-name="Visited_20_Internet_20_Link">Validação de CPF com Pl/ PgSQL</text:a> </text:h>
      <text:p text:style-name="P32"><text:span text:style-name="T3">A partir de hoje passamos a divulgar algoritmos de funções e consultas que sejam de utilidade pública. A validação de CPF com Pl/ PgSQL foi escolhida em primeiro lugar por ser um algoritmo simples mas bastante útil (além disto, procurei em vários sites e não encontrei um exemplo em PL/ PGSQL).<text:line-break/><text:line-break/>O CPF é utilizado por muitos sistemas brasileiros como identificação dos indivíduos. Validar o CPF é fazer a verificação dos dois últimos dígitos que são gerados a partir dos nove primeiros. O código abaixo foi uma tradução mais ou menos literal do código em javascript </text:span><text:a xlink:type="simple" xlink:href="http://webmasters.neting.com/msg07743.html" text:style-name="Internet_20_link" text:visited-style-name="Visited_20_Internet_20_Link"><text:span text:style-name="T3">deste site</text:span></text:a><text:span text:style-name="T3">.<text:line-break/><text:line-break/>Talvez possa ser feita otimização ou melhoria neste algoritmo, mas a idéia é que vocês o melhorem e atualizem neste site. Estejam à vontade para utilizar e compartilhar este código.<text:line-break/><text:line-break/>CREATE OR REPLACE FUNCTION CPF_Validar(par_cpf varchar(11)) RETURNS integer AS $$<text:line-break/>-- ROTINA DE VALIDAÇÃO DE CPF<text:line-break/>-- Conversão para o PL/ PGSQL: Cláudio Leopoldino - http://postgresqlbr.blogspot.com/<text:line-break/>-- Algoritmo original: http://webmasters.neting.com/msg07743.html<text:line-break/>-- Retorna 1 para CPF correto.<text:line-break/>DECLARE<text:line-break/>x real;<text:line-break/>y real; --Variável temporária<text:line-break/>soma integer;<text:line-break/>dig1 integer; --Primeiro dígito do CPF<text:line-break/></text:span><text:soft-page-break/><text:span text:style-name="T3">dig2 integer; --Segundo dígito do CPF<text:line-break/>len integer; -- Tamanho do CPF<text:line-break/>contloop integer; --Contador para loop<text:line-break/>val_par_cpf varchar(11); --Valor do parâmetro<text:line-break/>BEGIN<text:line-break/>-- Teste do tamanho da string de entrada<text:line-break/>IF char_length(par_cpf) = 11 THEN<text:line-break/>ELSE<text:line-break/>RAISE NOTICE 'Formato inválido: %',$1;<text:line-break/>RETURN 0;<text:line-break/>END IF;<text:line-break/>-- Inicialização<text:line-break/>x := 0;<text:line-break/>soma := 0;<text:line-break/>dig1 := 0;<text:line-break/>dig2 := 0;<text:line-break/>contloop := 0;<text:line-break/>val_par_cpf := $1; --Atribuição do parâmetro a uma variável interna<text:line-break/>len := char_length(val_par_cpf);<text:line-break/>x := len -1;<text:line-break/>--Loop de multiplicação - dígito 1<text:line-break/>contloop :=1;<text:line-break/>WHILE contloop &lt;= (len -2) LOOP<text:line-break/>y := CAST(substring(val_par_cpf from contloop for 1) AS NUMERIC);<text:line-break/>soma := soma + ( y * x);<text:line-break/>x := x - 1;<text:line-break/>contloop := contloop +1;<text:line-break/>END LOOP;<text:line-break/>dig1 := 11 - CAST((soma % 11) AS INTEGER);<text:line-break/>if (dig1 = 10) THEN dig1 :=0 ; END IF;<text:line-break/>if (dig1 = 11) THEN dig1 :=0 ; END IF;<text:line-break/><text:line-break/>-- Dígito 2<text:line-break/>x := 11; soma :=0;<text:line-break/>contloop :=1;<text:line-break/>WHILE contloop &lt;= (len -1) LOOP<text:line-break/>soma := soma + CAST((substring(val_par_cpf FROM contloop FOR 1)) AS REAL) * x;<text:line-break/>x := x - 1;<text:line-break/>contloop := contloop +1;<text:line-break/>END LOOP;<text:line-break/>dig2 := 11 - CAST ((soma % 11) AS INTEGER);<text:line-break/>IF (dig2 = 10) THEN dig2 := 0; END IF;<text:line-break/>IF (dig2 = 11) THEN dig2 := 0; END IF;<text:line-break/>--Teste do CPF<text:line-break/>IF ((dig1 || '' || dig2) = substring(val_par_cpf FROM len-1 FOR 2)) THEN<text:line-break/>RETURN 1;<text:line-break/>ELSE<text:line-break/>RAISE NOTICE 'DV do CPF Inválido: %',$1;<text:line-break/></text:span><text:soft-page-break/><text:span text:style-name="T3">RETURN 0;<text:line-break/>END IF;<text:line-break/>END;<text:line-break/>$$ LANGUAGE PLPGSQL;</text:span></text:p>
      <text:p text:style-name="P5">Fonte: <text:a xlink:type="simple" xlink:href="http://postgresqlbr.blogspot.com/2008/06/validao-de-cpf-com-pl-pgsql.html" text:style-name="Internet_20_link" text:visited-style-name="Visited_20_Internet_20_Link">http://postgresqlbr.blogspot.com/2008/06/validao-de-cpf-com-pl-pgsql.html</text:a> </text:p>
      <text:p text:style-name="Standard"/>
      <text:p text:style-name="P4">Mais informações: </text:p>
      <text:p text:style-name="P6"><text:a xlink:type="simple" xlink:href="http://www.postgresql.org/docs/current/static/plpgsql.html" text:style-name="Internet_20_link" text:visited-style-name="Visited_20_Internet_20_Link">http://www.postgresql.org/docs/current/static/PL/pgSQL.html</text:a></text:p>
      <text:p text:style-name="P6"><text:a xlink:type="simple" xlink:href="http://pgdocptbr.sourceforge.net/pg80/plpgsql.html" text:style-name="Internet_20_link" text:visited-style-name="Visited_20_Internet_20_Link">http://pgdocptbr.sourceforge.net/pg80/plpgsql.html</text:a> </text:p>
      <text:p text:style-name="P7"><text:a xlink:type="simple" xlink:href="http://www.devmedia.com.br/articles/viewcomp.asp?comp=6906" text:style-name="Internet_20_link" text:visited-style-name="Visited_20_Internet_20_Link"><text:span text:style-name="T8">http://www.devmedia.com.br/articles/viewcomp.asp?comp=6906</text:span></text:a><text:span text:style-name="T9"> <text:s/></text:span></text:p>
      <text:p text:style-name="P6"><text:a xlink:type="simple" xlink:href="http://www.tek-tips.com/faqs.cfm?fid=3463" text:style-name="Internet_20_link" text:visited-style-name="Visited_20_Internet_20_Link">http://www.tek-tips.com/faqs.cfm?fid=3463</text:a></text:p>
      <text:p text:style-name="P6"><text:a xlink:type="simple" xlink:href="http://imasters.uol.com.br/artigo/1308/stored_procedures_triggers_functions" text:style-name="Internet_20_link" text:visited-style-name="Visited_20_Internet_20_Link">http://imasters.uol.com.br/artigo/1308/stored_procedures_triggers_functions</text:a> </text:p>
      <text:p text:style-name="P6"><text:a xlink:type="simple" xlink:href="http://postgresql.org.br/Documentação?action=AttachFile&amp;do=get&amp;target=procedures.pdf" text:style-name="Internet_20_link" text:visited-style-name="Visited_20_Internet_20_Link">http://postgresql.org.br/Documenta%C3%A7%C3%A3o?action=AttachFile&amp;do=get&amp;target=procedures.pdf</text:a> </text:p>
      <text:p text:style-name="P6"/>
      <text:p text:style-name="P6">Colaboração – Ribamar 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NimbusRomNo9L-Regu" svg:font-family="NimbusRomNo9L-Regu"/>
    <style:font-face style:name="StarSymbol" svg:font-family="StarSymbol"/>
    <style:font-face style:name="Tahoma1" svg:font-family="Tahoma"/>
    <style:font-face style:name="Times" svg:font-family="Times"/>
    <style:font-face style:name="Verdana"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t" fo:country="B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DejaVuSans" style:font-family-asian="DejaVuSan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Sans" style:font-family-asian="DejaVuSan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DejaVuSans" style:font-family-asian="DejaVuSan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1" style:family="paragraph" style:parent-style-name="Standard" style:next-style-name="Standard">
      <style:paragraph-properties style:line-height-at-least="0.284cm" fo:text-align="start" style:justify-single-word="false"/>
      <style:text-properties style:use-window-font-color="true" style:font-name="Times" fo:font-family="Times" fo:font-size="12pt" style:font-name-asian="DejaVuSans" style:font-family-asian="DejaVuSans" style:font-family-generic-asian="system" style:font-pitch-asian="variable" style:font-size-asian="12pt" style:font-name-complex="Tahoma" style:font-family-complex="Tahoma" style:font-family-generic-complex="system" style:font-pitch-complex="variable" style:font-size-complex="12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3</text:page-number>/<text:page-count>5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5-30T09:42:59</meta:creation-date>
    <dc:date>2017-06-15T08:59:25.517310886</dc:date>
    <meta:printed-by>Ribamar FS</meta:printed-by>
    <meta:print-date>2008-05-30T14:42:11</meta:print-date>
    <meta:editing-cycles>206</meta:editing-cycles>
    <meta:editing-duration>PT8H31M</meta:editing-duration>
    <meta:document-statistic meta:table-count="0" meta:image-count="0" meta:object-count="0" meta:page-count="54" meta:paragraph-count="1343" meta:word-count="12340" meta:character-count="83717" meta:non-whitespace-character-count="67548"/>
    <meta:user-defined meta:name="Info 1"/>
    <meta:user-defined meta:name="Info 2"/>
    <meta:user-defined meta:name="Info 3"/>
    <meta:user-defined meta:name="Info 4"/>
  </office:meta>
</office:document-meta>
</file>